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2" svg:stroke-width="0.035cm" svg:stroke-color="#000000" draw:stroke-linejoin="round" draw:textarea-horizontal-align="center" draw:textarea-vertical-align="middle" fo:padding-top="0.017cm" fo:padding-bottom="0.017cm" fo:padding-left="0.017cm" fo:padding-right="0.017cm"/>
    </style:style>
    <style:style style:name="gr2" style:family="graphic" style:parent-style-name="standard">
      <style:graphic-properties draw:stroke="solid" draw:stroke-dash="Dash_20_2" svg:stroke-width="0.035cm" svg:stroke-color="#000000" draw:stroke-linejoin="round" draw:fill="solid" draw:fill-color="#ffffff" draw:textarea-horizontal-align="center" draw:textarea-vertical-align="middle" fo:padding-top="0.017cm" fo:padding-bottom="0.017cm" fo:padding-left="0.017cm" fo:padding-right="0.017cm"/>
    </style:style>
    <style:style style:name="gr3" style:family="graphic" style:parent-style-name="standard">
      <style:graphic-properties draw:stroke="solid" draw:stroke-dash="Dash_20_2" svg:stroke-width="0.035cm" svg:stroke-color="#000000" draw:stroke-linejoin="round" draw:fill="none" draw:fill-color="#ffffff" draw:textarea-horizontal-align="center" draw:textarea-vertical-align="middle" fo:padding-top="0.017cm" fo:padding-bottom="0.017cm" fo:padding-left="0.017cm" fo:padding-right="0.017cm"/>
    </style:style>
    <style:style style:name="gr4" style:family="graphic" style:parent-style-name="measure" style:list-style-name="L1">
      <style:graphic-properties draw:textarea-horizontal-align="center" draw:textarea-vertical-align="middle" draw:line-distance="1.806cm"/>
    </style:style>
    <style:style style:name="gr5" style:family="graphic" style:parent-style-name="measure" style:list-style-name="L1">
      <style:graphic-properties draw:textarea-horizontal-align="center" draw:textarea-vertical-align="middle" draw:line-distance="1.222cm"/>
    </style:style>
    <style:style style:name="gr6" style:family="graphic" style:parent-style-name="measure" style:list-style-name="L1">
      <style:graphic-properties draw:textarea-horizontal-align="center" draw:textarea-vertical-align="middle" draw:line-distance="3.381cm"/>
    </style:style>
    <style:style style:name="gr7" style:family="graphic" style:parent-style-name="measure" style:list-style-name="L1">
      <style:graphic-properties draw:textarea-horizontal-align="center" draw:textarea-vertical-align="middle" draw:line-distance="5.82cm"/>
    </style:style>
    <style:style style:name="gr8" style:family="graphic" style:parent-style-name="measure" style:list-style-name="L1">
      <style:graphic-properties draw:textarea-horizontal-align="center" draw:textarea-vertical-align="middle" draw:line-distance="6.379cm"/>
    </style:style>
    <style:style style:name="gr9" style:family="graphic" style:parent-style-name="standard">
      <style:graphic-properties draw:stroke="none" svg:stroke-color="#000000" draw:fill="none" draw:fill-color="#ffffff" fo:min-height="0.359cm"/>
    </style:style>
    <style:style style:name="gr10" style:family="graphic" style:parent-style-name="measure" style:list-style-name="L1">
      <style:graphic-properties draw:textarea-horizontal-align="center" draw:textarea-vertical-align="middle" draw:line-distance="3.43cm"/>
    </style:style>
    <style:style style:name="gr11" style:family="graphic" style:parent-style-name="measure" style:list-style-name="L1">
      <style:graphic-properties draw:textarea-horizontal-align="center" draw:textarea-vertical-align="middle" draw:line-distance="2.694cm" draw:placing="below"/>
    </style:style>
    <style:style style:name="gr12" style:family="graphic" style:parent-style-name="measure" style:list-style-name="L1">
      <style:graphic-properties draw:textarea-horizontal-align="center" draw:textarea-vertical-align="middle" draw:line-distance="1.705cm" draw:placing="below"/>
    </style:style>
    <style:style style:name="gr13" style:family="graphic" style:parent-style-name="measure" style:list-style-name="L1">
      <style:graphic-properties draw:textarea-horizontal-align="center" draw:textarea-vertical-align="middle" draw:line-distance="2.594cm" draw:placing="below"/>
    </style:style>
    <style:style style:name="gr14" style:family="graphic" style:parent-style-name="measure" style:list-style-name="L1">
      <style:graphic-properties draw:textarea-horizontal-align="center" draw:textarea-vertical-align="middle" draw:line-distance="3.991cm" draw:placing="below"/>
    </style:style>
    <style:style style:name="gr15" style:family="graphic" style:parent-style-name="measure" style:list-style-name="L1">
      <style:graphic-properties draw:textarea-horizontal-align="center" draw:textarea-vertical-align="middle" draw:line-distance="7.039cm"/>
    </style:style>
    <style:style style:name="gr16" style:family="graphic" style:parent-style-name="measure" style:list-style-name="L1">
      <style:graphic-properties draw:textarea-horizontal-align="center" draw:textarea-vertical-align="middle" draw:line-distance="3.381cm"/>
    </style:style>
    <style:style style:name="gr17" style:family="graphic" style:parent-style-name="measure" style:list-style-name="L1">
      <style:graphic-properties draw:textarea-horizontal-align="center" draw:textarea-vertical-align="middle" draw:line-distance="1.806cm"/>
    </style:style>
    <style:style style:name="gr18" style:family="graphic" style:parent-style-name="measure" style:list-style-name="L1">
      <style:graphic-properties draw:textarea-horizontal-align="center" draw:textarea-vertical-align="middle" draw:line-distance="1.222cm"/>
    </style:style>
    <style:style style:name="gr19" style:family="graphic" style:parent-style-name="measure" style:list-style-name="L1">
      <style:graphic-properties draw:textarea-horizontal-align="center" draw:textarea-vertical-align="middle" draw:line-distance="3.381cm"/>
    </style:style>
    <style:style style:name="gr20" style:family="graphic" style:parent-style-name="measure" style:list-style-name="L1">
      <style:graphic-properties draw:textarea-horizontal-align="center" draw:textarea-vertical-align="middle" draw:line-distance="5.82cm"/>
    </style:style>
    <style:style style:name="gr21" style:family="graphic" style:parent-style-name="measure" style:list-style-name="L1">
      <style:graphic-properties draw:textarea-horizontal-align="center" draw:textarea-vertical-align="middle" draw:line-distance="6.379cm"/>
    </style:style>
    <style:style style:name="gr22" style:family="graphic" style:parent-style-name="standard">
      <style:graphic-properties draw:stroke="none" svg:stroke-color="#000000" draw:fill="none" draw:fill-color="#ffffff" fo:min-height="1.625cm"/>
    </style:style>
    <style:style style:name="gr23" style:family="graphic" style:parent-style-name="standard">
      <style:graphic-properties draw:stroke="none" svg:stroke-color="#000000" draw:fill="none" draw:fill-color="#ffffff" fo:min-height="1.346cm"/>
    </style:style>
    <style:style style:name="gr24" style:family="graphic" style:parent-style-name="measure" style:list-style-name="L1">
      <style:graphic-properties draw:textarea-horizontal-align="center" draw:textarea-vertical-align="middle" draw:line-distance="3.43cm"/>
    </style:style>
    <style:style style:name="gr25" style:family="graphic" style:parent-style-name="measure" style:list-style-name="L1">
      <style:graphic-properties draw:textarea-horizontal-align="center" draw:textarea-vertical-align="middle" draw:line-distance="2.694cm" draw:placing="below"/>
    </style:style>
    <style:style style:name="gr26" style:family="graphic" style:parent-style-name="measure" style:list-style-name="L1">
      <style:graphic-properties draw:textarea-horizontal-align="center" draw:textarea-vertical-align="middle" draw:line-distance="1.705cm" draw:placing="below"/>
    </style:style>
    <style:style style:name="gr27" style:family="graphic" style:parent-style-name="measure" style:list-style-name="L1">
      <style:graphic-properties draw:textarea-horizontal-align="center" draw:textarea-vertical-align="middle" draw:line-distance="2.594cm" draw:placing="below"/>
    </style:style>
    <style:style style:name="gr28" style:family="graphic" style:parent-style-name="measure" style:list-style-name="L1">
      <style:graphic-properties draw:textarea-horizontal-align="center" draw:textarea-vertical-align="middle" draw:line-distance="3.991cm" draw:placing="below"/>
    </style:style>
    <style:style style:name="gr29" style:family="graphic" style:parent-style-name="measure" style:list-style-name="L1">
      <style:graphic-properties draw:textarea-horizontal-align="center" draw:textarea-vertical-align="middle" draw:line-distance="7.039cm"/>
    </style:style>
    <style:style style:name="gr30" style:family="graphic" style:parent-style-name="measure" style:list-style-name="L1">
      <style:graphic-properties draw:textarea-horizontal-align="center" draw:textarea-vertical-align="middle" draw:line-distance="3.381cm"/>
    </style:style>
    <style:style style:name="gr31" style:family="graphic" style:parent-style-name="measure" style:list-style-name="L1">
      <style:graphic-properties draw:textarea-horizontal-align="center" draw:textarea-vertical-align="middle" draw:line-distance="1.806cm"/>
    </style:style>
    <style:style style:name="gr32" style:family="graphic" style:parent-style-name="measure" style:list-style-name="L1">
      <style:graphic-properties draw:textarea-horizontal-align="center" draw:textarea-vertical-align="middle" draw:line-distance="1.554cm"/>
    </style:style>
    <style:style style:name="gr33" style:family="graphic" style:parent-style-name="measure" style:list-style-name="L1">
      <style:graphic-properties draw:textarea-horizontal-align="center" draw:textarea-vertical-align="middle" draw:line-distance="3.381cm"/>
    </style:style>
    <style:style style:name="gr34" style:family="graphic" style:parent-style-name="measure" style:list-style-name="L1">
      <style:graphic-properties draw:textarea-horizontal-align="center" draw:textarea-vertical-align="middle" draw:line-distance="5.82cm"/>
    </style:style>
    <style:style style:name="gr35" style:family="graphic" style:parent-style-name="measure" style:list-style-name="L1">
      <style:graphic-properties draw:textarea-horizontal-align="center" draw:textarea-vertical-align="middle" draw:line-distance="6.583cm"/>
    </style:style>
    <style:style style:name="gr36" style:family="graphic" style:parent-style-name="standard">
      <style:graphic-properties draw:stroke="none" svg:stroke-color="#000000" draw:fill="none" draw:fill-color="#ffffff" fo:min-height="0.893cm"/>
    </style:style>
    <style:style style:name="gr37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38" style:family="graphic" style:parent-style-name="standard">
      <style:graphic-properties draw:stroke="none" svg:stroke-color="#000000" draw:fill="none" draw:fill-color="#ffffff" fo:min-height="1.465cm"/>
    </style:style>
    <style:style style:name="gr39" style:family="graphic" style:parent-style-name="standard">
      <style:graphic-properties draw:fill="none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fo:min-height="1.615cm"/>
    </style:style>
    <style:style style:name="gr41" style:family="graphic" style:parent-style-name="measure" style:list-style-name="L1">
      <style:graphic-properties draw:textarea-horizontal-align="center" draw:textarea-vertical-align="middle" draw:line-distance="3.43cm"/>
    </style:style>
    <style:style style:name="gr42" style:family="graphic" style:parent-style-name="measure" style:list-style-name="L1">
      <style:graphic-properties draw:textarea-horizontal-align="center" draw:textarea-vertical-align="middle" draw:line-distance="2.694cm" draw:placing="below"/>
    </style:style>
    <style:style style:name="gr43" style:family="graphic" style:parent-style-name="measure" style:list-style-name="L1">
      <style:graphic-properties draw:textarea-horizontal-align="center" draw:textarea-vertical-align="middle" draw:line-distance="1.705cm" draw:placing="below"/>
    </style:style>
    <style:style style:name="gr44" style:family="graphic" style:parent-style-name="measure" style:list-style-name="L1">
      <style:graphic-properties draw:textarea-horizontal-align="center" draw:textarea-vertical-align="middle" draw:line-distance="2.594cm" draw:placing="below"/>
    </style:style>
    <style:style style:name="gr45" style:family="graphic" style:parent-style-name="measure" style:list-style-name="L1">
      <style:graphic-properties draw:textarea-horizontal-align="center" draw:textarea-vertical-align="middle" draw:line-distance="3.991cm" draw:placing="below"/>
    </style:style>
    <style:style style:name="gr46" style:family="graphic" style:parent-style-name="measure" style:list-style-name="L1">
      <style:graphic-properties draw:textarea-horizontal-align="center" draw:textarea-vertical-align="middle" draw:line-distance="7.039cm"/>
    </style:style>
    <style:style style:name="gr47" style:family="graphic" style:parent-style-name="measure" style:list-style-name="L1">
      <style:graphic-properties draw:textarea-horizontal-align="center" draw:textarea-vertical-align="middle" draw:line-distance="3.381cm"/>
    </style:style>
    <style:style style:name="gr48" style:family="graphic" style:parent-style-name="measure" style:list-style-name="L1">
      <style:graphic-properties draw:textarea-horizontal-align="center" draw:textarea-vertical-align="middle" draw:line-distance="1.375cm"/>
    </style:style>
    <style:style style:name="gr49" style:family="graphic" style:parent-style-name="measure" style:list-style-name="L1">
      <style:graphic-properties draw:textarea-horizontal-align="center" draw:textarea-vertical-align="middle" draw:line-distance="3.043cm" draw:placing="below"/>
    </style:style>
    <style:style style:name="gr50" style:family="graphic" style:parent-style-name="measure" style:list-style-name="L1">
      <style:graphic-properties draw:textarea-horizontal-align="center" draw:textarea-vertical-align="middle" draw:line-distance="2.731cm"/>
    </style:style>
    <style:style style:name="gr51" style:family="graphic" style:parent-style-name="measure" style:list-style-name="L1">
      <style:graphic-properties draw:textarea-horizontal-align="center" draw:textarea-vertical-align="middle" draw:line-distance="2.191cm" draw:placing="below"/>
    </style:style>
    <style:style style:name="gr52" style:family="graphic" style:parent-style-name="measure" style:list-style-name="L1">
      <style:graphic-properties draw:textarea-horizontal-align="center" draw:textarea-vertical-align="middle" draw:line-distance="3.091cm" draw:placing="below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18pt"/>
    </style:style>
    <style:style style:name="P4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Arial" style:font-style-name="Regular" style:font-family-generic="swiss" fo:font-size="10pt" style:font-family-asian="Arial" style:font-style-name-asian="Regular" style:font-family-generic-asian="swiss" style:font-size-asian="10pt" style:font-family-complex="Arial" style:font-style-name-complex="Regular" style:font-family-generic-complex="swiss" style:font-size-complex="10pt"/>
    </style:style>
    <style:style style:name="T3" style:family="text">
      <style:text-properties fo:font-family="Arial" style:font-family-generic="roman" style:font-pitch="variable" fo:font-size="10pt" style:font-family-asian="Arial" style:font-style-name-asian="Regular" style:font-family-generic-asian="swiss" style:font-size-asian="10pt" style:font-family-complex="Arial" style:font-style-name-complex="Regular" style:font-family-generic-complex="swiss" style:font-size-complex="10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8pt"/>
    </style:style>
    <style:style style:name="T10" style:family="text">
      <style:text-properties fo:font-family="Arial" style:font-style-name="Regular" style:font-family-generic="swiss" fo:font-size="18pt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578cm" svg:y1="9.958cm" svg:x2="7.578cm" svg:y2="18.195cm">
          <text:p/>
        </draw:line>
        <draw:path draw:style-name="gr1" draw:text-style-name="P1" draw:layer="layout" svg:width="0.373cm" svg:height="0.374cm" svg:x="7.578cm" svg:y="9.583cm" svg:viewBox="0 0 374 375" svg:d="m0 375v0c0-98 40-195 109-265v0c70-69 167-110 265-110">
          <text:p/>
        </draw:path>
        <draw:path draw:style-name="gr1" draw:text-style-name="P1" draw:layer="layout" svg:width="0.373cm" svg:height="0.373cm" svg:x="7.578cm" svg:y="18.194cm" svg:viewBox="0 0 374 374" svg:d="m0 0v0c0 98 40 195 109 265v0c70 69 167 109 265 109">
          <text:p/>
        </draw:path>
        <draw:line draw:style-name="gr1" draw:text-style-name="P1" draw:layer="layout" svg:x1="7.952cm" svg:y1="18.568cm" svg:x2="14.289cm" svg:y2="18.568cm">
          <text:p/>
        </draw:line>
        <draw:path draw:style-name="gr1" draw:text-style-name="P1" draw:layer="layout" svg:width="0.374cm" svg:height="0.373cm" svg:x="14.288cm" svg:y="18.194cm" svg:viewBox="0 0 375 374" svg:d="m0 374v0c99 0 196-40 265-109v0c70-70 110-167 110-265">
          <text:p/>
        </draw:path>
        <draw:line draw:style-name="gr1" draw:text-style-name="P1" draw:layer="layout" svg:x1="14.663cm" svg:y1="18.195cm" svg:x2="14.663cm" svg:y2="9.958cm">
          <text:p/>
        </draw:line>
        <draw:path draw:style-name="gr1" draw:text-style-name="P1" draw:layer="layout" svg:width="0.374cm" svg:height="0.374cm" svg:x="14.288cm" svg:y="9.583cm" svg:viewBox="0 0 375 375" svg:d="m375 375v0c0-98-40-195-110-265v0c-69-69-166-110-265-110">
          <text:p/>
        </draw:path>
        <draw:line draw:style-name="gr1" draw:text-style-name="P1" draw:layer="layout" svg:x1="14.288cm" svg:y1="9.583cm" svg:x2="13.428cm" svg:y2="9.583cm">
          <text:p/>
        </draw:line>
        <draw:line draw:style-name="gr1" draw:text-style-name="P1" draw:layer="layout" svg:x1="8.812cm" svg:y1="9.583cm" svg:x2="7.952cm" svg:y2="9.583cm">
          <text:p/>
        </draw:line>
        <draw:line draw:style-name="gr1" draw:text-style-name="P1" draw:layer="layout" svg:x1="13.428cm" svg:y1="9.615cm" svg:x2="13.428cm" svg:y2="9.583cm">
          <text:p/>
        </draw:line>
        <draw:polyline draw:style-name="gr1" draw:text-style-name="P1" draw:layer="layout" svg:width="0.711cm" svg:height="0.011cm" svg:x="12.716cm" svg:y="9.615cm" svg:viewBox="0 0 712 12" draw:points="712,0 703,3 677,5 635,8 578,10 511,11 435,12 356,12 277,12 201,11 134,10 77,8 35,5 9,3 0,0">
          <text:p/>
        </draw:polyline>
        <draw:line draw:style-name="gr1" draw:text-style-name="P1" draw:layer="layout" svg:x1="12.716cm" svg:y1="9.583cm" svg:x2="12.716cm" svg:y2="9.615cm">
          <text:p/>
        </draw:line>
        <draw:line draw:style-name="gr1" draw:text-style-name="P1" draw:layer="layout" svg:x1="12.716cm" svg:y1="9.583cm" svg:x2="12.152cm" svg:y2="9.583cm">
          <text:p/>
        </draw:line>
        <draw:line draw:style-name="gr1" draw:text-style-name="P1" draw:layer="layout" svg:x1="12.152cm" svg:y1="9.613cm" svg:x2="12.152cm" svg:y2="9.583cm">
          <text:p/>
        </draw:line>
        <draw:polyline draw:style-name="gr1" draw:text-style-name="P1" draw:layer="layout" svg:width="0.636cm" svg:height="0.01cm" svg:x="11.515cm" svg:y="9.613cm" svg:viewBox="0 0 637 11" draw:points="637,0 629,2 606,5 568,7 517,9 457,10 390,11 319,11 248,11 180,10 120,9 70,7 32,5 8,2 0,0">
          <text:p/>
        </draw:polyline>
        <draw:line draw:style-name="gr1" draw:text-style-name="P1" draw:layer="layout" svg:x1="11.515cm" svg:y1="9.583cm" svg:x2="11.515cm" svg:y2="9.613cm">
          <text:p/>
        </draw:line>
        <draw:line draw:style-name="gr1" draw:text-style-name="P1" draw:layer="layout" svg:x1="11.516cm" svg:y1="9.583cm" svg:x2="9.525cm" svg:y2="9.583cm">
          <text:p/>
        </draw:line>
        <draw:line draw:style-name="gr1" draw:text-style-name="P1" draw:layer="layout" svg:x1="9.525cm" svg:y1="9.583cm" svg:x2="9.525cm" svg:y2="9.615cm">
          <text:p/>
        </draw:line>
        <draw:polyline draw:style-name="gr1" draw:text-style-name="P1" draw:layer="layout" svg:width="0.712cm" svg:height="0.011cm" svg:x="8.812cm" svg:y="9.615cm" svg:viewBox="0 0 713 12" draw:points="713,0 704,3 678,5 635,8 579,10 511,11 436,12 357,12 277,12 202,11 135,10 78,8 36,5 9,3 0,0">
          <text:p/>
        </draw:polyline>
        <draw:line draw:style-name="gr1" draw:text-style-name="P1" draw:layer="layout" svg:x1="8.812cm" svg:y1="9.615cm" svg:x2="8.812cm" svg:y2="9.583cm">
          <text:p/>
        </draw:line>
        <draw:polyline draw:style-name="gr1" draw:text-style-name="P1" draw:layer="layout" svg:width="0.224cm" svg:height="0.003cm" svg:x="11.083cm" svg:y="9.632cm" svg:viewBox="0 0 225 4" draw:points="0,4 3,3 11,2 24,1 42,1 64,0 87,0 112,0 137,0 161,0 183,1 200,1 214,2 222,3 225,4">
          <text:p/>
        </draw:polyline>
        <draw:polyline draw:style-name="gr1" draw:text-style-name="P1" draw:layer="layout" svg:width="0.224cm" svg:height="0.003cm" svg:x="11.083cm" svg:y="9.636cm" svg:viewBox="0 0 225 4" draw:points="225,0 222,1 214,2 200,2 183,3 161,3 137,4 112,4 87,4 64,3 42,3 24,2 11,2 3,1 0,0">
          <text:p/>
        </draw:polyline>
        <draw:path draw:style-name="gr2" draw:text-style-name="P1" draw:layer="layout" svg:width="0.412cm" svg:height="0.41cm" svg:x="12.77cm" svg:y="16.143cm" svg:viewBox="0 0 413 411" svg:d="m207 411v0c114 0 206-92 206-206v0c0-113-92-205-206-205v0c-114 0-207 92-207 205v0c0 114 93 206 207 206z">
          <text:p/>
        </draw:path>
        <draw:path draw:style-name="gr2" draw:text-style-name="P1" draw:layer="layout" svg:width="0.894cm" svg:height="0.892cm" svg:x="12.529cm" svg:y="16.853cm" svg:viewBox="0 0 895 893" svg:d="m448 893v0c247 0 447-200 447-447v0c0-247-200-446-447-446v0c-247 0-448 199-448 446v0c0 247 201 447 448 447z">
          <text:p/>
        </draw:path>
        <draw:line draw:style-name="gr1" draw:text-style-name="P1" draw:layer="layout" svg:x1="7.578cm" svg:y1="9.958cm" svg:x2="7.652cm" svg:y2="10.033cm">
          <text:p/>
        </draw:line>
        <draw:line draw:style-name="gr1" draw:text-style-name="P1" draw:layer="layout" svg:x1="7.652cm" svg:y1="10.033cm" svg:x2="7.652cm" svg:y2="18.12cm">
          <text:p/>
        </draw:line>
        <draw:line draw:style-name="gr1" draw:text-style-name="P1" draw:layer="layout" svg:x1="7.578cm" svg:y1="18.194cm" svg:x2="7.652cm" svg:y2="18.119cm">
          <text:p/>
        </draw:line>
        <draw:path draw:style-name="gr1" draw:text-style-name="P1" draw:layer="layout" svg:width="0.374cm" svg:height="0.374cm" svg:x="7.652cm" svg:y="9.658cm" svg:viewBox="0 0 375 375" svg:d="m375 0v0c-98 0-195 40-265 110v0c-70 69-110 167-110 265">
          <text:p/>
        </draw:path>
        <draw:line draw:style-name="gr1" draw:text-style-name="P1" draw:layer="layout" svg:x1="7.952cm" svg:y1="9.583cm" svg:x2="8.027cm" svg:y2="9.658cm">
          <text:p/>
        </draw:line>
        <draw:path draw:style-name="gr1" draw:text-style-name="P1" draw:layer="layout" svg:width="0.112cm" svg:height="0cm" svg:x="7.652cm" svg:y="10.033cm" svg:viewBox="0 0 113 0" svg:d="m113 0v0c-26 0-57 0-78 0v0c-22 0-34 0-35 0">
          <text:p/>
        </draw:path>
        <draw:line draw:style-name="gr1" draw:text-style-name="P1" draw:layer="layout" svg:x1="7.765cm" svg:y1="10.033cm" svg:x2="7.765cm" svg:y2="18.12cm">
          <text:p/>
        </draw:line>
        <draw:polyline draw:style-name="gr1" draw:text-style-name="P1" draw:layer="layout" svg:width="0.112cm" svg:height="0cm" svg:x="7.652cm" svg:y="18.119cm" svg:viewBox="0 0 113 0" draw:points="113,0 101,0 88,0 76,0 65,0 54,0 44,0 35,0 26,0 19,0 13,0 8,0 4,0 2,0 0,0">
          <text:p/>
        </draw:polyline>
        <draw:path draw:style-name="gr1" draw:text-style-name="P1" draw:layer="layout" svg:width="0.374cm" svg:height="0.374cm" svg:x="7.652cm" svg:y="18.119cm" svg:viewBox="0 0 375 375" svg:d="m0 0v0c0 98 40 196 110 265v0c70 70 167 110 265 110">
          <text:p/>
        </draw:path>
        <draw:line draw:style-name="gr1" draw:text-style-name="P1" draw:layer="layout" svg:x1="7.952cm" svg:y1="18.568cm" svg:x2="8.027cm" svg:y2="18.494cm">
          <text:p/>
        </draw:line>
        <draw:polyline draw:style-name="gr1" draw:text-style-name="P1" draw:layer="layout" svg:width="0cm" svg:height="0.112cm" svg:x="8.027cm" svg:y="9.658cm" svg:viewBox="0 0 0 113" draw:points="0,113 0,100 0,88 0,76 0,65 0,54 0,44 0,35 0,26 0,19 0,13 0,8 0,4 0,1 0,0">
          <text:p/>
        </draw:polyline>
        <draw:path draw:style-name="gr1" draw:text-style-name="P1" draw:layer="layout" svg:width="0.261cm" svg:height="0.261cm" svg:x="7.765cm" svg:y="9.771cm" svg:viewBox="0 0 262 262" svg:d="m262 0v0c-68-1-137 27-185 77v0c-50 48-77 117-77 185">
          <text:p/>
        </draw:path>
        <draw:line draw:style-name="gr1" draw:text-style-name="P1" draw:layer="layout" svg:x1="14.288cm" svg:y1="9.583cm" svg:x2="14.214cm" svg:y2="9.658cm">
          <text:p/>
        </draw:line>
        <draw:line draw:style-name="gr1" draw:text-style-name="P1" draw:layer="layout" svg:x1="14.215cm" svg:y1="9.658cm" svg:x2="8.027cm" svg:y2="9.658cm">
          <text:p/>
        </draw:line>
        <draw:line draw:style-name="gr1" draw:text-style-name="P1" draw:layer="layout" svg:x1="14.215cm" svg:y1="9.771cm" svg:x2="8.027cm" svg:y2="9.771cm">
          <text:p/>
        </draw:line>
        <draw:path draw:style-name="gr1" draw:text-style-name="P1" draw:layer="layout" svg:width="0.261cm" svg:height="0.261cm" svg:x="14.214cm" svg:y="9.771cm" svg:viewBox="0 0 262 262" svg:d="m262 262v0c0-68-28-137-77-185v0c-49-50-117-78-185-77">
          <text:p/>
        </draw:path>
        <draw:line draw:style-name="gr1" draw:text-style-name="P1" draw:layer="layout" svg:x1="14.476cm" svg:y1="18.12cm" svg:x2="14.476cm" svg:y2="10.033cm">
          <text:p/>
        </draw:line>
        <draw:path draw:style-name="gr1" draw:text-style-name="P1" draw:layer="layout" svg:width="0.261cm" svg:height="0.261cm" svg:x="14.214cm" svg:y="18.119cm" svg:viewBox="0 0 262 262" svg:d="m0 262v0c68 1 136-27 185-77v0c49-48 77-117 77-185">
          <text:p/>
        </draw:path>
        <draw:path draw:style-name="gr1" draw:text-style-name="P1" draw:layer="layout" svg:width="0.261cm" svg:height="0.261cm" svg:x="7.765cm" svg:y="18.119cm" svg:viewBox="0 0 262 262" svg:d="m0 0v0c0 68 27 137 77 185v0c48 50 117 78 185 77">
          <text:p/>
        </draw:path>
        <draw:line draw:style-name="gr1" draw:text-style-name="P1" draw:layer="layout" svg:x1="8.027cm" svg:y1="18.381cm" svg:x2="14.215cm" svg:y2="18.381cm">
          <text:p/>
        </draw:line>
        <draw:path draw:style-name="gr1" draw:text-style-name="P1" draw:layer="layout" svg:width="0cm" svg:height="0.112cm" svg:x="8.027cm" svg:y="18.381cm" svg:viewBox="0 0 0 113" svg:d="m0 0v0c0 26 0 57 0 78v0c0 23 0 34 0 35">
          <text:p/>
        </draw:path>
        <draw:line draw:style-name="gr1" draw:text-style-name="P1" draw:layer="layout" svg:x1="8.027cm" svg:y1="18.494cm" svg:x2="14.215cm" svg:y2="18.494cm">
          <text:p/>
        </draw:line>
        <draw:line draw:style-name="gr1" draw:text-style-name="P1" draw:layer="layout" svg:x1="14.288cm" svg:y1="18.568cm" svg:x2="14.214cm" svg:y2="18.494cm">
          <text:p/>
        </draw:line>
        <draw:path draw:style-name="gr1" draw:text-style-name="P1" draw:layer="layout" svg:width="0.373cm" svg:height="0.374cm" svg:x="14.214cm" svg:y="18.119cm" svg:viewBox="0 0 374 375" svg:d="m0 375v0c98 0 195-40 265-110v0c69-69 110-167 109-265">
          <text:p/>
        </draw:path>
        <draw:line draw:style-name="gr1" draw:text-style-name="P1" draw:layer="layout" svg:x1="14.663cm" svg:y1="18.194cm" svg:x2="14.588cm" svg:y2="18.119cm">
          <text:p/>
        </draw:line>
        <draw:line draw:style-name="gr1" draw:text-style-name="P1" draw:layer="layout" svg:x1="14.588cm" svg:y1="18.12cm" svg:x2="14.588cm" svg:y2="10.033cm">
          <text:p/>
        </draw:line>
        <draw:line draw:style-name="gr1" draw:text-style-name="P1" draw:layer="layout" svg:x1="14.663cm" svg:y1="9.958cm" svg:x2="14.588cm" svg:y2="10.033cm">
          <text:p/>
        </draw:line>
        <draw:path draw:style-name="gr1" draw:text-style-name="P1" draw:layer="layout" svg:width="0.373cm" svg:height="0.374cm" svg:x="14.214cm" svg:y="9.658cm" svg:viewBox="0 0 374 375" svg:d="m374 375v0c1-98-40-196-109-265v0c-70-70-167-110-265-110">
          <text:p/>
        </draw:path>
        <draw:polyline draw:style-name="gr1" draw:text-style-name="P1" draw:layer="layout" svg:width="0cm" svg:height="0.112cm" svg:x="14.214cm" svg:y="9.658cm" svg:viewBox="0 0 0 113" draw:points="0,113 0,100 0,88 0,76 0,65 0,54 0,44 0,35 0,26 0,19 0,13 0,8 0,4 0,1 0,0">
          <text:p/>
        </draw:polyline>
        <draw:polyline draw:style-name="gr1" draw:text-style-name="P1" draw:layer="layout" svg:width="0.111cm" svg:height="0cm" svg:x="14.476cm" svg:y="10.033cm" svg:viewBox="0 0 112 0" draw:points="0,0 12,0 24,0 36,0 48,0 59,0 69,0 78,0 86,0 94,0 100,0 105,0 109,0 111,0 112,0">
          <text:p/>
        </draw:polyline>
        <draw:polyline draw:style-name="gr1" draw:text-style-name="P1" draw:layer="layout" svg:width="0.111cm" svg:height="0cm" svg:x="14.476cm" svg:y="18.119cm" svg:viewBox="0 0 112 0" draw:points="0,0 78,0 112,0">
          <text:p/>
        </draw:polyline>
        <draw:polyline draw:style-name="gr1" draw:text-style-name="P1" draw:layer="layout" svg:width="0cm" svg:height="0.112cm" svg:x="14.214cm" svg:y="18.381cm" svg:viewBox="0 0 0 113" draw:points="0,0 0,13 0,25 0,37 0,48 0,59 0,69 0,78 0,87 0,94 0,100 0,105 0,109 0,112 0,113">
          <text:p/>
        </draw:polyline>
        <draw:line draw:style-name="gr1" draw:text-style-name="P1" draw:layer="layout" svg:x1="7.578cm" svg:y1="6.039cm" svg:x2="7.652cm" svg:y2="3.902cm">
          <text:p/>
        </draw:line>
        <draw:polyline draw:style-name="gr1" draw:text-style-name="P1" draw:layer="layout" svg:width="0.373cm" svg:height="0cm" svg:x="7.578cm" svg:y="6.039cm" svg:viewBox="0 0 374 0" draw:points="0,0 2,0 9,0 21,0 37,0 57,0 81,0 109,0 141,0 175,0 212,0 251,0 291,0 332,0 374,0">
          <text:p/>
        </draw:polyline>
        <draw:line draw:style-name="gr1" draw:text-style-name="P1" draw:layer="layout" svg:x1="7.952cm" svg:y1="6.039cm" svg:x2="14.289cm" svg:y2="6.039cm">
          <text:p/>
        </draw:line>
        <draw:polyline draw:style-name="gr1" draw:text-style-name="P1" draw:layer="layout" svg:width="0.374cm" svg:height="0cm" svg:x="14.288cm" svg:y="6.039cm" svg:viewBox="0 0 375 0" draw:points="0,0 42,0 84,0 124,0 163,0 200,0 234,0 265,0 293,0 318,0 338,0 354,0 366,0 373,0 375,0">
          <text:p/>
        </draw:polyline>
        <draw:line draw:style-name="gr1" draw:text-style-name="P1" draw:layer="layout" svg:x1="12.53cm" svg:y1="3.793cm" svg:x2="8.027cm" svg:y2="3.793cm">
          <text:p/>
        </draw:line>
        <draw:polyline draw:style-name="gr1" draw:text-style-name="P1" draw:layer="layout" svg:width="0.261cm" svg:height="0cm" svg:x="14.214cm" svg:y="3.793cm" svg:viewBox="0 0 262 0" draw:points="0,0 185,0 262,0">
          <text:p/>
        </draw:polyline>
        <draw:polyline draw:style-name="gr1" draw:text-style-name="P1" draw:layer="layout" svg:width="0.261cm" svg:height="0cm" svg:x="7.765cm" svg:y="3.793cm" svg:viewBox="0 0 262 0" draw:points="0,0 77,0 262,0">
          <text:p/>
        </draw:polyline>
        <draw:line draw:style-name="gr1" draw:text-style-name="P1" draw:layer="layout" svg:x1="8.027cm" svg:y1="3.793cm" svg:x2="14.215cm" svg:y2="3.793cm">
          <text:p/>
        </draw:line>
        <draw:path draw:style-name="gr1" draw:text-style-name="P1" draw:layer="layout" svg:width="0.112cm" svg:height="0.108cm" svg:x="7.652cm" svg:y="3.793cm" svg:viewBox="0 0 113 109" svg:d="m113 0v0c-58 0-111 52-113 109">
          <text:p/>
        </draw:path>
        <draw:line draw:style-name="gr1" draw:text-style-name="P1" draw:layer="layout" svg:x1="14.663cm" svg:y1="6.039cm" svg:x2="14.588cm" svg:y2="3.902cm">
          <text:p/>
        </draw:line>
        <draw:path draw:style-name="gr1" draw:text-style-name="P1" draw:layer="layout" svg:width="0.111cm" svg:height="0.108cm" svg:x="14.476cm" svg:y="3.793cm" svg:viewBox="0 0 112 109" svg:d="m0 0v0c58 0 110 52 112 109">
          <text:p/>
        </draw:path>
        <draw:path draw:style-name="gr1" draw:text-style-name="P1" draw:layer="layout" svg:width="0.111cm" svg:height="0.108cm" svg:x="14.476cm" svg:y="3.793cm" svg:viewBox="0 0 112 109" svg:d="m0 0v0c26 0 56 11 78 32v0c22 21 34 51 34 77">
          <text:p/>
        </draw:path>
        <draw:path draw:style-name="gr1" draw:text-style-name="P1" draw:layer="layout" svg:width="0.374cm" svg:height="0.001cm" svg:x="7.652cm" svg:y="3.9cm" svg:viewBox="0 0 375 2" svg:d="m375 2v0c-98-1-195-2-265-2v0c-70 0-110 1-110 2">
          <text:p/>
        </draw:path>
        <draw:path draw:style-name="gr1" draw:text-style-name="P1" draw:layer="layout" svg:width="0.112cm" svg:height="0.108cm" svg:x="7.652cm" svg:y="3.793cm" svg:viewBox="0 0 113 109" svg:d="m113 0v0c-58 0-111 52-113 109">
          <text:p/>
        </draw:path>
        <draw:path draw:style-name="gr1" draw:text-style-name="P1" draw:layer="layout" svg:width="0.374cm" svg:height="0.001cm" svg:x="7.652cm" svg:y="3.9cm" svg:viewBox="0 0 375 2" svg:d="m0 2v0c0-1 40-2 110-2v0c70 0 167 1 265 2">
          <text:p/>
        </draw:path>
        <draw:line draw:style-name="gr1" draw:text-style-name="P1" draw:layer="layout" svg:x1="7.952cm" svg:y1="6.039cm" svg:x2="8.027cm" svg:y2="3.902cm">
          <text:p/>
        </draw:line>
        <draw:path draw:style-name="gr1" draw:text-style-name="P1" draw:layer="layout" svg:width="0cm" svg:height="0.108cm" svg:x="8.027cm" svg:y="3.793cm" svg:viewBox="0 0 0 109" svg:d="m0 0v0c0 0 0 11 0 32v0c0 21 0 51 0 77">
          <text:p/>
        </draw:path>
        <draw:line draw:style-name="gr1" draw:text-style-name="P1" draw:layer="layout" svg:x1="8.027cm" svg:y1="3.902cm" svg:x2="14.215cm" svg:y2="3.902cm">
          <text:p/>
        </draw:line>
        <draw:line draw:style-name="gr1" draw:text-style-name="P1" draw:layer="layout" svg:x1="14.288cm" svg:y1="6.039cm" svg:x2="14.214cm" svg:y2="3.902cm">
          <text:p/>
        </draw:line>
        <draw:path draw:style-name="gr1" draw:text-style-name="P1" draw:layer="layout" svg:width="0.373cm" svg:height="0.001cm" svg:x="14.214cm" svg:y="3.9cm" svg:viewBox="0 0 374 2" svg:d="m0 2v0c98-1 195-2 265-2v0c69 0 110 1 109 2">
          <text:p/>
        </draw:path>
        <draw:path draw:style-name="gr1" draw:text-style-name="P1" draw:layer="layout" svg:width="0.373cm" svg:height="0.001cm" svg:x="14.214cm" svg:y="3.9cm" svg:viewBox="0 0 374 2" svg:d="m374 2v0c1-1-40-2-109-2v0c-70 0-167 1-265 2">
          <text:p/>
        </draw:path>
        <draw:path draw:style-name="gr1" draw:text-style-name="P1" draw:layer="layout" svg:width="0.111cm" svg:height="0.108cm" svg:x="14.476cm" svg:y="3.793cm" svg:viewBox="0 0 112 109" svg:d="m0 0v0c26 0 56 11 78 32v0c22 21 34 51 34 77">
          <text:p/>
        </draw:path>
        <draw:polyline draw:style-name="gr1" draw:text-style-name="P1" draw:layer="layout" svg:width="0cm" svg:height="0.108cm" svg:x="14.214cm" svg:y="3.793cm" svg:viewBox="0 0 0 109" draw:points="0,0 0,1 0,3 0,7 0,11 0,17 0,24 0,32 0,41 0,51 0,62 0,73 0,85 0,97 0,109">
          <text:p/>
        </draw:polyline>
        <draw:line draw:style-name="gr1" draw:text-style-name="P1" draw:layer="layout" svg:x1="7.578cm" svg:y1="22.112cm" svg:x2="7.652cm" svg:y2="24.25cm">
          <text:p/>
        </draw:line>
        <draw:polyline draw:style-name="gr1" draw:text-style-name="P1" draw:layer="layout" svg:width="0.373cm" svg:height="0cm" svg:x="7.578cm" svg:y="22.112cm" svg:viewBox="0 0 374 0" draw:points="0,0 2,0 9,0 21,0 37,0 57,0 81,0 109,0 141,0 175,0 212,0 251,0 291,0 332,0 374,0">
          <text:p/>
        </draw:polyline>
        <draw:polyline draw:style-name="gr1" draw:text-style-name="P1" draw:layer="layout" svg:width="0.374cm" svg:height="0cm" svg:x="14.288cm" svg:y="22.112cm" svg:viewBox="0 0 375 0" draw:points="375,0 373,0 366,0 354,0 338,0 318,0 293,0 265,0 234,0 200,0 163,0 124,0 84,0 42,0 0,0">
          <text:p/>
        </draw:polyline>
        <draw:line draw:style-name="gr1" draw:text-style-name="P1" draw:layer="layout" svg:x1="14.288cm" svg:y1="22.112cm" svg:x2="13.428cm" svg:y2="22.112cm">
          <text:p/>
        </draw:line>
        <draw:line draw:style-name="gr1" draw:text-style-name="P1" draw:layer="layout" svg:x1="13.428cm" svg:y1="22.112cm" svg:x2="12.716cm" svg:y2="22.112cm">
          <text:p/>
        </draw:line>
        <draw:line draw:style-name="gr1" draw:text-style-name="P1" draw:layer="layout" svg:x1="12.152cm" svg:y1="22.112cm" svg:x2="11.515cm" svg:y2="22.112cm">
          <text:p/>
        </draw:line>
        <draw:line draw:style-name="gr1" draw:text-style-name="P1" draw:layer="layout" svg:x1="9.525cm" svg:y1="22.112cm" svg:x2="8.812cm" svg:y2="22.112cm">
          <text:p/>
        </draw:line>
        <draw:line draw:style-name="gr1" draw:text-style-name="P1" draw:layer="layout" svg:x1="8.812cm" svg:y1="22.112cm" svg:x2="7.952cm" svg:y2="22.112cm">
          <text:p/>
        </draw:line>
        <draw:polyline draw:style-name="gr1" draw:text-style-name="P1" draw:layer="layout" svg:width="0.261cm" svg:height="0cm" svg:x="7.765cm" svg:y="24.358cm" svg:viewBox="0 0 262 0" draw:points="262,0 77,0 0,0">
          <text:p/>
        </draw:polyline>
        <draw:path draw:style-name="gr1" draw:text-style-name="P1" draw:layer="layout" svg:width="0.112cm" svg:height="0.107cm" svg:x="7.652cm" svg:y="24.25cm" svg:viewBox="0 0 113 108" svg:d="m113 108v0c-26 1-57-10-78-31v0c-22-21-34-51-35-77">
          <text:p/>
        </draw:path>
        <draw:line draw:style-name="gr1" draw:text-style-name="P1" draw:layer="layout" svg:x1="13.428cm" svg:y1="23.01cm" svg:x2="13.428cm" svg:y2="22.112cm">
          <text:p/>
        </draw:line>
        <draw:polyline draw:style-name="gr1" draw:text-style-name="P1" draw:layer="layout" svg:width="0.711cm" svg:height="0.356cm" svg:x="12.716cm" svg:y="23.01cm" svg:viewBox="0 0 712 357" draw:points="712,0 703,80 677,155 635,223 578,279 511,321 435,348 356,357 277,348 201,321 134,279 77,223 35,155 9,80 0,0">
          <text:p/>
        </draw:polyline>
        <draw:line draw:style-name="gr1" draw:text-style-name="P1" draw:layer="layout" svg:x1="12.716cm" svg:y1="22.112cm" svg:x2="12.716cm" svg:y2="23.01cm">
          <text:p/>
        </draw:line>
        <draw:line draw:style-name="gr1" draw:text-style-name="P1" draw:layer="layout" svg:x1="12.716cm" svg:y1="22.112cm" svg:x2="12.152cm" svg:y2="22.112cm">
          <text:p/>
        </draw:line>
        <draw:line draw:style-name="gr1" draw:text-style-name="P1" draw:layer="layout" svg:x1="12.152cm" svg:y1="22.955cm" svg:x2="12.152cm" svg:y2="22.112cm">
          <text:p/>
        </draw:line>
        <draw:polyline draw:style-name="gr1" draw:text-style-name="P1" draw:layer="layout" svg:width="0.636cm" svg:height="0.317cm" svg:x="11.515cm" svg:y="22.955cm" svg:viewBox="0 0 637 318" draw:points="637,0 629,70 606,138 568,198 517,248 457,286 390,310 319,318 248,310 180,286 120,248 70,198 32,138 8,70 0,0">
          <text:p/>
        </draw:polyline>
        <draw:line draw:style-name="gr1" draw:text-style-name="P1" draw:layer="layout" svg:x1="11.515cm" svg:y1="22.112cm" svg:x2="11.515cm" svg:y2="22.955cm">
          <text:p/>
        </draw:line>
        <draw:line draw:style-name="gr1" draw:text-style-name="P1" draw:layer="layout" svg:x1="11.516cm" svg:y1="22.112cm" svg:x2="9.525cm" svg:y2="22.112cm">
          <text:p/>
        </draw:line>
        <draw:line draw:style-name="gr1" draw:text-style-name="P1" draw:layer="layout" svg:x1="9.525cm" svg:y1="22.112cm" svg:x2="9.525cm" svg:y2="23.01cm">
          <text:p/>
        </draw:line>
        <draw:polyline draw:style-name="gr1" draw:text-style-name="P1" draw:layer="layout" svg:width="0.712cm" svg:height="0.356cm" svg:x="8.812cm" svg:y="23.01cm" svg:viewBox="0 0 713 357" draw:points="713,0 704,80 678,155 635,223 579,279 511,321 436,348 357,357 277,348 202,321 135,279 78,223 36,155 9,80 0,0">
          <text:p/>
        </draw:polyline>
        <draw:line draw:style-name="gr1" draw:text-style-name="P1" draw:layer="layout" svg:x1="8.812cm" svg:y1="23.01cm" svg:x2="8.812cm" svg:y2="22.112cm">
          <text:p/>
        </draw:line>
        <draw:polygon draw:style-name="gr3" draw:text-style-name="P1" draw:layer="layout" svg:width="0.224cm" svg:height="0.217cm" svg:x="11.083cm" svg:y="23.501cm" svg:viewBox="0 0 225 218" draw:points="0,108 11,61 42,22 87,0 137,0 183,22 214,61 225,108 214,157 183,196 137,218 87,218 42,196 11,157">
          <text:p/>
        </draw:polygon>
        <draw:line draw:style-name="gr1" draw:text-style-name="P1" draw:layer="layout" svg:x1="14.215cm" svg:y1="24.358cm" svg:x2="8.027cm" svg:y2="24.358cm">
          <text:p/>
        </draw:line>
        <draw:polyline draw:style-name="gr1" draw:text-style-name="P1" draw:layer="layout" svg:width="0.261cm" svg:height="0cm" svg:x="14.214cm" svg:y="24.358cm" svg:viewBox="0 0 262 0" draw:points="262,0 185,0 0,0">
          <text:p/>
        </draw:polyline>
        <draw:path draw:style-name="gr1" draw:text-style-name="P1" draw:layer="layout" svg:width="0.112cm" svg:height="0.107cm" svg:x="7.652cm" svg:y="24.25cm" svg:viewBox="0 0 113 108" svg:d="m113 108v0c-58 0-111-51-113-108">
          <text:p/>
        </draw:path>
        <draw:line draw:style-name="gr1" draw:text-style-name="P1" draw:layer="layout" svg:x1="14.663cm" svg:y1="22.112cm" svg:x2="14.588cm" svg:y2="24.25cm">
          <text:p/>
        </draw:line>
        <draw:path draw:style-name="gr1" draw:text-style-name="P1" draw:layer="layout" svg:width="0.111cm" svg:height="0.107cm" svg:x="14.476cm" svg:y="24.25cm" svg:viewBox="0 0 112 108" svg:d="m0 108v0c58 0 110-51 112-108">
          <text:p/>
        </draw:path>
        <draw:path draw:style-name="gr1" draw:text-style-name="P1" draw:layer="layout" svg:width="0.374cm" svg:height="0.001cm" svg:x="7.652cm" svg:y="24.25cm" svg:viewBox="0 0 375 2" svg:d="m375 0v0c-98 1-195 2-265 2v0c-70 0-110-1-110-2">
          <text:p/>
        </draw:path>
        <draw:line draw:style-name="gr1" draw:text-style-name="P1" draw:layer="layout" svg:x1="7.952cm" svg:y1="22.112cm" svg:x2="8.027cm" svg:y2="24.25cm">
          <text:p/>
        </draw:line>
        <draw:path draw:style-name="gr1" draw:text-style-name="P1" draw:layer="layout" svg:width="0.112cm" svg:height="0.107cm" svg:x="7.652cm" svg:y="24.25cm" svg:viewBox="0 0 113 108" svg:d="m113 108v0c-26 1-57-10-78-31v0c-22-21-34-51-35-77">
          <text:p/>
        </draw:path>
        <draw:path draw:style-name="gr1" draw:text-style-name="P1" draw:layer="layout" svg:width="0.112cm" svg:height="0.107cm" svg:x="7.652cm" svg:y="24.25cm" svg:viewBox="0 0 113 108" svg:d="m113 108v0c-58 0-111-51-113-108">
          <text:p/>
        </draw:path>
        <draw:path draw:style-name="gr1" draw:text-style-name="P1" draw:layer="layout" svg:width="0.374cm" svg:height="0.001cm" svg:x="7.652cm" svg:y="24.25cm" svg:viewBox="0 0 375 2" svg:d="m0 0v0c0 1 40 2 110 2v0c70 0 167-1 265-2">
          <text:p/>
        </draw:path>
        <draw:polyline draw:style-name="gr1" draw:text-style-name="P1" draw:layer="layout" svg:width="0cm" svg:height="0.107cm" svg:x="8.027cm" svg:y="24.25cm" svg:viewBox="0 0 0 108" draw:points="0,108 0,108 0,106 0,102 0,98 0,92 0,85 0,77 0,68 0,58 0,47 0,36 0,24 0,12 0,0">
          <text:p/>
        </draw:polyline>
        <draw:line draw:style-name="gr1" draw:text-style-name="P1" draw:layer="layout" svg:x1="14.288cm" svg:y1="22.112cm" svg:x2="14.214cm" svg:y2="24.25cm">
          <text:p/>
        </draw:line>
        <draw:line draw:style-name="gr1" draw:text-style-name="P1" draw:layer="layout" svg:x1="14.215cm" svg:y1="24.25cm" svg:x2="8.027cm" svg:y2="24.25cm">
          <text:p/>
        </draw:line>
        <draw:path draw:style-name="gr1" draw:text-style-name="P1" draw:layer="layout" svg:width="0.373cm" svg:height="0.001cm" svg:x="14.214cm" svg:y="24.25cm" svg:viewBox="0 0 374 2" svg:d="m0 0v0c98 1 195 2 265 2v0c69 0 110-1 109-2">
          <text:p/>
        </draw:path>
        <draw:path draw:style-name="gr1" draw:text-style-name="P1" draw:layer="layout" svg:width="0.373cm" svg:height="0.001cm" svg:x="14.214cm" svg:y="24.25cm" svg:viewBox="0 0 374 2" svg:d="m374 0v0c1 1-40 2-109 2v0c-70 0-167-1-265-2">
          <text:p/>
        </draw:path>
        <draw:polyline draw:style-name="gr1" draw:text-style-name="P1" draw:layer="layout" svg:width="0cm" svg:height="0.107cm" svg:x="14.214cm" svg:y="24.25cm" svg:viewBox="0 0 0 108" draw:points="0,108 0,108 0,106 0,102 0,98 0,92 0,85 0,77 0,68 0,58 0,47 0,36 0,24 0,12 0,0">
          <text:p/>
        </draw:polyline>
        <draw:line draw:style-name="gr1" draw:text-style-name="P1" draw:layer="layout" svg:x1="3.969cm" svg:y1="9.777cm" svg:x2="3.969cm" svg:y2="9.627cm">
          <text:p/>
        </draw:line>
        <draw:line draw:style-name="gr1" draw:text-style-name="P1" draw:layer="layout" svg:x1="3.838cm" svg:y1="9.782cm" svg:x2="3.838cm" svg:y2="9.632cm">
          <text:p/>
        </draw:line>
        <draw:line draw:style-name="gr1" draw:text-style-name="P1" draw:layer="layout" svg:x1="3.613cm" svg:y1="9.79cm" svg:x2="3.613cm" svg:y2="9.64cm">
          <text:p/>
        </draw:line>
        <draw:polyline draw:style-name="gr1" draw:text-style-name="P1" draw:layer="layout" svg:width="0cm" svg:height="0.224cm" svg:x="5.225cm" svg:y="9.733cm" svg:viewBox="0 0 0 225" draw:points="0,225 0,208 0,191 0,174 0,157 0,140 0,123 0,107 0,91 0,75 0,59 0,44 0,29 0,14 0,0">
          <text:p/>
        </draw:polyline>
        <draw:line draw:style-name="gr1" draw:text-style-name="P1" draw:layer="layout" svg:x1="2.976cm" svg:y1="10.033cm" svg:x2="2.976cm" svg:y2="18.12cm">
          <text:p/>
        </draw:line>
        <draw:polyline draw:style-name="gr1" draw:text-style-name="P1" draw:layer="layout" svg:width="0cm" svg:height="0.373cm" svg:x="5.225cm" svg:y="18.194cm" svg:viewBox="0 0 0 374" draw:points="0,374 0,372 0,365 0,353 0,337 0,317 0,293 0,265 0,233 0,199 0,162 0,124 0,83 0,42 0,0">
          <text:p/>
        </draw:polyline>
        <draw:line draw:style-name="gr1" draw:text-style-name="P1" draw:layer="layout" svg:x1="5.225cm" svg:y1="18.195cm" svg:x2="5.225cm" svg:y2="9.958cm">
          <text:p/>
        </draw:line>
        <draw:polyline draw:style-name="gr1" draw:text-style-name="P1" draw:layer="layout" svg:width="0cm" svg:height="0.374cm" svg:x="5.225cm" svg:y="9.583cm" svg:viewBox="0 0 0 375" draw:points="0,375 0,333 0,292 0,251 0,213 0,176 0,142 0,110 0,82 0,58 0,38 0,22 0,10 0,3 0,0">
          <text:p/>
        </draw:polyline>
        <draw:line draw:style-name="gr1" draw:text-style-name="P1" draw:layer="layout" svg:x1="5.225cm" svg:y1="9.583cm" svg:x2="3.084cm" svg:y2="9.658cm">
          <text:p/>
        </draw:line>
        <draw:polyline draw:style-name="gr1" draw:text-style-name="P1" draw:layer="layout" svg:width="0cm" svg:height="0.261cm" svg:x="2.976cm" svg:y="9.771cm" svg:viewBox="0 0 0 262" draw:points="0,262 0,77 0,0">
          <text:p/>
        </draw:polyline>
        <draw:line draw:style-name="gr1" draw:text-style-name="P1" draw:layer="layout" svg:x1="2.976cm" svg:y1="18.12cm" svg:x2="2.976cm" svg:y2="10.033cm">
          <text:p/>
        </draw:line>
        <draw:polyline draw:style-name="gr1" draw:text-style-name="P1" draw:layer="layout" svg:width="0cm" svg:height="0.261cm" svg:x="2.976cm" svg:y="18.119cm" svg:viewBox="0 0 0 262" draw:points="0,262 0,185 0,0">
          <text:p/>
        </draw:polyline>
        <draw:line draw:style-name="gr1" draw:text-style-name="P1" draw:layer="layout" svg:x1="5.225cm" svg:y1="18.568cm" svg:x2="3.084cm" svg:y2="18.494cm">
          <text:p/>
        </draw:line>
        <draw:line draw:style-name="gr1" draw:text-style-name="P1" draw:layer="layout" svg:x1="4.325cm" svg:y1="9.615cm" svg:x2="4.325cm" svg:y2="9.765cm">
          <text:p/>
        </draw:line>
        <draw:line draw:style-name="gr1" draw:text-style-name="P1" draw:layer="layout" svg:x1="5.225cm" svg:y1="9.583cm" svg:x2="5.225cm" svg:y2="9.733cm">
          <text:p/>
        </draw:line>
        <draw:path draw:style-name="gr1" draw:text-style-name="P1" draw:layer="layout" svg:width="0.107cm" svg:height="0.112cm" svg:x="2.976cm" svg:y="9.658cm" svg:viewBox="0 0 108 113" svg:d="m0 113v0c-1-58 51-111 108-113">
          <text:p/>
        </draw:path>
        <draw:path draw:style-name="gr1" draw:text-style-name="P1" draw:layer="layout" svg:width="0.107cm" svg:height="0.112cm" svg:x="2.976cm" svg:y="18.381cm" svg:viewBox="0 0 108 113" svg:d="m0 0v0c0 58 51 111 108 113">
          <text:p/>
        </draw:path>
        <draw:path draw:style-name="gr1" draw:text-style-name="P1" draw:layer="layout" svg:width="0.001cm" svg:height="0.374cm" svg:x="3.082cm" svg:y="9.658cm" svg:viewBox="0 0 2 375" svg:d="m2 0v0c-1 0-2 40-2 110v0c0 69 1 167 2 265">
          <text:p/>
        </draw:path>
        <draw:path draw:style-name="gr1" draw:text-style-name="P1" draw:layer="layout" svg:width="0.001cm" svg:height="0.374cm" svg:x="3.082cm" svg:y="18.119cm" svg:viewBox="0 0 2 375" svg:d="m2 0v0c-1 98-2 196-2 265v0c0 70 1 110 2 110">
          <text:p/>
        </draw:path>
        <draw:path draw:style-name="gr1" draw:text-style-name="P1" draw:layer="layout" svg:width="0.001cm" svg:height="0.374cm" svg:x="3.082cm" svg:y="18.119cm" svg:viewBox="0 0 2 375" svg:d="m2 375v0c-1 0-2-40-2-110v0c0-69 1-167 2-265">
          <text:p/>
        </draw:path>
        <draw:line draw:style-name="gr1" draw:text-style-name="P1" draw:layer="layout" svg:x1="5.225cm" svg:y1="18.194cm" svg:x2="3.084cm" svg:y2="18.119cm">
          <text:p/>
        </draw:line>
        <draw:line draw:style-name="gr1" draw:text-style-name="P1" draw:layer="layout" svg:x1="3.084cm" svg:y1="18.12cm" svg:x2="3.084cm" svg:y2="10.033cm">
          <text:p/>
        </draw:line>
        <draw:line draw:style-name="gr1" draw:text-style-name="P1" draw:layer="layout" svg:x1="5.225cm" svg:y1="9.958cm" svg:x2="3.084cm" svg:y2="10.033cm">
          <text:p/>
        </draw:line>
        <draw:path draw:style-name="gr1" draw:text-style-name="P1" draw:layer="layout" svg:width="0.001cm" svg:height="0.374cm" svg:x="3.082cm" svg:y="9.658cm" svg:viewBox="0 0 2 375" svg:d="m2 375v0c-1-98-2-196-2-265v0c0-70 1-110 2-110">
          <text:p/>
        </draw:path>
        <draw:path draw:style-name="gr1" draw:text-style-name="P1" draw:layer="layout" svg:width="0.107cm" svg:height="0.112cm" svg:x="2.976cm" svg:y="9.658cm" svg:viewBox="0 0 108 113" svg:d="m0 113v0c-1-58 51-111 108-113">
          <text:p/>
        </draw:path>
        <draw:polyline draw:style-name="gr1" draw:text-style-name="P1" draw:layer="layout" svg:width="0.107cm" svg:height="0cm" svg:x="2.976cm" svg:y="10.033cm" svg:viewBox="0 0 108 0" draw:points="0,0 0,0 2,0 6,0 10,0 16,0 23,0 31,0 40,0 50,0 61,0 72,0 84,0 96,0 108,0">
          <text:p/>
        </draw:polyline>
        <draw:polyline draw:style-name="gr1" draw:text-style-name="P1" draw:layer="layout" svg:width="0.107cm" svg:height="0cm" svg:x="2.976cm" svg:y="18.119cm" svg:viewBox="0 0 108 0" draw:points="0,0 31,0 108,0">
          <text:p/>
        </draw:polyline>
        <draw:line draw:style-name="gr1" draw:text-style-name="P1" draw:layer="layout" svg:x1="18.272cm" svg:y1="9.777cm" svg:x2="18.272cm" svg:y2="9.627cm">
          <text:p/>
        </draw:line>
        <draw:line draw:style-name="gr1" draw:text-style-name="P1" draw:layer="layout" svg:x1="18.628cm" svg:y1="9.79cm" svg:x2="18.628cm" svg:y2="9.64cm">
          <text:p/>
        </draw:line>
        <draw:line draw:style-name="gr1" draw:text-style-name="P1" draw:layer="layout" svg:x1="18.403cm" svg:y1="9.782cm" svg:x2="18.403cm" svg:y2="9.632cm">
          <text:p/>
        </draw:line>
        <draw:line draw:style-name="gr1" draw:text-style-name="P1" draw:layer="layout" svg:x1="17.015cm" svg:y1="9.958cm" svg:x2="17.015cm" svg:y2="18.195cm">
          <text:p/>
        </draw:line>
        <draw:polyline draw:style-name="gr1" draw:text-style-name="P1" draw:layer="layout" svg:width="0cm" svg:height="0.374cm" svg:x="17.015cm" svg:y="9.583cm" svg:viewBox="0 0 0 375" draw:points="0,375 0,333 0,292 0,251 0,213 0,176 0,142 0,110 0,82 0,58 0,38 0,22 0,10 0,3 0,0">
          <text:p/>
        </draw:polyline>
        <draw:line draw:style-name="gr1" draw:text-style-name="P1" draw:layer="layout" svg:x1="17.015cm" svg:y1="9.583cm" svg:x2="19.157cm" svg:y2="9.658cm">
          <text:p/>
        </draw:line>
        <draw:line draw:style-name="gr1" draw:text-style-name="P1" draw:layer="layout" svg:x1="19.265cm" svg:y1="10.033cm" svg:x2="19.265cm" svg:y2="18.12cm">
          <text:p/>
        </draw:line>
        <draw:polyline draw:style-name="gr1" draw:text-style-name="P1" draw:layer="layout" svg:width="0cm" svg:height="0.373cm" svg:x="17.015cm" svg:y="18.194cm" svg:viewBox="0 0 0 374" draw:points="0,0 0,42 0,83 0,124 0,162 0,199 0,233 0,265 0,293 0,317 0,337 0,353 0,365 0,372 0,374">
          <text:p/>
        </draw:polyline>
        <draw:polyline draw:style-name="gr1" draw:text-style-name="P1" draw:layer="layout" svg:width="0cm" svg:height="0.224cm" svg:x="17.015cm" svg:y="9.733cm" svg:viewBox="0 0 0 225" draw:points="0,225 0,208 0,191 0,174 0,157 0,140 0,123 0,107 0,91 0,75 0,59 0,44 0,29 0,14 0,0">
          <text:p/>
        </draw:polyline>
        <draw:line draw:style-name="gr1" draw:text-style-name="P1" draw:layer="layout" svg:x1="17.015cm" svg:y1="18.568cm" svg:x2="19.157cm" svg:y2="18.494cm">
          <text:p/>
        </draw:line>
        <draw:path draw:style-name="gr1" draw:text-style-name="P1" draw:layer="layout" svg:width="0.107cm" svg:height="0.112cm" svg:x="19.157cm" svg:y="9.658cm" svg:viewBox="0 0 108 113" svg:d="m108 113v0c0-58-51-111-108-113">
          <text:p/>
        </draw:path>
        <draw:polyline draw:style-name="gr1" draw:text-style-name="P1" draw:layer="layout" svg:width="0cm" svg:height="0.261cm" svg:x="19.265cm" svg:y="9.771cm" svg:viewBox="0 0 0 262" draw:points="0,0 0,77 0,262">
          <text:p/>
        </draw:polyline>
        <draw:line draw:style-name="gr1" draw:text-style-name="P1" draw:layer="layout" svg:x1="17.015cm" svg:y1="9.583cm" svg:x2="19.157cm" svg:y2="9.658cm">
          <text:p/>
        </draw:line>
        <draw:line draw:style-name="gr1" draw:text-style-name="P1" draw:layer="layout" svg:x1="19.265cm" svg:y1="18.12cm" svg:x2="19.265cm" svg:y2="10.033cm">
          <text:p/>
        </draw:line>
        <draw:polyline draw:style-name="gr1" draw:text-style-name="P1" draw:layer="layout" svg:width="0cm" svg:height="0.261cm" svg:x="19.265cm" svg:y="18.119cm" svg:viewBox="0 0 0 262" draw:points="0,0 0,185 0,262">
          <text:p/>
        </draw:polyline>
        <draw:path draw:style-name="gr1" draw:text-style-name="P1" draw:layer="layout" svg:width="0.107cm" svg:height="0.112cm" svg:x="19.157cm" svg:y="18.381cm" svg:viewBox="0 0 108 113" svg:d="m108 0v0c1 26-10 57-31 78v0c-21 23-51 34-77 35">
          <text:p/>
        </draw:path>
        <draw:line draw:style-name="gr1" draw:text-style-name="P1" draw:layer="layout" svg:x1="17.015cm" svg:y1="18.568cm" svg:x2="19.157cm" svg:y2="18.494cm">
          <text:p/>
        </draw:line>
        <draw:line draw:style-name="gr1" draw:text-style-name="P1" draw:layer="layout" svg:x1="17.915cm" svg:y1="9.615cm" svg:x2="17.915cm" svg:y2="9.765cm">
          <text:p/>
        </draw:line>
        <draw:line draw:style-name="gr1" draw:text-style-name="P1" draw:layer="layout" svg:x1="17.015cm" svg:y1="9.583cm" svg:x2="17.015cm" svg:y2="9.733cm">
          <text:p/>
        </draw:line>
        <draw:path draw:style-name="gr1" draw:text-style-name="P1" draw:layer="layout" svg:width="0.107cm" svg:height="0.112cm" svg:x="19.157cm" svg:y="18.381cm" svg:viewBox="0 0 108 113" svg:d="m108 0v0c0 58-51 111-108 113">
          <text:p/>
        </draw:path>
        <draw:line draw:style-name="gr1" draw:text-style-name="P1" draw:layer="layout" svg:x1="17.015cm" svg:y1="9.958cm" svg:x2="19.157cm" svg:y2="10.033cm">
          <text:p/>
        </draw:line>
        <draw:line draw:style-name="gr1" draw:text-style-name="P1" draw:layer="layout" svg:x1="19.157cm" svg:y1="10.033cm" svg:x2="19.157cm" svg:y2="18.12cm">
          <text:p/>
        </draw:line>
        <draw:line draw:style-name="gr1" draw:text-style-name="P1" draw:layer="layout" svg:x1="17.015cm" svg:y1="18.194cm" svg:x2="19.157cm" svg:y2="18.119cm">
          <text:p/>
        </draw:line>
        <draw:path draw:style-name="gr1" draw:text-style-name="P1" draw:layer="layout" svg:width="0cm" svg:height="0.374cm" svg:x="19.157cm" svg:y="9.658cm" svg:viewBox="0 0 1 375" svg:d="m0 0v0c1 0 1 40 1 110v0c0 69 0 167-1 265">
          <text:p/>
        </draw:path>
        <draw:path draw:style-name="gr1" draw:text-style-name="P1" draw:layer="layout" svg:width="0.107cm" svg:height="0cm" svg:x="19.157cm" svg:y="10.033cm" svg:viewBox="0 0 108 0" svg:d="m108 0v0c1 0-10 0-31 0v0c-21 0-51 0-77 0">
          <text:p/>
        </draw:path>
        <draw:polyline draw:style-name="gr1" draw:text-style-name="P1" draw:layer="layout" svg:width="0.107cm" svg:height="0cm" svg:x="19.157cm" svg:y="18.119cm" svg:viewBox="0 0 108 0" draw:points="108,0 108,0 106,0 102,0 98,0 92,0 85,0 77,0 68,0 58,0 47,0 36,0 24,0 12,0 0,0">
          <text:p/>
        </draw:polyline>
        <draw:path draw:style-name="gr1" draw:text-style-name="P1" draw:layer="layout" svg:width="0cm" svg:height="0.374cm" svg:x="19.157cm" svg:y="18.119cm" svg:viewBox="0 0 1 375" svg:d="m0 0v0c1 98 1 196 1 265v0c0 70 0 110-1 110">
          <text:p/>
        </draw:path>
        <draw:path draw:style-name="gr1" draw:text-style-name="P1" draw:layer="layout" svg:width="0cm" svg:height="0.374cm" svg:x="19.157cm" svg:y="18.119cm" svg:viewBox="0 0 1 375" svg:d="m0 375v0c1 0 1-40 1-110v0c0-69 0-167-1-265">
          <text:p/>
        </draw:path>
        <draw:path draw:style-name="gr1" draw:text-style-name="P1" draw:layer="layout" svg:width="0cm" svg:height="0.374cm" svg:x="19.157cm" svg:y="9.658cm" svg:viewBox="0 0 1 375" svg:d="m0 375v0c1-98 1-196 1-265v0c0-70 0-110-1-110">
          <text:p/>
        </draw:path>
        <draw:measure draw:style-name="gr4" draw:text-style-name="P2" draw:layer="measurelines" svg:x1="14.69cm" svg:y1="18.475cm" svg:x2="7.553cm" svg:y2="18.476cm">
          <text:p text:style-name="P2"><text:span text:style-name="T1"><text:measure text:kind="gap"/></text:span><text:span text:style-name="T1"><text:measure text:kind="value">2.81</text:measure></text:span><text:span text:style-name="T1"><text:measure text:kind="unit">"</text:measure></text:span><text:span text:style-name="T1"><text:measure text:kind="gap"/></text:span></text:p>
        </draw:measure>
        <draw:measure draw:style-name="gr5" draw:text-style-name="P2" draw:layer="measurelines" svg:x1="7.299cm" svg:y1="18.576cm" svg:x2="7.299cm" svg:y2="9.559cm">
          <text:p text:style-name="P2"><text:span text:style-name="T1"><text:measure text:kind="gap"/></text:span><text:span text:style-name="T1"><text:measure text:kind="value">3.55</text:measure></text:span><text:span text:style-name="T1"><text:measure text:kind="unit">"</text:measure></text:span><text:span text:style-name="T1"><text:measure text:kind="gap"/></text:span></text:p>
        </draw:measure>
        <draw:measure draw:style-name="gr6" draw:text-style-name="P2" draw:layer="layout" svg:x1="12.988cm" svg:y1="16.24cm" svg:x2="7.553cm" svg:y2="16.24cm">
          <text:p text:style-name="P2"><text:span text:style-name="T1"><text:measure text:kind="gap"/></text:span><text:span text:style-name="T1"><text:measure text:kind="value">2.14</text:measure></text:span><text:span text:style-name="T1"><text:measure text:kind="unit">"</text:measure></text:span><text:span text:style-name="T1"><text:measure text:kind="gap"/></text:span></text:p>
        </draw:measure>
        <draw:measure draw:style-name="gr7" draw:text-style-name="P2" draw:layer="layout" svg:x1="13.09cm" svg:y1="18.576cm" svg:x2="13.09cm" svg:y2="17.306cm">
          <text:p text:style-name="P2"><text:span text:style-name="T1"><text:measure text:kind="gap"/></text:span><text:span text:style-name="T1"><text:measure text:kind="value">0.5</text:measure></text:span><text:span text:style-name="T1"><text:measure text:kind="unit">"</text:measure></text:span><text:span text:style-name="T1"><text:measure text:kind="gap"/></text:span></text:p>
        </draw:measure>
        <draw:measure draw:style-name="gr8" draw:text-style-name="P2" draw:layer="layout" svg:x1="13.091cm" svg:y1="18.576cm" svg:x2="13.09cm" svg:y2="16.341cm">
          <text:p text:style-name="P2"><text:span text:style-name="T1"><text:measure text:kind="gap"/></text:span><text:span text:style-name="T1"><text:measure text:kind="value">0.88</text:measure></text:span><text:span text:style-name="T1"><text:measure text:kind="unit">"</text:measure></text:span><text:span text:style-name="T1"><text:measure text:kind="gap"/></text:span></text:p>
        </draw:measure>
        <draw:frame draw:style-name="gr9" draw:layer="layout" svg:width="1.601cm" svg:height="0.64cm" svg:x="12.962cm" svg:y="15.523cm">
          <draw:text-box>
            <text:p><text:span text:style-name="T2">Ø</text:span><text:span text:style-name="T3">=5</text:span></text:p>
          </draw:text-box>
        </draw:frame>
        <draw:frame draw:style-name="gr9" draw:layer="layout" svg:width="1.601cm" svg:height="0.64cm" svg:x="13.292cm" svg:y="16.468cm">
          <draw:text-box>
            <text:p><text:span text:style-name="T2">Ø</text:span><text:span text:style-name="T3">=5</text:span></text:p>
          </draw:text-box>
        </draw:frame>
      </draw:page>
      <draw:page draw:name="page2" draw:style-name="dp1" draw:master-page-name="Default">
        <draw:measure draw:style-name="gr10" draw:text-style-name="P2" draw:layer="measurelines" svg:x1="8.188cm" svg:y1="10.169cm" svg:x2="8.188cm" svg:y2="7.908cm">
          <text:p text:style-name="P2"><text:span text:style-name="T1">Dickbutt</text:span></text:p>
        </draw:measure>
        <draw:measure draw:style-name="gr11" draw:text-style-name="P2" draw:layer="layout" svg:x1="11.566cm" svg:y1="8.77cm" svg:x2="8.086cm" svg:y2="8.77cm">
          <text:p text:style-name="P2"><text:span text:style-name="T1"><text:measure text:kind="gap"/></text:span><text:span text:style-name="T1"><text:measure text:kind="value">1.37</text:measure></text:span><text:span text:style-name="T1"><text:measure text:kind="unit">"</text:measure></text:span><text:span text:style-name="T1"><text:measure text:kind="gap"/></text:span></text:p>
        </draw:measure>
        <draw:measure draw:style-name="gr12" draw:text-style-name="P2" draw:layer="layout" svg:x1="9.661cm" svg:y1="9.305cm" svg:x2="8.086cm" svg:y2="9.305cm">
          <text:p text:style-name="P2"><text:span text:style-name="T1"><text:measure text:kind="gap"/></text:span><text:span text:style-name="T1"><text:measure text:kind="value">0.62</text:measure></text:span><text:span text:style-name="T1"><text:measure text:kind="unit">"</text:measure></text:span><text:span text:style-name="T1"><text:measure text:kind="gap"/></text:span></text:p>
        </draw:measure>
        <draw:measure draw:style-name="gr13" draw:text-style-name="P2" draw:layer="layout" svg:x1="10.906cm" svg:y1="9.432cm" svg:x2="8.086cm" svg:y2="9.432cm">
          <text:p text:style-name="P2"><text:span text:style-name="T1"><text:measure text:kind="gap"/></text:span><text:span text:style-name="T1"><text:measure text:kind="value">1.11</text:measure></text:span><text:span text:style-name="T1"><text:measure text:kind="unit">"</text:measure></text:span><text:span text:style-name="T1"><text:measure text:kind="gap"/></text:span></text:p>
        </draw:measure>
        <draw:measure draw:style-name="gr14" draw:text-style-name="P2" draw:layer="layout" svg:x1="13.573cm" svg:y1="9.305cm" svg:x2="8.086cm" svg:y2="9.305cm">
          <text:p text:style-name="P2"><text:span text:style-name="T4"><text:measure text:kind="gap"/></text:span><text:span text:style-name="T1"><text:measure text:kind="value">2.16</text:measure></text:span><text:span text:style-name="T4"><text:measure text:kind="unit">"</text:measure></text:span><text:span text:style-name="T4"><text:measure text:kind="gap"/></text:span></text:p>
        </draw:measure>
        <draw:measure draw:style-name="gr15" draw:text-style-name="P2" draw:layer="layout" svg:x1="13.598cm" svg:y1="10.169cm" svg:x2="13.598cm" svg:y2="9.255cm">
          <text:p text:style-name="P2"><text:span text:style-name="T1"><text:measure text:kind="gap"/></text:span><text:span text:style-name="T1"><text:measure text:kind="value">0.36</text:measure></text:span><text:span text:style-name="T1"><text:measure text:kind="unit">"</text:measure></text:span><text:span text:style-name="T1"><text:measure text:kind="gap"/></text:span></text:p>
        </draw:measure>
        <draw:measure draw:style-name="gr16" draw:text-style-name="P2" draw:layer="layout" svg:x1="11.007cm" svg:y1="10.169cm" svg:x2="11.007cm" svg:y2="9.331cm">
          <text:p text:style-name="P2"><text:span text:style-name="T1"><text:measure text:kind="gap"/></text:span><text:span text:style-name="T1"><text:measure text:kind="value">0.33</text:measure></text:span><text:span text:style-name="T1"><text:measure text:kind="unit">"</text:measure></text:span><text:span text:style-name="T1"><text:measure text:kind="gap"/></text:span></text:p>
        </draw:measure>
        <draw:g>
          <draw:line draw:style-name="gr1" draw:text-style-name="P1" draw:layer="layout" svg:x1="15.171cm" svg:y1="10.18cm" svg:x2="15.097cm" svg:y2="8.042cm">
            <text:p/>
          </draw:line>
          <draw:polyline draw:style-name="gr1" draw:text-style-name="P1" draw:layer="layout" svg:width="0.373cm" svg:height="0cm" svg:x="14.797cm" svg:y="10.18cm" svg:viewBox="0 0 374 0" draw:points="374,0 372,0 365,0 353,0 337,0 317,0 293,0 265,0 233,0 199,0 162,0 123,0 83,0 42,0 0,0">
            <text:p/>
          </draw:polyline>
          <draw:polyline draw:style-name="gr1" draw:text-style-name="P1" draw:layer="layout" svg:width="0.374cm" svg:height="0cm" svg:x="8.086cm" svg:y="10.18cm" svg:viewBox="0 0 375 0" draw:points="0,0 2,0 9,0 21,0 37,0 57,0 82,0 110,0 141,0 175,0 212,0 251,0 291,0 333,0 375,0">
            <text:p/>
          </draw:polyline>
          <draw:line draw:style-name="gr1" draw:text-style-name="P1" draw:layer="layout" svg:x1="8.461cm" svg:y1="10.18cm" svg:x2="9.321cm" svg:y2="10.18cm">
            <text:p/>
          </draw:line>
          <draw:line draw:style-name="gr1" draw:text-style-name="P1" draw:layer="layout" svg:x1="9.321cm" svg:y1="10.18cm" svg:x2="10.033cm" svg:y2="10.18cm">
            <text:p/>
          </draw:line>
          <draw:line draw:style-name="gr1" draw:text-style-name="P1" draw:layer="layout" svg:x1="13.224cm" svg:y1="10.18cm" svg:x2="13.937cm" svg:y2="10.18cm">
            <text:p/>
          </draw:line>
          <draw:line draw:style-name="gr1" draw:text-style-name="P1" draw:layer="layout" svg:x1="13.937cm" svg:y1="10.18cm" svg:x2="14.797cm" svg:y2="10.18cm">
            <text:p/>
          </draw:line>
          <draw:polyline draw:style-name="gr1" draw:text-style-name="P1" draw:layer="layout" svg:width="0.261cm" svg:height="0cm" svg:x="14.722cm" svg:y="7.934cm" svg:viewBox="0 0 262 0" draw:points="0,0 185,0 262,0">
            <text:p/>
          </draw:polyline>
          <draw:path draw:style-name="gr1" draw:text-style-name="P1" draw:layer="layout" svg:width="-0.112cm" svg:height="-0.107cm" svg:x="15.097cm" svg:y="8.042cm" svg:viewBox="0 0 -113 -108" svg:d="m113 108v0c-26 1-57-10-78-31v0c-22-21-34-51-35-77">
            <text:p/>
          </draw:path>
          <draw:line draw:style-name="gr1" draw:text-style-name="P1" draw:layer="layout" svg:x1="9.321cm" svg:y1="9.282cm" svg:x2="9.321cm" svg:y2="10.18cm">
            <text:p/>
          </draw:line>
          <draw:polyline draw:style-name="gr1" draw:text-style-name="P1" draw:layer="layout" svg:width="-0.711cm" svg:height="-0.356cm" svg:x="10.033cm" svg:y="9.282cm" svg:viewBox="0 0 -712 -357" draw:points="712,0 703,80 677,155 635,223 578,279 511,321 435,348 356,357 277,348 201,321 134,279 77,223 35,155 9,80 0,0">
            <text:p/>
          </draw:polyline>
          <draw:line draw:style-name="gr1" draw:text-style-name="P1" draw:layer="layout" svg:x1="10.033cm" svg:y1="10.18cm" svg:x2="10.033cm" svg:y2="9.282cm">
            <text:p/>
          </draw:line>
          <draw:line draw:style-name="gr1" draw:text-style-name="P1" draw:layer="layout" svg:x1="10.033cm" svg:y1="10.18cm" svg:x2="13.225cm" svg:y2="10.18cm">
            <text:p/>
          </draw:line>
          <draw:line draw:style-name="gr1" draw:text-style-name="P1" draw:layer="layout" svg:x1="13.224cm" svg:y1="10.18cm" svg:x2="13.224cm" svg:y2="9.282cm">
            <text:p/>
          </draw:line>
          <draw:polyline draw:style-name="gr1" draw:text-style-name="P1" draw:layer="layout" svg:width="-0.712cm" svg:height="-0.356cm" svg:x="13.937cm" svg:y="9.282cm" svg:viewBox="0 0 -713 -357" draw:points="713,0 704,80 678,155 635,223 579,279 511,321 436,348 357,357 277,348 202,321 135,279 78,223 36,155 9,80 0,0">
            <text:p/>
          </draw:polyline>
          <draw:line draw:style-name="gr1" draw:text-style-name="P1" draw:layer="layout" svg:x1="13.937cm" svg:y1="9.282cm" svg:x2="13.937cm" svg:y2="10.18cm">
            <text:p/>
          </draw:line>
          <draw:polygon draw:style-name="gr3" draw:text-style-name="P1" draw:layer="layout" svg:width="-0.636cm" svg:height="-0.62cm" svg:x="11.234cm" svg:y="9.648cm" svg:viewBox="0 0 -637 -621" draw:points="0,311 32,173 120,62 248,0 390,0 517,62 606,173 637,311 606,449 517,559 390,621 248,621 120,559 32,449">
            <text:p/>
          </draw:polygon>
          <draw:polygon draw:style-name="gr3" draw:text-style-name="P1" draw:layer="layout" svg:width="-0.224cm" svg:height="-0.217cm" svg:x="11.666cm" svg:y="8.791cm" svg:viewBox="0 0 -225 -218" draw:points="0,108 11,61 42,22 87,0 137,0 183,22 214,61 225,108 214,157 183,196 137,218 87,218 42,196 11,157">
            <text:p/>
          </draw:polygon>
          <draw:line draw:style-name="gr1" draw:text-style-name="P1" draw:layer="layout" svg:x1="8.535cm" svg:y1="7.934cm" svg:x2="14.723cm" svg:y2="7.934cm">
            <text:p/>
          </draw:line>
          <draw:polyline draw:style-name="gr1" draw:text-style-name="P1" draw:layer="layout" svg:width="0.261cm" svg:height="0cm" svg:x="8.273cm" svg:y="7.934cm" svg:viewBox="0 0 262 0" draw:points="0,0 77,0 262,0">
            <text:p/>
          </draw:polyline>
          <draw:path draw:style-name="gr1" draw:text-style-name="P1" draw:layer="layout" svg:width="-0.112cm" svg:height="-0.107cm" svg:x="15.097cm" svg:y="8.042cm" svg:viewBox="0 0 -113 -108" svg:d="m113 108v0c-58 0-111-51-113-108">
            <text:p/>
          </draw:path>
          <draw:line draw:style-name="gr1" draw:text-style-name="P1" draw:layer="layout" svg:x1="8.086cm" svg:y1="10.18cm" svg:x2="8.161cm" svg:y2="8.042cm">
            <text:p/>
          </draw:line>
          <draw:path draw:style-name="gr1" draw:text-style-name="P1" draw:layer="layout" svg:width="-0.111cm" svg:height="-0.107cm" svg:x="8.273cm" svg:y="8.042cm" svg:viewBox="0 0 -112 -108" svg:d="m0 108v0c58 0 110-51 112-108">
            <text:p/>
          </draw:path>
          <draw:path draw:style-name="gr1" draw:text-style-name="P1" draw:layer="layout" svg:width="-0.374cm" svg:height="-0.001cm" svg:x="15.097cm" svg:y="8.042cm" svg:viewBox="0 0 -375 -2" svg:d="m375 0v0c-98 1-195 2-265 2v0c-70 0-110-1-110-2">
            <text:p/>
          </draw:path>
          <draw:line draw:style-name="gr1" draw:text-style-name="P1" draw:layer="layout" svg:x1="14.797cm" svg:y1="10.18cm" svg:x2="14.722cm" svg:y2="8.042cm">
            <text:p/>
          </draw:line>
          <draw:path draw:style-name="gr1" draw:text-style-name="P1" draw:layer="layout" svg:width="-0.112cm" svg:height="-0.107cm" svg:x="15.097cm" svg:y="8.042cm" svg:viewBox="0 0 -113 -108" svg:d="m113 108v0c-26 1-57-10-78-31v0c-22-21-34-51-35-77">
            <text:p/>
          </draw:path>
          <draw:path draw:style-name="gr1" draw:text-style-name="P1" draw:layer="layout" svg:width="-0.112cm" svg:height="-0.107cm" svg:x="15.097cm" svg:y="8.042cm" svg:viewBox="0 0 -113 -108" svg:d="m113 108v0c-58 0-111-51-113-108">
            <text:p/>
          </draw:path>
          <draw:path draw:style-name="gr1" draw:text-style-name="P1" draw:layer="layout" svg:width="-0.374cm" svg:height="-0.001cm" svg:x="15.097cm" svg:y="8.042cm" svg:viewBox="0 0 -375 -2" svg:d="m0 0v0c0 1 40 2 110 2v0c70 0 167-1 265-2">
            <text:p/>
          </draw:path>
          <draw:polyline draw:style-name="gr1" draw:text-style-name="P1" draw:layer="layout" svg:width="0cm" svg:height="0.107cm" svg:x="14.722cm" svg:y="7.934cm" svg:viewBox="0 0 0 108" draw:points="0,0 0,0 0,2 0,6 0,10 0,16 0,23 0,31 0,40 0,50 0,61 0,72 0,84 0,96 0,108">
            <text:p/>
          </draw:polyline>
          <draw:line draw:style-name="gr1" draw:text-style-name="P1" draw:layer="layout" svg:x1="8.461cm" svg:y1="10.18cm" svg:x2="8.535cm" svg:y2="8.042cm">
            <text:p/>
          </draw:line>
          <draw:line draw:style-name="gr1" draw:text-style-name="P1" draw:layer="layout" svg:x1="8.535cm" svg:y1="8.042cm" svg:x2="14.723cm" svg:y2="8.042cm">
            <text:p/>
          </draw:line>
          <draw:path draw:style-name="gr1" draw:text-style-name="P1" draw:layer="layout" svg:width="-0.373cm" svg:height="-0.001cm" svg:x="8.535cm" svg:y="8.042cm" svg:viewBox="0 0 -374 -2" svg:d="m0 0v0c98 1 195 2 265 2v0c69 0 110-1 109-2">
            <text:p/>
          </draw:path>
          <draw:path draw:style-name="gr1" draw:text-style-name="P1" draw:layer="layout" svg:width="-0.373cm" svg:height="-0.001cm" svg:x="8.535cm" svg:y="8.042cm" svg:viewBox="0 0 -374 -2" svg:d="m374 0v0c1 1-40 2-109 2v0c-70 0-167-1-265-2">
            <text:p/>
          </draw:path>
          <draw:polyline draw:style-name="gr1" draw:text-style-name="P1" draw:layer="layout" svg:width="0cm" svg:height="0.107cm" svg:x="8.535cm" svg:y="7.934cm" svg:viewBox="0 0 0 108" draw:points="0,0 0,0 0,2 0,6 0,10 0,16 0,23 0,31 0,40 0,50 0,61 0,72 0,84 0,96 0,108">
            <text:p/>
          </draw:polyline>
        </draw:g>
        <draw:frame draw:style-name="gr9" draw:layer="layout" svg:width="1.601cm" svg:height="0.64cm" svg:x="10.906cm" svg:y="9.478cm">
          <draw:text-box>
            <text:p><text:span text:style-name="T2">Ø</text:span><text:span text:style-name="T3">=5</text:span></text:p>
          </draw:text-box>
        </draw:frame>
        <draw:frame draw:style-name="gr9" draw:layer="layout" svg:width="1.601cm" svg:height="0.64cm" svg:x="11.438cm" svg:y="8.035cm">
          <draw:text-box>
            <text:p><text:span text:style-name="T2">Ø</text:span><text:span text:style-name="T3">=5</text:span></text:p>
          </draw:text-box>
        </draw:frame>
        <draw:frame draw:style-name="gr9" draw:layer="layout" svg:width="1.601cm" svg:height="0.64cm" svg:x="9.482cm" svg:y="8.366cm">
          <draw:text-box>
            <text:p><text:span text:style-name="T2">Ø</text:span><text:span text:style-name="T3">=5</text:span></text:p>
          </draw:text-box>
        </draw:frame>
        <draw:frame draw:style-name="gr9" draw:layer="layout" svg:width="1.601cm" svg:height="0.64cm" svg:x="13.572cm" svg:y="8.462cm">
          <draw:text-box>
            <text:p><text:span text:style-name="T2">Ø</text:span><text:span text:style-name="T3">=5</text:span></text:p>
          </draw:text-box>
        </draw:frame>
      </draw:page>
      <draw:page draw:name="page3" draw:style-name="dp1" draw:master-page-name="Default">
        <draw:g>
          <draw:path draw:style-name="gr2" draw:text-style-name="P1" draw:layer="layout" svg:width="0.412cm" svg:height="0.41cm" svg:x="12.77cm" svg:y="16.143cm" svg:viewBox="0 0 413 411" svg:d="m207 411v0c114 0 206-92 206-206v0c0-113-92-205-206-205v0c-114 0-207 92-207 205v0c0 114 93 206 207 206z">
            <text:p/>
          </draw:path>
          <draw:path draw:style-name="gr2" draw:text-style-name="P1" draw:layer="layout" svg:width="0.894cm" svg:height="0.892cm" svg:x="12.529cm" svg:y="16.853cm" svg:viewBox="0 0 895 893" svg:d="m448 893v0c247 0 447-200 447-447v0c0-247-200-446-447-446v0c-247 0-448 199-448 446v0c0 247 201 447 448 447z">
            <text:p/>
          </draw:path>
          <draw:g>
            <draw:line draw:style-name="gr1" draw:text-style-name="P1" draw:layer="layout" svg:x1="7.578cm" svg:y1="9.958cm" svg:x2="7.578cm" svg:y2="18.195cm">
              <text:p/>
            </draw:line>
            <draw:path draw:style-name="gr1" draw:text-style-name="P1" draw:layer="layout" svg:width="0.373cm" svg:height="0.374cm" svg:x="7.578cm" svg:y="9.583cm" svg:viewBox="0 0 374 375" svg:d="m0 375v0c0-98 40-195 109-265v0c70-69 167-110 265-110">
              <text:p/>
            </draw:path>
            <draw:path draw:style-name="gr1" draw:text-style-name="P1" draw:layer="layout" svg:width="0.373cm" svg:height="0.373cm" svg:x="7.578cm" svg:y="18.194cm" svg:viewBox="0 0 374 374" svg:d="m0 0v0c0 98 40 195 109 265v0c70 69 167 109 265 109">
              <text:p/>
            </draw:path>
            <draw:line draw:style-name="gr1" draw:text-style-name="P1" draw:layer="layout" svg:x1="7.952cm" svg:y1="18.568cm" svg:x2="14.289cm" svg:y2="18.568cm">
              <text:p/>
            </draw:line>
            <draw:path draw:style-name="gr1" draw:text-style-name="P1" draw:layer="layout" svg:width="0.374cm" svg:height="0.373cm" svg:x="14.288cm" svg:y="18.194cm" svg:viewBox="0 0 375 374" svg:d="m0 374v0c99 0 196-40 265-109v0c70-70 110-167 110-265">
              <text:p/>
            </draw:path>
            <draw:line draw:style-name="gr1" draw:text-style-name="P1" draw:layer="layout" svg:x1="14.663cm" svg:y1="18.195cm" svg:x2="14.663cm" svg:y2="9.958cm">
              <text:p/>
            </draw:line>
            <draw:path draw:style-name="gr1" draw:text-style-name="P1" draw:layer="layout" svg:width="0.374cm" svg:height="0.374cm" svg:x="14.288cm" svg:y="9.583cm" svg:viewBox="0 0 375 375" svg:d="m375 375v0c0-98-40-195-110-265v0c-69-69-166-110-265-110">
              <text:p/>
            </draw:path>
            <draw:line draw:style-name="gr1" draw:text-style-name="P1" draw:layer="layout" svg:x1="14.288cm" svg:y1="9.583cm" svg:x2="13.428cm" svg:y2="9.583cm">
              <text:p/>
            </draw:line>
            <draw:line draw:style-name="gr1" draw:text-style-name="P1" draw:layer="layout" svg:x1="8.812cm" svg:y1="9.583cm" svg:x2="7.952cm" svg:y2="9.583cm">
              <text:p/>
            </draw:line>
            <draw:line draw:style-name="gr1" draw:text-style-name="P1" draw:layer="layout" svg:x1="13.428cm" svg:y1="9.615cm" svg:x2="13.428cm" svg:y2="9.583cm">
              <text:p/>
            </draw:line>
            <draw:polyline draw:style-name="gr1" draw:text-style-name="P1" draw:layer="layout" svg:width="0.711cm" svg:height="0.011cm" svg:x="12.716cm" svg:y="9.615cm" svg:viewBox="0 0 712 12" draw:points="712,0 703,3 677,5 635,8 578,10 511,11 435,12 356,12 277,12 201,11 134,10 77,8 35,5 9,3 0,0">
              <text:p/>
            </draw:polyline>
            <draw:line draw:style-name="gr1" draw:text-style-name="P1" draw:layer="layout" svg:x1="12.716cm" svg:y1="9.583cm" svg:x2="12.716cm" svg:y2="9.615cm">
              <text:p/>
            </draw:line>
            <draw:line draw:style-name="gr1" draw:text-style-name="P1" draw:layer="layout" svg:x1="12.716cm" svg:y1="9.583cm" svg:x2="12.152cm" svg:y2="9.583cm">
              <text:p/>
            </draw:line>
            <draw:line draw:style-name="gr1" draw:text-style-name="P1" draw:layer="layout" svg:x1="12.152cm" svg:y1="9.613cm" svg:x2="12.152cm" svg:y2="9.583cm">
              <text:p/>
            </draw:line>
            <draw:polyline draw:style-name="gr1" draw:text-style-name="P1" draw:layer="layout" svg:width="0.636cm" svg:height="0.01cm" svg:x="11.515cm" svg:y="9.613cm" svg:viewBox="0 0 637 11" draw:points="637,0 629,2 606,5 568,7 517,9 457,10 390,11 319,11 248,11 180,10 120,9 70,7 32,5 8,2 0,0">
              <text:p/>
            </draw:polyline>
            <draw:line draw:style-name="gr1" draw:text-style-name="P1" draw:layer="layout" svg:x1="11.515cm" svg:y1="9.583cm" svg:x2="11.515cm" svg:y2="9.613cm">
              <text:p/>
            </draw:line>
            <draw:line draw:style-name="gr1" draw:text-style-name="P1" draw:layer="layout" svg:x1="11.516cm" svg:y1="9.583cm" svg:x2="9.525cm" svg:y2="9.583cm">
              <text:p/>
            </draw:line>
            <draw:line draw:style-name="gr1" draw:text-style-name="P1" draw:layer="layout" svg:x1="9.525cm" svg:y1="9.583cm" svg:x2="9.525cm" svg:y2="9.615cm">
              <text:p/>
            </draw:line>
            <draw:polyline draw:style-name="gr1" draw:text-style-name="P1" draw:layer="layout" svg:width="0.712cm" svg:height="0.011cm" svg:x="8.812cm" svg:y="9.615cm" svg:viewBox="0 0 713 12" draw:points="713,0 704,3 678,5 635,8 579,10 511,11 436,12 357,12 277,12 202,11 135,10 78,8 36,5 9,3 0,0">
              <text:p/>
            </draw:polyline>
            <draw:line draw:style-name="gr1" draw:text-style-name="P1" draw:layer="layout" svg:x1="8.812cm" svg:y1="9.615cm" svg:x2="8.812cm" svg:y2="9.583cm">
              <text:p/>
            </draw:line>
            <draw:polyline draw:style-name="gr1" draw:text-style-name="P1" draw:layer="layout" svg:width="0.224cm" svg:height="0.003cm" svg:x="11.083cm" svg:y="9.632cm" svg:viewBox="0 0 225 4" draw:points="0,4 3,3 11,2 24,1 42,1 64,0 87,0 112,0 137,0 161,0 183,1 200,1 214,2 222,3 225,4">
              <text:p/>
            </draw:polyline>
            <draw:polyline draw:style-name="gr1" draw:text-style-name="P1" draw:layer="layout" svg:width="0.224cm" svg:height="0.003cm" svg:x="11.083cm" svg:y="9.636cm" svg:viewBox="0 0 225 4" draw:points="225,0 222,1 214,2 200,2 183,3 161,3 137,4 112,4 87,4 64,3 42,3 24,2 11,2 3,1 0,0">
              <text:p/>
            </draw:polyline>
            <draw:line draw:style-name="gr1" draw:text-style-name="P1" draw:layer="layout" svg:x1="7.578cm" svg:y1="9.958cm" svg:x2="7.652cm" svg:y2="10.033cm">
              <text:p/>
            </draw:line>
            <draw:line draw:style-name="gr1" draw:text-style-name="P1" draw:layer="layout" svg:x1="7.652cm" svg:y1="10.033cm" svg:x2="7.652cm" svg:y2="18.12cm">
              <text:p/>
            </draw:line>
            <draw:line draw:style-name="gr1" draw:text-style-name="P1" draw:layer="layout" svg:x1="7.578cm" svg:y1="18.194cm" svg:x2="7.652cm" svg:y2="18.119cm">
              <text:p/>
            </draw:line>
            <draw:path draw:style-name="gr1" draw:text-style-name="P1" draw:layer="layout" svg:width="0.374cm" svg:height="0.374cm" svg:x="7.652cm" svg:y="9.658cm" svg:viewBox="0 0 375 375" svg:d="m375 0v0c-98 0-195 40-265 110v0c-70 69-110 167-110 265">
              <text:p/>
            </draw:path>
            <draw:line draw:style-name="gr1" draw:text-style-name="P1" draw:layer="layout" svg:x1="7.952cm" svg:y1="9.583cm" svg:x2="8.027cm" svg:y2="9.658cm">
              <text:p/>
            </draw:line>
            <draw:path draw:style-name="gr1" draw:text-style-name="P1" draw:layer="layout" svg:width="0.112cm" svg:height="0cm" svg:x="7.652cm" svg:y="10.033cm" svg:viewBox="0 0 113 0" svg:d="m113 0v0c-26 0-57 0-78 0v0c-22 0-34 0-35 0">
              <text:p/>
            </draw:path>
            <draw:line draw:style-name="gr1" draw:text-style-name="P1" draw:layer="layout" svg:x1="7.765cm" svg:y1="10.033cm" svg:x2="7.765cm" svg:y2="18.12cm">
              <text:p/>
            </draw:line>
            <draw:polyline draw:style-name="gr1" draw:text-style-name="P1" draw:layer="layout" svg:width="0.112cm" svg:height="0cm" svg:x="7.652cm" svg:y="18.119cm" svg:viewBox="0 0 113 0" draw:points="113,0 101,0 88,0 76,0 65,0 54,0 44,0 35,0 26,0 19,0 13,0 8,0 4,0 2,0 0,0">
              <text:p/>
            </draw:polyline>
            <draw:path draw:style-name="gr1" draw:text-style-name="P1" draw:layer="layout" svg:width="0.374cm" svg:height="0.374cm" svg:x="7.652cm" svg:y="18.119cm" svg:viewBox="0 0 375 375" svg:d="m0 0v0c0 98 40 196 110 265v0c70 70 167 110 265 110">
              <text:p/>
            </draw:path>
            <draw:line draw:style-name="gr1" draw:text-style-name="P1" draw:layer="layout" svg:x1="7.952cm" svg:y1="18.568cm" svg:x2="8.027cm" svg:y2="18.494cm">
              <text:p/>
            </draw:line>
            <draw:polyline draw:style-name="gr1" draw:text-style-name="P1" draw:layer="layout" svg:width="0cm" svg:height="0.112cm" svg:x="8.027cm" svg:y="9.658cm" svg:viewBox="0 0 0 113" draw:points="0,113 0,100 0,88 0,76 0,65 0,54 0,44 0,35 0,26 0,19 0,13 0,8 0,4 0,1 0,0">
              <text:p/>
            </draw:polyline>
            <draw:path draw:style-name="gr1" draw:text-style-name="P1" draw:layer="layout" svg:width="0.261cm" svg:height="0.261cm" svg:x="7.765cm" svg:y="9.771cm" svg:viewBox="0 0 262 262" svg:d="m262 0v0c-68-1-137 27-185 77v0c-50 48-77 117-77 185">
              <text:p/>
            </draw:path>
            <draw:line draw:style-name="gr1" draw:text-style-name="P1" draw:layer="layout" svg:x1="14.288cm" svg:y1="9.583cm" svg:x2="14.214cm" svg:y2="9.658cm">
              <text:p/>
            </draw:line>
            <draw:line draw:style-name="gr1" draw:text-style-name="P1" draw:layer="layout" svg:x1="14.215cm" svg:y1="9.658cm" svg:x2="8.027cm" svg:y2="9.658cm">
              <text:p/>
            </draw:line>
            <draw:line draw:style-name="gr1" draw:text-style-name="P1" draw:layer="layout" svg:x1="14.215cm" svg:y1="9.771cm" svg:x2="8.027cm" svg:y2="9.771cm">
              <text:p/>
            </draw:line>
            <draw:path draw:style-name="gr1" draw:text-style-name="P1" draw:layer="layout" svg:width="0.261cm" svg:height="0.261cm" svg:x="14.214cm" svg:y="9.771cm" svg:viewBox="0 0 262 262" svg:d="m262 262v0c0-68-28-137-77-185v0c-49-50-117-78-185-77">
              <text:p/>
            </draw:path>
            <draw:line draw:style-name="gr1" draw:text-style-name="P1" draw:layer="layout" svg:x1="14.476cm" svg:y1="18.12cm" svg:x2="14.476cm" svg:y2="10.033cm">
              <text:p/>
            </draw:line>
            <draw:path draw:style-name="gr1" draw:text-style-name="P1" draw:layer="layout" svg:width="0.261cm" svg:height="0.261cm" svg:x="14.214cm" svg:y="18.119cm" svg:viewBox="0 0 262 262" svg:d="m0 262v0c68 1 136-27 185-77v0c49-48 77-117 77-185">
              <text:p/>
            </draw:path>
            <draw:path draw:style-name="gr1" draw:text-style-name="P1" draw:layer="layout" svg:width="0.261cm" svg:height="0.261cm" svg:x="7.765cm" svg:y="18.119cm" svg:viewBox="0 0 262 262" svg:d="m0 0v0c0 68 27 137 77 185v0c48 50 117 78 185 77">
              <text:p/>
            </draw:path>
            <draw:line draw:style-name="gr1" draw:text-style-name="P1" draw:layer="layout" svg:x1="8.027cm" svg:y1="18.381cm" svg:x2="14.215cm" svg:y2="18.381cm">
              <text:p/>
            </draw:line>
            <draw:path draw:style-name="gr1" draw:text-style-name="P1" draw:layer="layout" svg:width="0cm" svg:height="0.112cm" svg:x="8.027cm" svg:y="18.381cm" svg:viewBox="0 0 0 113" svg:d="m0 0v0c0 26 0 57 0 78v0c0 23 0 34 0 35">
              <text:p/>
            </draw:path>
            <draw:line draw:style-name="gr1" draw:text-style-name="P1" draw:layer="layout" svg:x1="8.027cm" svg:y1="18.494cm" svg:x2="14.215cm" svg:y2="18.494cm">
              <text:p/>
            </draw:line>
            <draw:line draw:style-name="gr1" draw:text-style-name="P1" draw:layer="layout" svg:x1="14.288cm" svg:y1="18.568cm" svg:x2="14.214cm" svg:y2="18.494cm">
              <text:p/>
            </draw:line>
            <draw:path draw:style-name="gr1" draw:text-style-name="P1" draw:layer="layout" svg:width="0.373cm" svg:height="0.374cm" svg:x="14.214cm" svg:y="18.119cm" svg:viewBox="0 0 374 375" svg:d="m0 375v0c98 0 195-40 265-110v0c69-69 110-167 109-265">
              <text:p/>
            </draw:path>
            <draw:line draw:style-name="gr1" draw:text-style-name="P1" draw:layer="layout" svg:x1="14.663cm" svg:y1="18.194cm" svg:x2="14.588cm" svg:y2="18.119cm">
              <text:p/>
            </draw:line>
            <draw:line draw:style-name="gr1" draw:text-style-name="P1" draw:layer="layout" svg:x1="14.588cm" svg:y1="18.12cm" svg:x2="14.588cm" svg:y2="10.033cm">
              <text:p/>
            </draw:line>
            <draw:line draw:style-name="gr1" draw:text-style-name="P1" draw:layer="layout" svg:x1="14.663cm" svg:y1="9.958cm" svg:x2="14.588cm" svg:y2="10.033cm">
              <text:p/>
            </draw:line>
            <draw:path draw:style-name="gr1" draw:text-style-name="P1" draw:layer="layout" svg:width="0.373cm" svg:height="0.374cm" svg:x="14.214cm" svg:y="9.658cm" svg:viewBox="0 0 374 375" svg:d="m374 375v0c1-98-40-196-109-265v0c-70-70-167-110-265-110">
              <text:p/>
            </draw:path>
            <draw:polyline draw:style-name="gr1" draw:text-style-name="P1" draw:layer="layout" svg:width="0cm" svg:height="0.112cm" svg:x="14.214cm" svg:y="9.658cm" svg:viewBox="0 0 0 113" draw:points="0,113 0,100 0,88 0,76 0,65 0,54 0,44 0,35 0,26 0,19 0,13 0,8 0,4 0,1 0,0">
              <text:p/>
            </draw:polyline>
            <draw:polyline draw:style-name="gr1" draw:text-style-name="P1" draw:layer="layout" svg:width="0.111cm" svg:height="0cm" svg:x="14.476cm" svg:y="10.033cm" svg:viewBox="0 0 112 0" draw:points="0,0 12,0 24,0 36,0 48,0 59,0 69,0 78,0 86,0 94,0 100,0 105,0 109,0 111,0 112,0">
              <text:p/>
            </draw:polyline>
            <draw:polyline draw:style-name="gr1" draw:text-style-name="P1" draw:layer="layout" svg:width="0.111cm" svg:height="0cm" svg:x="14.476cm" svg:y="18.119cm" svg:viewBox="0 0 112 0" draw:points="0,0 78,0 112,0">
              <text:p/>
            </draw:polyline>
            <draw:polyline draw:style-name="gr1" draw:text-style-name="P1" draw:layer="layout" svg:width="0cm" svg:height="0.112cm" svg:x="14.214cm" svg:y="18.381cm" svg:viewBox="0 0 0 113" draw:points="0,0 0,13 0,25 0,37 0,48 0,59 0,69 0,78 0,87 0,94 0,100 0,105 0,109 0,112 0,113">
              <text:p/>
            </draw:polyline>
          </draw:g>
        </draw:g>
        <draw:g>
          <draw:line draw:style-name="gr1" draw:text-style-name="P1" draw:layer="layout" svg:x1="7.578cm" svg:y1="6.039cm" svg:x2="7.652cm" svg:y2="3.902cm">
            <text:p/>
          </draw:line>
          <draw:polyline draw:style-name="gr1" draw:text-style-name="P1" draw:layer="layout" svg:width="0.373cm" svg:height="0cm" svg:x="7.578cm" svg:y="6.039cm" svg:viewBox="0 0 374 0" draw:points="0,0 2,0 9,0 21,0 37,0 57,0 81,0 109,0 141,0 175,0 212,0 251,0 291,0 332,0 374,0">
            <text:p/>
          </draw:polyline>
          <draw:line draw:style-name="gr1" draw:text-style-name="P1" draw:layer="layout" svg:x1="7.952cm" svg:y1="6.039cm" svg:x2="14.289cm" svg:y2="6.039cm">
            <text:p/>
          </draw:line>
          <draw:polyline draw:style-name="gr1" draw:text-style-name="P1" draw:layer="layout" svg:width="0.374cm" svg:height="0cm" svg:x="14.288cm" svg:y="6.039cm" svg:viewBox="0 0 375 0" draw:points="0,0 42,0 84,0 124,0 163,0 200,0 234,0 265,0 293,0 318,0 338,0 354,0 366,0 373,0 375,0">
            <text:p/>
          </draw:polyline>
          <draw:line draw:style-name="gr1" draw:text-style-name="P1" draw:layer="layout" svg:x1="12.53cm" svg:y1="3.793cm" svg:x2="8.027cm" svg:y2="3.793cm">
            <text:p/>
          </draw:line>
          <draw:polyline draw:style-name="gr1" draw:text-style-name="P1" draw:layer="layout" svg:width="0.261cm" svg:height="0cm" svg:x="14.214cm" svg:y="3.793cm" svg:viewBox="0 0 262 0" draw:points="0,0 185,0 262,0">
            <text:p/>
          </draw:polyline>
          <draw:polyline draw:style-name="gr1" draw:text-style-name="P1" draw:layer="layout" svg:width="0.261cm" svg:height="0cm" svg:x="7.765cm" svg:y="3.793cm" svg:viewBox="0 0 262 0" draw:points="0,0 77,0 262,0">
            <text:p/>
          </draw:polyline>
          <draw:line draw:style-name="gr1" draw:text-style-name="P1" draw:layer="layout" svg:x1="8.027cm" svg:y1="3.793cm" svg:x2="14.215cm" svg:y2="3.793cm">
            <text:p/>
          </draw:line>
          <draw:path draw:style-name="gr1" draw:text-style-name="P1" draw:layer="layout" svg:width="0.112cm" svg:height="0.108cm" svg:x="7.652cm" svg:y="3.793cm" svg:viewBox="0 0 113 109" svg:d="m113 0v0c-58 0-111 52-113 109">
            <text:p/>
          </draw:path>
          <draw:line draw:style-name="gr1" draw:text-style-name="P1" draw:layer="layout" svg:x1="14.663cm" svg:y1="6.039cm" svg:x2="14.588cm" svg:y2="3.902cm">
            <text:p/>
          </draw:line>
          <draw:path draw:style-name="gr1" draw:text-style-name="P1" draw:layer="layout" svg:width="0.111cm" svg:height="0.108cm" svg:x="14.476cm" svg:y="3.793cm" svg:viewBox="0 0 112 109" svg:d="m0 0v0c58 0 110 52 112 109">
            <text:p/>
          </draw:path>
          <draw:path draw:style-name="gr1" draw:text-style-name="P1" draw:layer="layout" svg:width="0.111cm" svg:height="0.108cm" svg:x="14.476cm" svg:y="3.793cm" svg:viewBox="0 0 112 109" svg:d="m0 0v0c26 0 56 11 78 32v0c22 21 34 51 34 77">
            <text:p/>
          </draw:path>
          <draw:path draw:style-name="gr1" draw:text-style-name="P1" draw:layer="layout" svg:width="0.374cm" svg:height="0.001cm" svg:x="7.652cm" svg:y="3.9cm" svg:viewBox="0 0 375 2" svg:d="m375 2v0c-98-1-195-2-265-2v0c-70 0-110 1-110 2">
            <text:p/>
          </draw:path>
          <draw:path draw:style-name="gr1" draw:text-style-name="P1" draw:layer="layout" svg:width="0.112cm" svg:height="0.108cm" svg:x="7.652cm" svg:y="3.793cm" svg:viewBox="0 0 113 109" svg:d="m113 0v0c-58 0-111 52-113 109">
            <text:p/>
          </draw:path>
          <draw:path draw:style-name="gr1" draw:text-style-name="P1" draw:layer="layout" svg:width="0.374cm" svg:height="0.001cm" svg:x="7.652cm" svg:y="3.9cm" svg:viewBox="0 0 375 2" svg:d="m0 2v0c0-1 40-2 110-2v0c70 0 167 1 265 2">
            <text:p/>
          </draw:path>
          <draw:line draw:style-name="gr1" draw:text-style-name="P1" draw:layer="layout" svg:x1="7.952cm" svg:y1="6.039cm" svg:x2="8.027cm" svg:y2="3.902cm">
            <text:p/>
          </draw:line>
          <draw:path draw:style-name="gr1" draw:text-style-name="P1" draw:layer="layout" svg:width="0cm" svg:height="0.108cm" svg:x="8.027cm" svg:y="3.793cm" svg:viewBox="0 0 0 109" svg:d="m0 0v0c0 0 0 11 0 32v0c0 21 0 51 0 77">
            <text:p/>
          </draw:path>
          <draw:line draw:style-name="gr1" draw:text-style-name="P1" draw:layer="layout" svg:x1="8.027cm" svg:y1="3.902cm" svg:x2="14.215cm" svg:y2="3.902cm">
            <text:p/>
          </draw:line>
          <draw:line draw:style-name="gr1" draw:text-style-name="P1" draw:layer="layout" svg:x1="14.288cm" svg:y1="6.039cm" svg:x2="14.214cm" svg:y2="3.902cm">
            <text:p/>
          </draw:line>
          <draw:path draw:style-name="gr1" draw:text-style-name="P1" draw:layer="layout" svg:width="0.373cm" svg:height="0.001cm" svg:x="14.214cm" svg:y="3.9cm" svg:viewBox="0 0 374 2" svg:d="m0 2v0c98-1 195-2 265-2v0c69 0 110 1 109 2">
            <text:p/>
          </draw:path>
          <draw:path draw:style-name="gr1" draw:text-style-name="P1" draw:layer="layout" svg:width="0.373cm" svg:height="0.001cm" svg:x="14.214cm" svg:y="3.9cm" svg:viewBox="0 0 374 2" svg:d="m374 2v0c1-1-40-2-109-2v0c-70 0-167 1-265 2">
            <text:p/>
          </draw:path>
          <draw:path draw:style-name="gr1" draw:text-style-name="P1" draw:layer="layout" svg:width="0.111cm" svg:height="0.108cm" svg:x="14.476cm" svg:y="3.793cm" svg:viewBox="0 0 112 109" svg:d="m0 0v0c26 0 56 11 78 32v0c22 21 34 51 34 77">
            <text:p/>
          </draw:path>
          <draw:polyline draw:style-name="gr1" draw:text-style-name="P1" draw:layer="layout" svg:width="0cm" svg:height="0.108cm" svg:x="14.214cm" svg:y="3.793cm" svg:viewBox="0 0 0 109" draw:points="0,0 0,1 0,3 0,7 0,11 0,17 0,24 0,32 0,41 0,51 0,62 0,73 0,85 0,97 0,109">
            <text:p/>
          </draw:polyline>
        </draw:g>
        <draw:g>
          <draw:line draw:style-name="gr1" draw:text-style-name="P1" draw:layer="layout" svg:x1="3.969cm" svg:y1="9.777cm" svg:x2="3.969cm" svg:y2="9.627cm">
            <text:p/>
          </draw:line>
          <draw:line draw:style-name="gr1" draw:text-style-name="P1" draw:layer="layout" svg:x1="3.838cm" svg:y1="9.782cm" svg:x2="3.838cm" svg:y2="9.632cm">
            <text:p/>
          </draw:line>
          <draw:line draw:style-name="gr1" draw:text-style-name="P1" draw:layer="layout" svg:x1="3.613cm" svg:y1="9.79cm" svg:x2="3.613cm" svg:y2="9.64cm">
            <text:p/>
          </draw:line>
          <draw:polyline draw:style-name="gr1" draw:text-style-name="P1" draw:layer="layout" svg:width="0cm" svg:height="0.224cm" svg:x="5.225cm" svg:y="9.733cm" svg:viewBox="0 0 0 225" draw:points="0,225 0,208 0,191 0,174 0,157 0,140 0,123 0,107 0,91 0,75 0,59 0,44 0,29 0,14 0,0">
            <text:p/>
          </draw:polyline>
          <draw:line draw:style-name="gr1" draw:text-style-name="P1" draw:layer="layout" svg:x1="2.976cm" svg:y1="10.033cm" svg:x2="2.976cm" svg:y2="18.12cm">
            <text:p/>
          </draw:line>
          <draw:polyline draw:style-name="gr1" draw:text-style-name="P1" draw:layer="layout" svg:width="0cm" svg:height="0.373cm" svg:x="5.225cm" svg:y="18.194cm" svg:viewBox="0 0 0 374" draw:points="0,374 0,372 0,365 0,353 0,337 0,317 0,293 0,265 0,233 0,199 0,162 0,124 0,83 0,42 0,0">
            <text:p/>
          </draw:polyline>
          <draw:line draw:style-name="gr1" draw:text-style-name="P1" draw:layer="layout" svg:x1="5.225cm" svg:y1="18.195cm" svg:x2="5.225cm" svg:y2="9.958cm">
            <text:p/>
          </draw:line>
          <draw:polyline draw:style-name="gr1" draw:text-style-name="P1" draw:layer="layout" svg:width="0cm" svg:height="0.374cm" svg:x="5.225cm" svg:y="9.583cm" svg:viewBox="0 0 0 375" draw:points="0,375 0,333 0,292 0,251 0,213 0,176 0,142 0,110 0,82 0,58 0,38 0,22 0,10 0,3 0,0">
            <text:p/>
          </draw:polyline>
          <draw:line draw:style-name="gr1" draw:text-style-name="P1" draw:layer="layout" svg:x1="5.225cm" svg:y1="9.583cm" svg:x2="3.084cm" svg:y2="9.658cm">
            <text:p/>
          </draw:line>
          <draw:polyline draw:style-name="gr1" draw:text-style-name="P1" draw:layer="layout" svg:width="0cm" svg:height="0.261cm" svg:x="2.976cm" svg:y="9.771cm" svg:viewBox="0 0 0 262" draw:points="0,262 0,77 0,0">
            <text:p/>
          </draw:polyline>
          <draw:line draw:style-name="gr1" draw:text-style-name="P1" draw:layer="layout" svg:x1="2.976cm" svg:y1="18.12cm" svg:x2="2.976cm" svg:y2="10.033cm">
            <text:p/>
          </draw:line>
          <draw:polyline draw:style-name="gr1" draw:text-style-name="P1" draw:layer="layout" svg:width="0cm" svg:height="0.261cm" svg:x="2.976cm" svg:y="18.119cm" svg:viewBox="0 0 0 262" draw:points="0,262 0,185 0,0">
            <text:p/>
          </draw:polyline>
          <draw:line draw:style-name="gr1" draw:text-style-name="P1" draw:layer="layout" svg:x1="5.225cm" svg:y1="18.568cm" svg:x2="3.084cm" svg:y2="18.494cm">
            <text:p/>
          </draw:line>
          <draw:line draw:style-name="gr1" draw:text-style-name="P1" draw:layer="layout" svg:x1="4.325cm" svg:y1="9.615cm" svg:x2="4.325cm" svg:y2="9.765cm">
            <text:p/>
          </draw:line>
          <draw:line draw:style-name="gr1" draw:text-style-name="P1" draw:layer="layout" svg:x1="5.225cm" svg:y1="9.583cm" svg:x2="5.225cm" svg:y2="9.733cm">
            <text:p/>
          </draw:line>
          <draw:path draw:style-name="gr1" draw:text-style-name="P1" draw:layer="layout" svg:width="0.107cm" svg:height="0.112cm" svg:x="2.976cm" svg:y="9.658cm" svg:viewBox="0 0 108 113" svg:d="m0 113v0c-1-58 51-111 108-113">
            <text:p/>
          </draw:path>
          <draw:path draw:style-name="gr1" draw:text-style-name="P1" draw:layer="layout" svg:width="0.107cm" svg:height="0.112cm" svg:x="2.976cm" svg:y="18.381cm" svg:viewBox="0 0 108 113" svg:d="m0 0v0c0 58 51 111 108 113">
            <text:p/>
          </draw:path>
          <draw:path draw:style-name="gr1" draw:text-style-name="P1" draw:layer="layout" svg:width="0.001cm" svg:height="0.374cm" svg:x="3.082cm" svg:y="9.658cm" svg:viewBox="0 0 2 375" svg:d="m2 0v0c-1 0-2 40-2 110v0c0 69 1 167 2 265">
            <text:p/>
          </draw:path>
          <draw:path draw:style-name="gr1" draw:text-style-name="P1" draw:layer="layout" svg:width="0.001cm" svg:height="0.374cm" svg:x="3.082cm" svg:y="18.119cm" svg:viewBox="0 0 2 375" svg:d="m2 0v0c-1 98-2 196-2 265v0c0 70 1 110 2 110">
            <text:p/>
          </draw:path>
          <draw:path draw:style-name="gr1" draw:text-style-name="P1" draw:layer="layout" svg:width="0.001cm" svg:height="0.374cm" svg:x="3.082cm" svg:y="18.119cm" svg:viewBox="0 0 2 375" svg:d="m2 375v0c-1 0-2-40-2-110v0c0-69 1-167 2-265">
            <text:p/>
          </draw:path>
          <draw:line draw:style-name="gr1" draw:text-style-name="P1" draw:layer="layout" svg:x1="5.225cm" svg:y1="18.194cm" svg:x2="3.084cm" svg:y2="18.119cm">
            <text:p/>
          </draw:line>
          <draw:line draw:style-name="gr1" draw:text-style-name="P1" draw:layer="layout" svg:x1="3.084cm" svg:y1="18.12cm" svg:x2="3.084cm" svg:y2="10.033cm">
            <text:p/>
          </draw:line>
          <draw:line draw:style-name="gr1" draw:text-style-name="P1" draw:layer="layout" svg:x1="5.225cm" svg:y1="9.958cm" svg:x2="3.084cm" svg:y2="10.033cm">
            <text:p/>
          </draw:line>
          <draw:path draw:style-name="gr1" draw:text-style-name="P1" draw:layer="layout" svg:width="0.001cm" svg:height="0.374cm" svg:x="3.082cm" svg:y="9.658cm" svg:viewBox="0 0 2 375" svg:d="m2 375v0c-1-98-2-196-2-265v0c0-70 1-110 2-110">
            <text:p/>
          </draw:path>
          <draw:path draw:style-name="gr1" draw:text-style-name="P1" draw:layer="layout" svg:width="0.107cm" svg:height="0.112cm" svg:x="2.976cm" svg:y="9.658cm" svg:viewBox="0 0 108 113" svg:d="m0 113v0c-1-58 51-111 108-113">
            <text:p/>
          </draw:path>
          <draw:polyline draw:style-name="gr1" draw:text-style-name="P1" draw:layer="layout" svg:width="0.107cm" svg:height="0cm" svg:x="2.976cm" svg:y="10.033cm" svg:viewBox="0 0 108 0" draw:points="0,0 0,0 2,0 6,0 10,0 16,0 23,0 31,0 40,0 50,0 61,0 72,0 84,0 96,0 108,0">
            <text:p/>
          </draw:polyline>
          <draw:polyline draw:style-name="gr1" draw:text-style-name="P1" draw:layer="layout" svg:width="0.107cm" svg:height="0cm" svg:x="2.976cm" svg:y="18.119cm" svg:viewBox="0 0 108 0" draw:points="0,0 31,0 108,0">
            <text:p/>
          </draw:polyline>
        </draw:g>
        <draw:g>
          <draw:line draw:style-name="gr1" draw:text-style-name="P1" draw:layer="layout" svg:x1="18.272cm" svg:y1="9.777cm" svg:x2="18.272cm" svg:y2="9.627cm">
            <text:p/>
          </draw:line>
          <draw:line draw:style-name="gr1" draw:text-style-name="P1" draw:layer="layout" svg:x1="18.628cm" svg:y1="9.79cm" svg:x2="18.628cm" svg:y2="9.64cm">
            <text:p/>
          </draw:line>
          <draw:line draw:style-name="gr1" draw:text-style-name="P1" draw:layer="layout" svg:x1="18.403cm" svg:y1="9.782cm" svg:x2="18.403cm" svg:y2="9.632cm">
            <text:p/>
          </draw:line>
          <draw:line draw:style-name="gr1" draw:text-style-name="P1" draw:layer="layout" svg:x1="17.015cm" svg:y1="9.958cm" svg:x2="17.015cm" svg:y2="18.195cm">
            <text:p/>
          </draw:line>
          <draw:polyline draw:style-name="gr1" draw:text-style-name="P1" draw:layer="layout" svg:width="0cm" svg:height="0.374cm" svg:x="17.015cm" svg:y="9.583cm" svg:viewBox="0 0 0 375" draw:points="0,375 0,333 0,292 0,251 0,213 0,176 0,142 0,110 0,82 0,58 0,38 0,22 0,10 0,3 0,0">
            <text:p/>
          </draw:polyline>
          <draw:line draw:style-name="gr1" draw:text-style-name="P1" draw:layer="layout" svg:x1="17.015cm" svg:y1="9.583cm" svg:x2="19.157cm" svg:y2="9.658cm">
            <text:p/>
          </draw:line>
          <draw:line draw:style-name="gr1" draw:text-style-name="P1" draw:layer="layout" svg:x1="19.265cm" svg:y1="10.033cm" svg:x2="19.265cm" svg:y2="18.12cm">
            <text:p/>
          </draw:line>
          <draw:polyline draw:style-name="gr1" draw:text-style-name="P1" draw:layer="layout" svg:width="0cm" svg:height="0.373cm" svg:x="17.015cm" svg:y="18.194cm" svg:viewBox="0 0 0 374" draw:points="0,0 0,42 0,83 0,124 0,162 0,199 0,233 0,265 0,293 0,317 0,337 0,353 0,365 0,372 0,374">
            <text:p/>
          </draw:polyline>
          <draw:polyline draw:style-name="gr1" draw:text-style-name="P1" draw:layer="layout" svg:width="0cm" svg:height="0.224cm" svg:x="17.015cm" svg:y="9.733cm" svg:viewBox="0 0 0 225" draw:points="0,225 0,208 0,191 0,174 0,157 0,140 0,123 0,107 0,91 0,75 0,59 0,44 0,29 0,14 0,0">
            <text:p/>
          </draw:polyline>
          <draw:line draw:style-name="gr1" draw:text-style-name="P1" draw:layer="layout" svg:x1="17.015cm" svg:y1="18.568cm" svg:x2="19.157cm" svg:y2="18.494cm">
            <text:p/>
          </draw:line>
          <draw:path draw:style-name="gr1" draw:text-style-name="P1" draw:layer="layout" svg:width="0.107cm" svg:height="0.112cm" svg:x="19.157cm" svg:y="9.658cm" svg:viewBox="0 0 108 113" svg:d="m108 113v0c0-58-51-111-108-113">
            <text:p/>
          </draw:path>
          <draw:polyline draw:style-name="gr1" draw:text-style-name="P1" draw:layer="layout" svg:width="0cm" svg:height="0.261cm" svg:x="19.265cm" svg:y="9.771cm" svg:viewBox="0 0 0 262" draw:points="0,0 0,77 0,262">
            <text:p/>
          </draw:polyline>
          <draw:line draw:style-name="gr1" draw:text-style-name="P1" draw:layer="layout" svg:x1="17.015cm" svg:y1="9.583cm" svg:x2="19.157cm" svg:y2="9.658cm">
            <text:p/>
          </draw:line>
          <draw:line draw:style-name="gr1" draw:text-style-name="P1" draw:layer="layout" svg:x1="19.265cm" svg:y1="18.12cm" svg:x2="19.265cm" svg:y2="10.033cm">
            <text:p/>
          </draw:line>
          <draw:polyline draw:style-name="gr1" draw:text-style-name="P1" draw:layer="layout" svg:width="0cm" svg:height="0.261cm" svg:x="19.265cm" svg:y="18.119cm" svg:viewBox="0 0 0 262" draw:points="0,0 0,185 0,262">
            <text:p/>
          </draw:polyline>
          <draw:path draw:style-name="gr1" draw:text-style-name="P1" draw:layer="layout" svg:width="0.107cm" svg:height="0.112cm" svg:x="19.157cm" svg:y="18.381cm" svg:viewBox="0 0 108 113" svg:d="m108 0v0c1 26-10 57-31 78v0c-21 23-51 34-77 35">
            <text:p/>
          </draw:path>
          <draw:line draw:style-name="gr1" draw:text-style-name="P1" draw:layer="layout" svg:x1="17.015cm" svg:y1="18.568cm" svg:x2="19.157cm" svg:y2="18.494cm">
            <text:p/>
          </draw:line>
          <draw:line draw:style-name="gr1" draw:text-style-name="P1" draw:layer="layout" svg:x1="17.915cm" svg:y1="9.615cm" svg:x2="17.915cm" svg:y2="9.765cm">
            <text:p/>
          </draw:line>
          <draw:line draw:style-name="gr1" draw:text-style-name="P1" draw:layer="layout" svg:x1="17.015cm" svg:y1="9.583cm" svg:x2="17.015cm" svg:y2="9.733cm">
            <text:p/>
          </draw:line>
          <draw:path draw:style-name="gr1" draw:text-style-name="P1" draw:layer="layout" svg:width="0.107cm" svg:height="0.112cm" svg:x="19.157cm" svg:y="18.381cm" svg:viewBox="0 0 108 113" svg:d="m108 0v0c0 58-51 111-108 113">
            <text:p/>
          </draw:path>
          <draw:line draw:style-name="gr1" draw:text-style-name="P1" draw:layer="layout" svg:x1="17.015cm" svg:y1="9.958cm" svg:x2="19.157cm" svg:y2="10.033cm">
            <text:p/>
          </draw:line>
          <draw:line draw:style-name="gr1" draw:text-style-name="P1" draw:layer="layout" svg:x1="19.157cm" svg:y1="10.033cm" svg:x2="19.157cm" svg:y2="18.12cm">
            <text:p/>
          </draw:line>
          <draw:line draw:style-name="gr1" draw:text-style-name="P1" draw:layer="layout" svg:x1="17.015cm" svg:y1="18.194cm" svg:x2="19.157cm" svg:y2="18.119cm">
            <text:p/>
          </draw:line>
          <draw:path draw:style-name="gr1" draw:text-style-name="P1" draw:layer="layout" svg:width="0cm" svg:height="0.374cm" svg:x="19.157cm" svg:y="9.658cm" svg:viewBox="0 0 1 375" svg:d="m0 0v0c1 0 1 40 1 110v0c0 69 0 167-1 265">
            <text:p/>
          </draw:path>
          <draw:path draw:style-name="gr1" draw:text-style-name="P1" draw:layer="layout" svg:width="0.107cm" svg:height="0cm" svg:x="19.157cm" svg:y="10.033cm" svg:viewBox="0 0 108 0" svg:d="m108 0v0c1 0-10 0-31 0v0c-21 0-51 0-77 0">
            <text:p/>
          </draw:path>
          <draw:polyline draw:style-name="gr1" draw:text-style-name="P1" draw:layer="layout" svg:width="0.107cm" svg:height="0cm" svg:x="19.157cm" svg:y="18.119cm" svg:viewBox="0 0 108 0" draw:points="108,0 108,0 106,0 102,0 98,0 92,0 85,0 77,0 68,0 58,0 47,0 36,0 24,0 12,0 0,0">
            <text:p/>
          </draw:polyline>
          <draw:path draw:style-name="gr1" draw:text-style-name="P1" draw:layer="layout" svg:width="0cm" svg:height="0.374cm" svg:x="19.157cm" svg:y="18.119cm" svg:viewBox="0 0 1 375" svg:d="m0 0v0c1 98 1 196 1 265v0c0 70 0 110-1 110">
            <text:p/>
          </draw:path>
          <draw:path draw:style-name="gr1" draw:text-style-name="P1" draw:layer="layout" svg:width="0cm" svg:height="0.374cm" svg:x="19.157cm" svg:y="18.119cm" svg:viewBox="0 0 1 375" svg:d="m0 375v0c1 0 1-40 1-110v0c0-69 0-167-1-265">
            <text:p/>
          </draw:path>
          <draw:path draw:style-name="gr1" draw:text-style-name="P1" draw:layer="layout" svg:width="0cm" svg:height="0.374cm" svg:x="19.157cm" svg:y="9.658cm" svg:viewBox="0 0 1 375" svg:d="m0 375v0c1-98 1-196 1-265v0c0-70 0-110-1-110">
            <text:p/>
          </draw:path>
        </draw:g>
        <draw:measure draw:style-name="gr17" draw:text-style-name="P2" draw:layer="measurelines" svg:x1="14.69cm" svg:y1="18.475cm" svg:x2="7.553cm" svg:y2="18.476cm">
          <text:p text:style-name="P2"><text:span text:style-name="T1"><text:measure text:kind="gap"/></text:span><text:span text:style-name="T1"><text:measure text:kind="value">2.81</text:measure></text:span><text:span text:style-name="T1"><text:measure text:kind="unit">"</text:measure></text:span><text:span text:style-name="T1"><text:measure text:kind="gap"/></text:span></text:p>
        </draw:measure>
        <draw:measure draw:style-name="gr18" draw:text-style-name="P2" draw:layer="measurelines" svg:x1="7.299cm" svg:y1="18.576cm" svg:x2="7.299cm" svg:y2="9.559cm">
          <text:p text:style-name="P2"><text:span text:style-name="T1"><text:measure text:kind="gap"/></text:span><text:span text:style-name="T1"><text:measure text:kind="value">3.55</text:measure></text:span><text:span text:style-name="T1"><text:measure text:kind="unit">"</text:measure></text:span><text:span text:style-name="T1"><text:measure text:kind="gap"/></text:span></text:p>
        </draw:measure>
        <draw:measure draw:style-name="gr19" draw:text-style-name="P2" draw:layer="layout" svg:x1="12.988cm" svg:y1="16.24cm" svg:x2="7.553cm" svg:y2="16.24cm">
          <text:p text:style-name="P2"><text:span text:style-name="T1"><text:measure text:kind="gap"/></text:span><text:span text:style-name="T1"><text:measure text:kind="value">2.14</text:measure></text:span><text:span text:style-name="T1"><text:measure text:kind="unit">"</text:measure></text:span><text:span text:style-name="T1"><text:measure text:kind="gap"/></text:span></text:p>
        </draw:measure>
        <draw:measure draw:style-name="gr20" draw:text-style-name="P2" draw:layer="layout" svg:x1="13.09cm" svg:y1="18.576cm" svg:x2="13.09cm" svg:y2="17.306cm">
          <text:p text:style-name="P2"><text:span text:style-name="T1"><text:measure text:kind="gap"/></text:span><text:span text:style-name="T1"><text:measure text:kind="value">0.5</text:measure></text:span><text:span text:style-name="T1"><text:measure text:kind="unit">"</text:measure></text:span><text:span text:style-name="T1"><text:measure text:kind="gap"/></text:span></text:p>
        </draw:measure>
        <draw:measure draw:style-name="gr21" draw:text-style-name="P2" draw:layer="layout" svg:x1="13.091cm" svg:y1="18.576cm" svg:x2="13.09cm" svg:y2="16.341cm">
          <text:p text:style-name="P2"><text:span text:style-name="T1"><text:measure text:kind="gap"/></text:span><text:span text:style-name="T1"><text:measure text:kind="value">0.88</text:measure></text:span><text:span text:style-name="T1"><text:measure text:kind="unit">"</text:measure></text:span><text:span text:style-name="T1"><text:measure text:kind="gap"/></text:span></text:p>
        </draw:measure>
        <draw:frame draw:style-name="gr9" draw:text-style-name="P3" draw:layer="layout" svg:width="1.601cm" svg:height="0.64cm" svg:x="12.962cm" svg:y="15.523cm">
          <draw:text-box>
            <text:p><text:span text:style-name="T2">Ø</text:span><text:span text:style-name="T3">=5</text:span></text:p>
          </draw:text-box>
        </draw:frame>
        <draw:frame draw:style-name="gr9" draw:text-style-name="P3" draw:layer="layout" svg:width="1.601cm" svg:height="0.64cm" svg:x="13.292cm" svg:y="16.468cm">
          <draw:text-box>
            <text:p><text:span text:style-name="T2">Ø</text:span><text:span text:style-name="T3">=5</text:span></text:p>
          </draw:text-box>
        </draw:frame>
      </draw:page>
      <draw:page draw:name="page4" draw:style-name="dp1" draw:master-page-name="Default">
        <draw:line draw:style-name="gr1" draw:text-style-name="P1" draw:layer="layout" svg:x1="7.296cm" svg:y1="11.549cm" svg:x2="7.296cm" svg:y2="19.786cm">
          <text:p/>
        </draw:line>
        <draw:path draw:style-name="gr1" draw:text-style-name="P1" draw:layer="layout" svg:width="0.373cm" svg:height="0.374cm" svg:x="7.296cm" svg:y="11.174cm" svg:viewBox="0 0 374 375" svg:d="m0 375v0c0-98 40-195 109-265v0c70-69 167-110 265-110">
          <text:p/>
        </draw:path>
        <draw:path draw:style-name="gr1" draw:text-style-name="P1" draw:layer="layout" svg:width="0.373cm" svg:height="0.373cm" svg:x="7.296cm" svg:y="19.785cm" svg:viewBox="0 0 374 374" svg:d="m0 0v0c0 98 40 195 109 265v0c70 69 167 109 265 109">
          <text:p/>
        </draw:path>
        <draw:line draw:style-name="gr1" draw:text-style-name="P1" draw:layer="layout" svg:x1="7.67cm" svg:y1="20.159cm" svg:x2="14.007cm" svg:y2="20.159cm">
          <text:p/>
        </draw:line>
        <draw:path draw:style-name="gr1" draw:text-style-name="P1" draw:layer="layout" svg:width="0.374cm" svg:height="0.373cm" svg:x="14.006cm" svg:y="19.785cm" svg:viewBox="0 0 375 374" svg:d="m0 374v0c99 0 196-40 265-109v0c70-70 110-167 110-265">
          <text:p/>
        </draw:path>
        <draw:line draw:style-name="gr1" draw:text-style-name="P1" draw:layer="layout" svg:x1="14.381cm" svg:y1="19.786cm" svg:x2="14.381cm" svg:y2="11.549cm">
          <text:p/>
        </draw:line>
        <draw:path draw:style-name="gr1" draw:text-style-name="P1" draw:layer="layout" svg:width="0.374cm" svg:height="0.374cm" svg:x="14.006cm" svg:y="11.174cm" svg:viewBox="0 0 375 375" svg:d="m375 375v0c0-98-40-195-110-265v0c-69-69-166-110-265-110">
          <text:p/>
        </draw:path>
        <draw:line draw:style-name="gr1" draw:text-style-name="P1" draw:layer="layout" svg:x1="14.006cm" svg:y1="11.174cm" svg:x2="13.146cm" svg:y2="11.174cm">
          <text:p/>
        </draw:line>
        <draw:line draw:style-name="gr1" draw:text-style-name="P1" draw:layer="layout" svg:x1="8.53cm" svg:y1="11.174cm" svg:x2="7.67cm" svg:y2="11.174cm">
          <text:p/>
        </draw:line>
        <draw:line draw:style-name="gr1" draw:text-style-name="P1" draw:layer="layout" svg:x1="13.146cm" svg:y1="11.206cm" svg:x2="13.146cm" svg:y2="11.174cm">
          <text:p/>
        </draw:line>
        <draw:polyline draw:style-name="gr1" draw:text-style-name="P1" draw:layer="layout" svg:width="0.711cm" svg:height="0.011cm" svg:x="12.434cm" svg:y="11.206cm" svg:viewBox="0 0 712 12" draw:points="712,0 703,3 677,5 635,8 578,10 511,11 435,12 356,12 277,12 201,11 134,10 77,8 35,5 9,3 0,0">
          <text:p/>
        </draw:polyline>
        <draw:line draw:style-name="gr1" draw:text-style-name="P1" draw:layer="layout" svg:x1="12.434cm" svg:y1="11.174cm" svg:x2="12.434cm" svg:y2="11.206cm">
          <text:p/>
        </draw:line>
        <draw:line draw:style-name="gr1" draw:text-style-name="P1" draw:layer="layout" svg:x1="12.435cm" svg:y1="11.174cm" svg:x2="9.243cm" svg:y2="11.174cm">
          <text:p/>
        </draw:line>
        <draw:line draw:style-name="gr1" draw:text-style-name="P1" draw:layer="layout" svg:x1="9.243cm" svg:y1="11.174cm" svg:x2="9.243cm" svg:y2="11.206cm">
          <text:p/>
        </draw:line>
        <draw:polyline draw:style-name="gr1" draw:text-style-name="P1" draw:layer="layout" svg:width="0.712cm" svg:height="0.011cm" svg:x="8.53cm" svg:y="11.206cm" svg:viewBox="0 0 713 12" draw:points="713,0 704,3 678,5 635,8 579,10 511,11 436,12 357,12 277,12 202,11 135,10 78,8 36,5 9,3 0,0">
          <text:p/>
        </draw:polyline>
        <draw:line draw:style-name="gr1" draw:text-style-name="P1" draw:layer="layout" svg:x1="8.53cm" svg:y1="11.206cm" svg:x2="8.53cm" svg:y2="11.174cm">
          <text:p/>
        </draw:line>
        <draw:polyline draw:style-name="gr1" draw:text-style-name="P1" draw:layer="layout" svg:width="0.636cm" svg:height="0.01cm" svg:x="11.233cm" svg:y="11.193cm" svg:viewBox="0 0 637 11" draw:points="0,11 8,8 32,6 70,4 120,2 180,1 248,0 319,0 390,0 457,1 517,2 568,4 606,6 629,8 637,11">
          <text:p/>
        </draw:polyline>
        <draw:polyline draw:style-name="gr1" draw:text-style-name="P1" draw:layer="layout" svg:width="0.636cm" svg:height="0.01cm" svg:x="11.233cm" svg:y="11.204cm" svg:viewBox="0 0 637 11" draw:points="637,0 629,2 606,5 568,7 517,9 457,10 390,11 319,11 248,11 180,10 120,9 70,7 32,5 8,2 0,0">
          <text:p/>
        </draw:polyline>
        <draw:polyline draw:style-name="gr1" draw:text-style-name="P1" draw:layer="layout" svg:width="0.224cm" svg:height="0.003cm" svg:x="10.801cm" svg:y="11.223cm" svg:viewBox="0 0 225 4" draw:points="0,4 3,3 11,2 24,1 42,1 64,0 87,0 112,0 137,0 161,0 183,1 200,1 214,2 222,3 225,4">
          <text:p/>
        </draw:polyline>
        <draw:polyline draw:style-name="gr1" draw:text-style-name="P1" draw:layer="layout" svg:width="0.224cm" svg:height="0.003cm" svg:x="10.801cm" svg:y="11.227cm" svg:viewBox="0 0 225 4" draw:points="225,0 222,1 214,2 200,2 183,3 161,3 137,4 112,4 87,4 64,3 42,3 24,2 11,2 3,1 0,0">
          <text:p/>
        </draw:polyline>
        <draw:path draw:style-name="gr2" draw:text-style-name="P1" draw:layer="layout" svg:width="0.412cm" svg:height="0.41cm" svg:x="12.488cm" svg:y="17.734cm" svg:viewBox="0 0 413 411" svg:d="m207 411v0c114 0 206-92 206-206v0c0-113-92-205-206-205v0c-114 0-207 92-207 205v0c0 114 93 206 207 206z">
          <text:p/>
        </draw:path>
        <draw:path draw:style-name="gr2" draw:text-style-name="P1" draw:layer="layout" svg:width="0.894cm" svg:height="0.892cm" svg:x="12.247cm" svg:y="18.444cm" svg:viewBox="0 0 895 893" svg:d="m448 893v0c247 0 447-200 447-447v0c0-247-200-446-447-446v0c-247 0-448 199-448 446v0c0 247 201 447 448 447z">
          <text:p/>
        </draw:path>
        <draw:line draw:style-name="gr1" draw:text-style-name="P1" draw:layer="layout" svg:x1="7.296cm" svg:y1="11.549cm" svg:x2="7.37cm" svg:y2="11.624cm">
          <text:p/>
        </draw:line>
        <draw:line draw:style-name="gr1" draw:text-style-name="P1" draw:layer="layout" svg:x1="7.37cm" svg:y1="11.624cm" svg:x2="7.37cm" svg:y2="19.711cm">
          <text:p/>
        </draw:line>
        <draw:line draw:style-name="gr1" draw:text-style-name="P1" draw:layer="layout" svg:x1="7.296cm" svg:y1="19.785cm" svg:x2="7.37cm" svg:y2="19.71cm">
          <text:p/>
        </draw:line>
        <draw:path draw:style-name="gr1" draw:text-style-name="P1" draw:layer="layout" svg:width="0.374cm" svg:height="0.374cm" svg:x="7.37cm" svg:y="11.249cm" svg:viewBox="0 0 375 375" svg:d="m375 0v0c-98 0-195 40-265 110v0c-70 69-110 167-110 265">
          <text:p/>
        </draw:path>
        <draw:line draw:style-name="gr1" draw:text-style-name="P1" draw:layer="layout" svg:x1="7.67cm" svg:y1="11.174cm" svg:x2="7.745cm" svg:y2="11.249cm">
          <text:p/>
        </draw:line>
        <draw:path draw:style-name="gr1" draw:text-style-name="P1" draw:layer="layout" svg:width="0.112cm" svg:height="0cm" svg:x="7.37cm" svg:y="11.624cm" svg:viewBox="0 0 113 0" svg:d="m113 0v0c-26 0-57 0-78 0v0c-22 0-34 0-35 0">
          <text:p/>
        </draw:path>
        <draw:line draw:style-name="gr1" draw:text-style-name="P1" draw:layer="layout" svg:x1="7.483cm" svg:y1="11.624cm" svg:x2="7.483cm" svg:y2="19.711cm">
          <text:p/>
        </draw:line>
        <draw:polyline draw:style-name="gr1" draw:text-style-name="P1" draw:layer="layout" svg:width="0.112cm" svg:height="0cm" svg:x="7.37cm" svg:y="19.71cm" svg:viewBox="0 0 113 0" draw:points="113,0 101,0 88,0 76,0 65,0 54,0 44,0 35,0 26,0 19,0 13,0 8,0 4,0 2,0 0,0">
          <text:p/>
        </draw:polyline>
        <draw:path draw:style-name="gr1" draw:text-style-name="P1" draw:layer="layout" svg:width="0.374cm" svg:height="0.374cm" svg:x="7.37cm" svg:y="19.71cm" svg:viewBox="0 0 375 375" svg:d="m0 0v0c0 98 40 196 110 265v0c70 70 167 110 265 110">
          <text:p/>
        </draw:path>
        <draw:line draw:style-name="gr1" draw:text-style-name="P1" draw:layer="layout" svg:x1="7.67cm" svg:y1="20.159cm" svg:x2="7.745cm" svg:y2="20.085cm">
          <text:p/>
        </draw:line>
        <draw:polyline draw:style-name="gr1" draw:text-style-name="P1" draw:layer="layout" svg:width="0cm" svg:height="0.112cm" svg:x="7.745cm" svg:y="11.249cm" svg:viewBox="0 0 0 113" draw:points="0,113 0,100 0,88 0,76 0,65 0,54 0,44 0,35 0,26 0,19 0,13 0,8 0,4 0,1 0,0">
          <text:p/>
        </draw:polyline>
        <draw:path draw:style-name="gr1" draw:text-style-name="P1" draw:layer="layout" svg:width="0.261cm" svg:height="0.261cm" svg:x="7.483cm" svg:y="11.362cm" svg:viewBox="0 0 262 262" svg:d="m262 0v0c-68-1-137 27-185 77v0c-50 48-77 117-77 185">
          <text:p/>
        </draw:path>
        <draw:line draw:style-name="gr1" draw:text-style-name="P1" draw:layer="layout" svg:x1="14.006cm" svg:y1="11.174cm" svg:x2="13.932cm" svg:y2="11.249cm">
          <text:p/>
        </draw:line>
        <draw:line draw:style-name="gr1" draw:text-style-name="P1" draw:layer="layout" svg:x1="13.933cm" svg:y1="11.249cm" svg:x2="7.745cm" svg:y2="11.249cm">
          <text:p/>
        </draw:line>
        <draw:line draw:style-name="gr1" draw:text-style-name="P1" draw:layer="layout" svg:x1="13.933cm" svg:y1="11.362cm" svg:x2="7.745cm" svg:y2="11.362cm">
          <text:p/>
        </draw:line>
        <draw:path draw:style-name="gr1" draw:text-style-name="P1" draw:layer="layout" svg:width="0.261cm" svg:height="0.261cm" svg:x="13.932cm" svg:y="11.362cm" svg:viewBox="0 0 262 262" svg:d="m262 262v0c0-68-28-137-77-185v0c-49-50-117-78-185-77">
          <text:p/>
        </draw:path>
        <draw:line draw:style-name="gr1" draw:text-style-name="P1" draw:layer="layout" svg:x1="14.194cm" svg:y1="19.711cm" svg:x2="14.194cm" svg:y2="11.624cm">
          <text:p/>
        </draw:line>
        <draw:path draw:style-name="gr1" draw:text-style-name="P1" draw:layer="layout" svg:width="0.261cm" svg:height="0.261cm" svg:x="13.932cm" svg:y="19.71cm" svg:viewBox="0 0 262 262" svg:d="m0 262v0c68 1 136-27 185-77v0c49-48 77-117 77-185">
          <text:p/>
        </draw:path>
        <draw:path draw:style-name="gr1" draw:text-style-name="P1" draw:layer="layout" svg:width="0.261cm" svg:height="0.261cm" svg:x="7.483cm" svg:y="19.71cm" svg:viewBox="0 0 262 262" svg:d="m0 0v0c0 68 27 137 77 185v0c48 50 117 78 185 77">
          <text:p/>
        </draw:path>
        <draw:line draw:style-name="gr1" draw:text-style-name="P1" draw:layer="layout" svg:x1="7.745cm" svg:y1="19.972cm" svg:x2="13.933cm" svg:y2="19.972cm">
          <text:p/>
        </draw:line>
        <draw:path draw:style-name="gr1" draw:text-style-name="P1" draw:layer="layout" svg:width="0cm" svg:height="0.112cm" svg:x="7.745cm" svg:y="19.972cm" svg:viewBox="0 0 0 113" svg:d="m0 0v0c0 26 0 57 0 78v0c0 23 0 34 0 35">
          <text:p/>
        </draw:path>
        <draw:line draw:style-name="gr1" draw:text-style-name="P1" draw:layer="layout" svg:x1="7.745cm" svg:y1="20.085cm" svg:x2="13.933cm" svg:y2="20.085cm">
          <text:p/>
        </draw:line>
        <draw:line draw:style-name="gr1" draw:text-style-name="P1" draw:layer="layout" svg:x1="14.006cm" svg:y1="20.159cm" svg:x2="13.932cm" svg:y2="20.085cm">
          <text:p/>
        </draw:line>
        <draw:path draw:style-name="gr1" draw:text-style-name="P1" draw:layer="layout" svg:width="0.373cm" svg:height="0.374cm" svg:x="13.932cm" svg:y="19.71cm" svg:viewBox="0 0 374 375" svg:d="m0 375v0c98 0 195-40 265-110v0c69-69 110-167 109-265">
          <text:p/>
        </draw:path>
        <draw:line draw:style-name="gr1" draw:text-style-name="P1" draw:layer="layout" svg:x1="14.381cm" svg:y1="19.785cm" svg:x2="14.306cm" svg:y2="19.71cm">
          <text:p/>
        </draw:line>
        <draw:line draw:style-name="gr1" draw:text-style-name="P1" draw:layer="layout" svg:x1="14.306cm" svg:y1="19.711cm" svg:x2="14.306cm" svg:y2="11.624cm">
          <text:p/>
        </draw:line>
        <draw:line draw:style-name="gr1" draw:text-style-name="P1" draw:layer="layout" svg:x1="14.381cm" svg:y1="11.549cm" svg:x2="14.306cm" svg:y2="11.624cm">
          <text:p/>
        </draw:line>
        <draw:path draw:style-name="gr1" draw:text-style-name="P1" draw:layer="layout" svg:width="0.373cm" svg:height="0.374cm" svg:x="13.932cm" svg:y="11.249cm" svg:viewBox="0 0 374 375" svg:d="m374 375v0c1-98-40-196-109-265v0c-70-70-167-110-265-110">
          <text:p/>
        </draw:path>
        <draw:polyline draw:style-name="gr1" draw:text-style-name="P1" draw:layer="layout" svg:width="0cm" svg:height="0.112cm" svg:x="13.932cm" svg:y="11.249cm" svg:viewBox="0 0 0 113" draw:points="0,113 0,100 0,88 0,76 0,65 0,54 0,44 0,35 0,26 0,19 0,13 0,8 0,4 0,1 0,0">
          <text:p/>
        </draw:polyline>
        <draw:polyline draw:style-name="gr1" draw:text-style-name="P1" draw:layer="layout" svg:width="0.111cm" svg:height="0cm" svg:x="14.194cm" svg:y="11.624cm" svg:viewBox="0 0 112 0" draw:points="0,0 12,0 24,0 36,0 48,0 59,0 69,0 78,0 86,0 94,0 100,0 105,0 109,0 111,0 112,0">
          <text:p/>
        </draw:polyline>
        <draw:polyline draw:style-name="gr1" draw:text-style-name="P1" draw:layer="layout" svg:width="0.111cm" svg:height="0cm" svg:x="14.194cm" svg:y="19.71cm" svg:viewBox="0 0 112 0" draw:points="0,0 78,0 112,0">
          <text:p/>
        </draw:polyline>
        <draw:polyline draw:style-name="gr1" draw:text-style-name="P1" draw:layer="layout" svg:width="0cm" svg:height="0.112cm" svg:x="13.932cm" svg:y="19.972cm" svg:viewBox="0 0 0 113" draw:points="0,0 0,13 0,25 0,37 0,48 0,59 0,69 0,78 0,87 0,94 0,100 0,105 0,109 0,112 0,113">
          <text:p/>
        </draw:polyline>
        <draw:line draw:style-name="gr1" draw:text-style-name="P1" draw:layer="layout" svg:x1="14.364cm" svg:y1="25.942cm" svg:x2="14.29cm" svg:y2="23.805cm">
          <text:p/>
        </draw:line>
        <draw:polyline draw:style-name="gr1" draw:text-style-name="P1" draw:layer="layout" svg:width="0.373cm" svg:height="0cm" svg:x="13.99cm" svg:y="25.942cm" svg:viewBox="0 0 374 0" draw:points="374,0 372,0 365,0 353,0 337,0 317,0 293,0 265,0 233,0 199,0 162,0 123,0 83,0 42,0 0,0">
          <text:p/>
        </draw:polyline>
        <draw:line draw:style-name="gr1" draw:text-style-name="P1" draw:layer="layout" svg:x1="13.991cm" svg:y1="25.942cm" svg:x2="7.654cm" svg:y2="25.942cm">
          <text:p/>
        </draw:line>
        <draw:polyline draw:style-name="gr1" draw:text-style-name="P1" draw:layer="layout" svg:width="0.374cm" svg:height="0cm" svg:x="7.279cm" svg:y="25.942cm" svg:viewBox="0 0 375 0" draw:points="375,0 333,0 291,0 251,0 212,0 175,0 141,0 110,0 82,0 57,0 37,0 21,0 9,0 2,0 0,0">
          <text:p/>
        </draw:polyline>
        <draw:line draw:style-name="gr1" draw:text-style-name="P1" draw:layer="layout" svg:x1="9.413cm" svg:y1="23.696cm" svg:x2="13.916cm" svg:y2="23.696cm">
          <text:p/>
        </draw:line>
        <draw:polyline draw:style-name="gr1" draw:text-style-name="P1" draw:layer="layout" svg:width="0.261cm" svg:height="0cm" svg:x="7.466cm" svg:y="23.696cm" svg:viewBox="0 0 262 0" draw:points="262,0 77,0 0,0">
          <text:p/>
        </draw:polyline>
        <draw:polyline draw:style-name="gr1" draw:text-style-name="P1" draw:layer="layout" svg:width="0.261cm" svg:height="0cm" svg:x="13.915cm" svg:y="23.696cm" svg:viewBox="0 0 262 0" draw:points="262,0 185,0 0,0">
          <text:p/>
        </draw:polyline>
        <draw:line draw:style-name="gr1" draw:text-style-name="P1" draw:layer="layout" svg:x1="13.916cm" svg:y1="23.696cm" svg:x2="7.728cm" svg:y2="23.696cm">
          <text:p/>
        </draw:line>
        <draw:path draw:style-name="gr1" draw:text-style-name="P1" draw:layer="layout" svg:width="0.112cm" svg:height="0.108cm" svg:x="14.177cm" svg:y="23.696cm" svg:viewBox="0 0 113 109" svg:d="m0 0v0c58 0 111 52 113 109">
          <text:p/>
        </draw:path>
        <draw:line draw:style-name="gr1" draw:text-style-name="P1" draw:layer="layout" svg:x1="7.279cm" svg:y1="25.942cm" svg:x2="7.354cm" svg:y2="23.805cm">
          <text:p/>
        </draw:line>
        <draw:path draw:style-name="gr1" draw:text-style-name="P1" draw:layer="layout" svg:width="0.111cm" svg:height="0.108cm" svg:x="7.354cm" svg:y="23.696cm" svg:viewBox="0 0 112 109" svg:d="m112 0v0c-58 0-110 52-112 109">
          <text:p/>
        </draw:path>
        <draw:path draw:style-name="gr1" draw:text-style-name="P1" draw:layer="layout" svg:width="0.111cm" svg:height="0.108cm" svg:x="7.354cm" svg:y="23.696cm" svg:viewBox="0 0 112 109" svg:d="m112 0v0c-26 0-56 11-78 32v0c-22 21-34 51-34 77">
          <text:p/>
        </draw:path>
        <draw:path draw:style-name="gr1" draw:text-style-name="P1" draw:layer="layout" svg:width="0.374cm" svg:height="0.001cm" svg:x="13.915cm" svg:y="23.803cm" svg:viewBox="0 0 375 2" svg:d="m0 2v0c98-1 195-2 265-2v0c70 0 110 1 110 2">
          <text:p/>
        </draw:path>
        <draw:path draw:style-name="gr1" draw:text-style-name="P1" draw:layer="layout" svg:width="0.112cm" svg:height="0.108cm" svg:x="14.177cm" svg:y="23.696cm" svg:viewBox="0 0 113 109" svg:d="m0 0v0c58 0 111 52 113 109">
          <text:p/>
        </draw:path>
        <draw:path draw:style-name="gr1" draw:text-style-name="P1" draw:layer="layout" svg:width="0.374cm" svg:height="0.001cm" svg:x="13.915cm" svg:y="23.803cm" svg:viewBox="0 0 375 2" svg:d="m375 2v0c0-1-40-2-110-2v0c-70 0-167 1-265 2">
          <text:p/>
        </draw:path>
        <draw:line draw:style-name="gr1" draw:text-style-name="P1" draw:layer="layout" svg:x1="13.99cm" svg:y1="25.942cm" svg:x2="13.915cm" svg:y2="23.805cm">
          <text:p/>
        </draw:line>
        <draw:path draw:style-name="gr1" draw:text-style-name="P1" draw:layer="layout" svg:width="0cm" svg:height="0.108cm" svg:x="13.915cm" svg:y="23.696cm" svg:viewBox="0 0 0 109" svg:d="m0 0v0c0 0 0 11 0 32v0c0 21 0 51 0 77">
          <text:p/>
        </draw:path>
        <draw:line draw:style-name="gr1" draw:text-style-name="P1" draw:layer="layout" svg:x1="13.916cm" svg:y1="23.805cm" svg:x2="7.728cm" svg:y2="23.805cm">
          <text:p/>
        </draw:line>
        <draw:line draw:style-name="gr1" draw:text-style-name="P1" draw:layer="layout" svg:x1="7.654cm" svg:y1="25.942cm" svg:x2="7.728cm" svg:y2="23.805cm">
          <text:p/>
        </draw:line>
        <draw:path draw:style-name="gr1" draw:text-style-name="P1" draw:layer="layout" svg:width="0.373cm" svg:height="0.001cm" svg:x="7.354cm" svg:y="23.803cm" svg:viewBox="0 0 374 2" svg:d="m374 2v0c-98-1-195-2-265-2v0c-69 0-110 1-109 2">
          <text:p/>
        </draw:path>
        <draw:path draw:style-name="gr1" draw:text-style-name="P1" draw:layer="layout" svg:width="0.373cm" svg:height="0.001cm" svg:x="7.354cm" svg:y="23.803cm" svg:viewBox="0 0 374 2" svg:d="m0 2v0c-1-1 40-2 109-2v0c70 0 167 1 265 2">
          <text:p/>
        </draw:path>
        <draw:path draw:style-name="gr1" draw:text-style-name="P1" draw:layer="layout" svg:width="0.111cm" svg:height="0.108cm" svg:x="7.354cm" svg:y="23.696cm" svg:viewBox="0 0 112 109" svg:d="m112 0v0c-26 0-56 11-78 32v0c-22 21-34 51-34 77">
          <text:p/>
        </draw:path>
        <draw:polyline draw:style-name="gr1" draw:text-style-name="P1" draw:layer="layout" svg:width="0cm" svg:height="0.108cm" svg:x="7.728cm" svg:y="23.696cm" svg:viewBox="0 0 0 109" draw:points="0,0 0,1 0,3 0,7 0,11 0,17 0,24 0,32 0,41 0,51 0,62 0,73 0,85 0,97 0,109">
          <text:p/>
        </draw:polyline>
        <draw:g>
          <draw:line draw:style-name="gr1" draw:text-style-name="P1" draw:layer="layout" svg:x1="7.296cm" svg:y1="5.401cm" svg:x2="7.37cm" svg:y2="7.539cm">
            <text:p/>
          </draw:line>
          <draw:polyline draw:style-name="gr1" draw:text-style-name="P1" draw:layer="layout" svg:width="0.373cm" svg:height="0cm" svg:x="7.296cm" svg:y="5.401cm" svg:viewBox="0 0 374 0" draw:points="0,0 2,0 9,0 21,0 37,0 57,0 81,0 109,0 141,0 175,0 212,0 251,0 291,0 332,0 374,0">
            <text:p/>
          </draw:polyline>
          <draw:polyline draw:style-name="gr1" draw:text-style-name="P1" draw:layer="layout" svg:width="0.374cm" svg:height="0cm" svg:x="14.006cm" svg:y="5.401cm" svg:viewBox="0 0 375 0" draw:points="375,0 373,0 366,0 354,0 338,0 318,0 293,0 265,0 234,0 200,0 163,0 124,0 84,0 42,0 0,0">
            <text:p/>
          </draw:polyline>
          <draw:line draw:style-name="gr1" draw:text-style-name="P1" draw:layer="layout" svg:x1="14.006cm" svg:y1="5.401cm" svg:x2="13.146cm" svg:y2="5.401cm">
            <text:p/>
          </draw:line>
          <draw:line draw:style-name="gr1" draw:text-style-name="P1" draw:layer="layout" svg:x1="13.146cm" svg:y1="5.401cm" svg:x2="12.434cm" svg:y2="5.401cm">
            <text:p/>
          </draw:line>
          <draw:line draw:style-name="gr1" draw:text-style-name="P1" draw:layer="layout" svg:x1="9.243cm" svg:y1="5.401cm" svg:x2="8.53cm" svg:y2="5.401cm">
            <text:p/>
          </draw:line>
          <draw:line draw:style-name="gr1" draw:text-style-name="P1" draw:layer="layout" svg:x1="8.53cm" svg:y1="5.401cm" svg:x2="7.67cm" svg:y2="5.401cm">
            <text:p/>
          </draw:line>
          <draw:polyline draw:style-name="gr1" draw:text-style-name="P1" draw:layer="layout" svg:width="0.261cm" svg:height="0cm" svg:x="7.483cm" svg:y="7.647cm" svg:viewBox="0 0 262 0" draw:points="262,0 77,0 0,0">
            <text:p/>
          </draw:polyline>
          <draw:path draw:style-name="gr1" draw:text-style-name="P1" draw:layer="layout" svg:width="0.112cm" svg:height="0.107cm" svg:x="7.37cm" svg:y="7.539cm" svg:viewBox="0 0 113 108" svg:d="m113 108v0c-26 1-57-10-78-31v0c-22-21-34-51-35-77">
            <text:p/>
          </draw:path>
          <draw:line draw:style-name="gr1" draw:text-style-name="P1" draw:layer="layout" svg:x1="13.146cm" svg:y1="6.299cm" svg:x2="13.146cm" svg:y2="5.401cm">
            <text:p/>
          </draw:line>
          <draw:polyline draw:style-name="gr1" draw:text-style-name="P1" draw:layer="layout" svg:width="0.711cm" svg:height="0.356cm" svg:x="12.434cm" svg:y="6.299cm" svg:viewBox="0 0 712 357" draw:points="712,0 703,80 677,155 635,223 578,279 511,321 435,348 356,357 277,348 201,321 134,279 77,223 35,155 9,80 0,0">
            <text:p/>
          </draw:polyline>
          <draw:line draw:style-name="gr1" draw:text-style-name="P1" draw:layer="layout" svg:x1="12.434cm" svg:y1="5.401cm" svg:x2="12.434cm" svg:y2="6.299cm">
            <text:p/>
          </draw:line>
          <draw:line draw:style-name="gr1" draw:text-style-name="P1" draw:layer="layout" svg:x1="12.435cm" svg:y1="5.401cm" svg:x2="9.243cm" svg:y2="5.401cm">
            <text:p/>
          </draw:line>
          <draw:line draw:style-name="gr1" draw:text-style-name="P1" draw:layer="layout" svg:x1="9.243cm" svg:y1="5.401cm" svg:x2="9.243cm" svg:y2="6.299cm">
            <text:p/>
          </draw:line>
          <draw:polyline draw:style-name="gr1" draw:text-style-name="P1" draw:layer="layout" svg:width="0.712cm" svg:height="0.356cm" svg:x="8.53cm" svg:y="6.299cm" svg:viewBox="0 0 713 357" draw:points="713,0 704,80 678,155 635,223 579,279 511,321 436,348 357,357 277,348 202,321 135,279 78,223 36,155 9,80 0,0">
            <text:p/>
          </draw:polyline>
          <draw:line draw:style-name="gr1" draw:text-style-name="P1" draw:layer="layout" svg:x1="8.53cm" svg:y1="6.299cm" svg:x2="8.53cm" svg:y2="5.401cm">
            <text:p/>
          </draw:line>
          <draw:polygon draw:style-name="gr3" draw:text-style-name="P1" draw:layer="layout" svg:width="0.636cm" svg:height="0.62cm" svg:x="11.233cm" svg:y="5.933cm" svg:viewBox="0 0 637 621" draw:points="0,311 32,173 120,62 248,0 390,0 517,62 606,173 637,311 606,449 517,559 390,621 248,621 120,559 32,449">
            <text:p/>
          </draw:polygon>
          <draw:polygon draw:style-name="gr3" draw:text-style-name="P1" draw:layer="layout" svg:width="0.224cm" svg:height="0.217cm" svg:x="10.801cm" svg:y="6.79cm" svg:viewBox="0 0 225 218" draw:points="0,108 11,61 42,22 87,0 137,0 183,22 214,61 225,108 214,157 183,196 137,218 87,218 42,196 11,157">
            <text:p/>
          </draw:polygon>
          <draw:line draw:style-name="gr1" draw:text-style-name="P1" draw:layer="layout" svg:x1="13.933cm" svg:y1="7.647cm" svg:x2="7.745cm" svg:y2="7.647cm">
            <text:p/>
          </draw:line>
          <draw:polyline draw:style-name="gr1" draw:text-style-name="P1" draw:layer="layout" svg:width="0.261cm" svg:height="0cm" svg:x="13.932cm" svg:y="7.647cm" svg:viewBox="0 0 262 0" draw:points="262,0 185,0 0,0">
            <text:p/>
          </draw:polyline>
          <draw:path draw:style-name="gr1" draw:text-style-name="P1" draw:layer="layout" svg:width="0.112cm" svg:height="0.107cm" svg:x="7.37cm" svg:y="7.539cm" svg:viewBox="0 0 113 108" svg:d="m113 108v0c-58 0-111-51-113-108">
            <text:p/>
          </draw:path>
          <draw:line draw:style-name="gr1" draw:text-style-name="P1" draw:layer="layout" svg:x1="14.381cm" svg:y1="5.401cm" svg:x2="14.306cm" svg:y2="7.539cm">
            <text:p/>
          </draw:line>
          <draw:path draw:style-name="gr1" draw:text-style-name="P1" draw:layer="layout" svg:width="0.111cm" svg:height="0.107cm" svg:x="14.194cm" svg:y="7.539cm" svg:viewBox="0 0 112 108" svg:d="m0 108v0c58 0 110-51 112-108">
            <text:p/>
          </draw:path>
          <draw:path draw:style-name="gr1" draw:text-style-name="P1" draw:layer="layout" svg:width="0.374cm" svg:height="0.001cm" svg:x="7.37cm" svg:y="7.539cm" svg:viewBox="0 0 375 2" svg:d="m375 0v0c-98 1-195 2-265 2v0c-70 0-110-1-110-2">
            <text:p/>
          </draw:path>
          <draw:line draw:style-name="gr1" draw:text-style-name="P1" draw:layer="layout" svg:x1="7.67cm" svg:y1="5.401cm" svg:x2="7.745cm" svg:y2="7.539cm">
            <text:p/>
          </draw:line>
          <draw:path draw:style-name="gr1" draw:text-style-name="P1" draw:layer="layout" svg:width="0.112cm" svg:height="0.107cm" svg:x="7.37cm" svg:y="7.539cm" svg:viewBox="0 0 113 108" svg:d="m113 108v0c-26 1-57-10-78-31v0c-22-21-34-51-35-77">
            <text:p/>
          </draw:path>
          <draw:path draw:style-name="gr1" draw:text-style-name="P1" draw:layer="layout" svg:width="0.112cm" svg:height="0.107cm" svg:x="7.37cm" svg:y="7.539cm" svg:viewBox="0 0 113 108" svg:d="m113 108v0c-58 0-111-51-113-108">
            <text:p/>
          </draw:path>
          <draw:path draw:style-name="gr1" draw:text-style-name="P1" draw:layer="layout" svg:width="0.374cm" svg:height="0.001cm" svg:x="7.37cm" svg:y="7.539cm" svg:viewBox="0 0 375 2" svg:d="m0 0v0c0 1 40 2 110 2v0c70 0 167-1 265-2">
            <text:p/>
          </draw:path>
          <draw:polyline draw:style-name="gr1" draw:text-style-name="P1" draw:layer="layout" svg:width="0cm" svg:height="0.107cm" svg:x="7.745cm" svg:y="7.539cm" svg:viewBox="0 0 0 108" draw:points="0,108 0,108 0,106 0,102 0,98 0,92 0,85 0,77 0,68 0,58 0,47 0,36 0,24 0,12 0,0">
            <text:p/>
          </draw:polyline>
          <draw:line draw:style-name="gr1" draw:text-style-name="P1" draw:layer="layout" svg:x1="14.006cm" svg:y1="5.401cm" svg:x2="13.932cm" svg:y2="7.539cm">
            <text:p/>
          </draw:line>
          <draw:line draw:style-name="gr1" draw:text-style-name="P1" draw:layer="layout" svg:x1="13.933cm" svg:y1="7.539cm" svg:x2="7.745cm" svg:y2="7.539cm">
            <text:p/>
          </draw:line>
          <draw:path draw:style-name="gr1" draw:text-style-name="P1" draw:layer="layout" svg:width="0.373cm" svg:height="0.001cm" svg:x="13.932cm" svg:y="7.539cm" svg:viewBox="0 0 374 2" svg:d="m0 0v0c98 1 195 2 265 2v0c69 0 110-1 109-2">
            <text:p/>
          </draw:path>
          <draw:path draw:style-name="gr1" draw:text-style-name="P1" draw:layer="layout" svg:width="0.373cm" svg:height="0.001cm" svg:x="13.932cm" svg:y="7.539cm" svg:viewBox="0 0 374 2" svg:d="m374 0v0c1 1-40 2-109 2v0c-70 0-167-1-265-2">
            <text:p/>
          </draw:path>
          <draw:polyline draw:style-name="gr1" draw:text-style-name="P1" draw:layer="layout" svg:width="0cm" svg:height="0.107cm" svg:x="13.932cm" svg:y="7.539cm" svg:viewBox="0 0 0 108" draw:points="0,108 0,108 0,106 0,102 0,98 0,92 0,85 0,77 0,68 0,58 0,47 0,36 0,24 0,12 0,0">
            <text:p/>
          </draw:polyline>
        </draw:g>
        <draw:line draw:style-name="gr1" draw:text-style-name="P1" draw:layer="layout" svg:x1="3.949cm" svg:y1="11.368cm" svg:x2="3.949cm" svg:y2="11.218cm">
          <text:p/>
        </draw:line>
        <draw:line draw:style-name="gr1" draw:text-style-name="P1" draw:layer="layout" svg:x1="4.08cm" svg:y1="11.373cm" svg:x2="4.08cm" svg:y2="11.223cm">
          <text:p/>
        </draw:line>
        <draw:line draw:style-name="gr1" draw:text-style-name="P1" draw:layer="layout" svg:x1="4.305cm" svg:y1="11.381cm" svg:x2="4.305cm" svg:y2="11.231cm">
          <text:p/>
        </draw:line>
        <draw:polyline draw:style-name="gr1" draw:text-style-name="P1" draw:layer="layout" svg:width="0cm" svg:height="0.224cm" svg:x="2.693cm" svg:y="11.324cm" svg:viewBox="0 0 0 225" draw:points="0,225 0,208 0,191 0,174 0,157 0,140 0,123 0,107 0,91 0,75 0,59 0,44 0,29 0,14 0,0">
          <text:p/>
        </draw:polyline>
        <draw:line draw:style-name="gr1" draw:text-style-name="P1" draw:layer="layout" svg:x1="4.942cm" svg:y1="11.624cm" svg:x2="4.942cm" svg:y2="19.711cm">
          <text:p/>
        </draw:line>
        <draw:polyline draw:style-name="gr1" draw:text-style-name="P1" draw:layer="layout" svg:width="0cm" svg:height="0.373cm" svg:x="2.693cm" svg:y="19.785cm" svg:viewBox="0 0 0 374" draw:points="0,374 0,372 0,365 0,353 0,337 0,317 0,293 0,265 0,233 0,199 0,162 0,124 0,83 0,42 0,0">
          <text:p/>
        </draw:polyline>
        <draw:line draw:style-name="gr1" draw:text-style-name="P1" draw:layer="layout" svg:x1="2.693cm" svg:y1="19.786cm" svg:x2="2.693cm" svg:y2="11.549cm">
          <text:p/>
        </draw:line>
        <draw:polyline draw:style-name="gr1" draw:text-style-name="P1" draw:layer="layout" svg:width="0cm" svg:height="0.374cm" svg:x="2.693cm" svg:y="11.174cm" svg:viewBox="0 0 0 375" draw:points="0,375 0,333 0,292 0,251 0,213 0,176 0,142 0,110 0,82 0,58 0,38 0,22 0,10 0,3 0,0">
          <text:p/>
        </draw:polyline>
        <draw:line draw:style-name="gr1" draw:text-style-name="P1" draw:layer="layout" svg:x1="2.693cm" svg:y1="11.174cm" svg:x2="4.834cm" svg:y2="11.249cm">
          <text:p/>
        </draw:line>
        <draw:polyline draw:style-name="gr1" draw:text-style-name="P1" draw:layer="layout" svg:width="0cm" svg:height="0.261cm" svg:x="4.942cm" svg:y="11.362cm" svg:viewBox="0 0 0 262" draw:points="0,262 0,77 0,0">
          <text:p/>
        </draw:polyline>
        <draw:line draw:style-name="gr1" draw:text-style-name="P1" draw:layer="layout" svg:x1="4.942cm" svg:y1="19.711cm" svg:x2="4.942cm" svg:y2="11.624cm">
          <text:p/>
        </draw:line>
        <draw:polyline draw:style-name="gr1" draw:text-style-name="P1" draw:layer="layout" svg:width="0cm" svg:height="0.261cm" svg:x="4.942cm" svg:y="19.71cm" svg:viewBox="0 0 0 262" draw:points="0,262 0,185 0,0">
          <text:p/>
        </draw:polyline>
        <draw:line draw:style-name="gr1" draw:text-style-name="P1" draw:layer="layout" svg:x1="2.693cm" svg:y1="20.159cm" svg:x2="4.834cm" svg:y2="20.085cm">
          <text:p/>
        </draw:line>
        <draw:line draw:style-name="gr1" draw:text-style-name="P1" draw:layer="layout" svg:x1="3.593cm" svg:y1="11.206cm" svg:x2="3.593cm" svg:y2="11.356cm">
          <text:p/>
        </draw:line>
        <draw:line draw:style-name="gr1" draw:text-style-name="P1" draw:layer="layout" svg:x1="2.693cm" svg:y1="11.174cm" svg:x2="2.693cm" svg:y2="11.324cm">
          <text:p/>
        </draw:line>
        <draw:path draw:style-name="gr1" draw:text-style-name="P1" draw:layer="layout" svg:width="0.107cm" svg:height="0.112cm" svg:x="4.834cm" svg:y="11.249cm" svg:viewBox="0 0 108 113" svg:d="m108 113v0c1-58-51-111-108-113">
          <text:p/>
        </draw:path>
        <draw:path draw:style-name="gr1" draw:text-style-name="P1" draw:layer="layout" svg:width="0.107cm" svg:height="0.112cm" svg:x="4.834cm" svg:y="19.972cm" svg:viewBox="0 0 108 113" svg:d="m108 0v0c0 58-51 111-108 113">
          <text:p/>
        </draw:path>
        <draw:path draw:style-name="gr1" draw:text-style-name="P1" draw:layer="layout" svg:width="0.001cm" svg:height="0.374cm" svg:x="4.834cm" svg:y="11.249cm" svg:viewBox="0 0 2 375" svg:d="m0 0v0c1 0 2 40 2 110v0c0 69-1 167-2 265">
          <text:p/>
        </draw:path>
        <draw:path draw:style-name="gr1" draw:text-style-name="P1" draw:layer="layout" svg:width="0.001cm" svg:height="0.374cm" svg:x="4.834cm" svg:y="19.71cm" svg:viewBox="0 0 2 375" svg:d="m0 0v0c1 98 2 196 2 265v0c0 70-1 110-2 110">
          <text:p/>
        </draw:path>
        <draw:path draw:style-name="gr1" draw:text-style-name="P1" draw:layer="layout" svg:width="0.001cm" svg:height="0.374cm" svg:x="4.834cm" svg:y="19.71cm" svg:viewBox="0 0 2 375" svg:d="m0 375v0c1 0 2-40 2-110v0c0-69-1-167-2-265">
          <text:p/>
        </draw:path>
        <draw:line draw:style-name="gr1" draw:text-style-name="P1" draw:layer="layout" svg:x1="2.693cm" svg:y1="19.785cm" svg:x2="4.834cm" svg:y2="19.71cm">
          <text:p/>
        </draw:line>
        <draw:line draw:style-name="gr1" draw:text-style-name="P1" draw:layer="layout" svg:x1="4.834cm" svg:y1="19.711cm" svg:x2="4.834cm" svg:y2="11.624cm">
          <text:p/>
        </draw:line>
        <draw:line draw:style-name="gr1" draw:text-style-name="P1" draw:layer="layout" svg:x1="2.693cm" svg:y1="11.549cm" svg:x2="4.834cm" svg:y2="11.624cm">
          <text:p/>
        </draw:line>
        <draw:path draw:style-name="gr1" draw:text-style-name="P1" draw:layer="layout" svg:width="0.001cm" svg:height="0.374cm" svg:x="4.834cm" svg:y="11.249cm" svg:viewBox="0 0 2 375" svg:d="m0 375v0c1-98 2-196 2-265v0c0-70-1-110-2-110">
          <text:p/>
        </draw:path>
        <draw:path draw:style-name="gr1" draw:text-style-name="P1" draw:layer="layout" svg:width="0.107cm" svg:height="0.112cm" svg:x="4.834cm" svg:y="11.249cm" svg:viewBox="0 0 108 113" svg:d="m108 113v0c1-58-51-111-108-113">
          <text:p/>
        </draw:path>
        <draw:polyline draw:style-name="gr1" draw:text-style-name="P1" draw:layer="layout" svg:width="0.107cm" svg:height="0cm" svg:x="4.834cm" svg:y="11.624cm" svg:viewBox="0 0 108 0" draw:points="108,0 108,0 106,0 102,0 98,0 92,0 85,0 77,0 68,0 58,0 47,0 36,0 24,0 12,0 0,0">
          <text:p/>
        </draw:polyline>
        <draw:polyline draw:style-name="gr1" draw:text-style-name="P1" draw:layer="layout" svg:width="0.107cm" svg:height="0cm" svg:x="4.834cm" svg:y="19.71cm" svg:viewBox="0 0 108 0" draw:points="108,0 77,0 0,0">
          <text:p/>
        </draw:polyline>
        <draw:line draw:style-name="gr1" draw:text-style-name="P1" draw:layer="layout" svg:x1="17.726cm" svg:y1="11.368cm" svg:x2="17.726cm" svg:y2="11.218cm">
          <text:p/>
        </draw:line>
        <draw:line draw:style-name="gr1" draw:text-style-name="P1" draw:layer="layout" svg:x1="17.37cm" svg:y1="11.381cm" svg:x2="17.37cm" svg:y2="11.231cm">
          <text:p/>
        </draw:line>
        <draw:line draw:style-name="gr1" draw:text-style-name="P1" draw:layer="layout" svg:x1="17.595cm" svg:y1="11.373cm" svg:x2="17.595cm" svg:y2="11.223cm">
          <text:p/>
        </draw:line>
        <draw:line draw:style-name="gr1" draw:text-style-name="P1" draw:layer="layout" svg:x1="18.983cm" svg:y1="11.549cm" svg:x2="18.983cm" svg:y2="19.786cm">
          <text:p/>
        </draw:line>
        <draw:polyline draw:style-name="gr1" draw:text-style-name="P1" draw:layer="layout" svg:width="0cm" svg:height="0.374cm" svg:x="18.983cm" svg:y="11.174cm" svg:viewBox="0 0 0 375" draw:points="0,375 0,333 0,292 0,251 0,213 0,176 0,142 0,110 0,82 0,58 0,38 0,22 0,10 0,3 0,0">
          <text:p/>
        </draw:polyline>
        <draw:line draw:style-name="gr1" draw:text-style-name="P1" draw:layer="layout" svg:x1="18.983cm" svg:y1="11.174cm" svg:x2="16.841cm" svg:y2="11.249cm">
          <text:p/>
        </draw:line>
        <draw:line draw:style-name="gr1" draw:text-style-name="P1" draw:layer="layout" svg:x1="16.733cm" svg:y1="11.624cm" svg:x2="16.733cm" svg:y2="19.711cm">
          <text:p/>
        </draw:line>
        <draw:polyline draw:style-name="gr1" draw:text-style-name="P1" draw:layer="layout" svg:width="0cm" svg:height="0.373cm" svg:x="18.983cm" svg:y="19.785cm" svg:viewBox="0 0 0 374" draw:points="0,0 0,42 0,83 0,124 0,162 0,199 0,233 0,265 0,293 0,317 0,337 0,353 0,365 0,372 0,374">
          <text:p/>
        </draw:polyline>
        <draw:polyline draw:style-name="gr1" draw:text-style-name="P1" draw:layer="layout" svg:width="0cm" svg:height="0.224cm" svg:x="18.983cm" svg:y="11.324cm" svg:viewBox="0 0 0 225" draw:points="0,225 0,208 0,191 0,174 0,157 0,140 0,123 0,107 0,91 0,75 0,59 0,44 0,29 0,14 0,0">
          <text:p/>
        </draw:polyline>
        <draw:line draw:style-name="gr1" draw:text-style-name="P1" draw:layer="layout" svg:x1="18.983cm" svg:y1="20.159cm" svg:x2="16.841cm" svg:y2="20.085cm">
          <text:p/>
        </draw:line>
        <draw:path draw:style-name="gr1" draw:text-style-name="P1" draw:layer="layout" svg:width="0.107cm" svg:height="0.112cm" svg:x="16.733cm" svg:y="11.249cm" svg:viewBox="0 0 108 113" svg:d="m0 113v0c0-58 51-111 108-113">
          <text:p/>
        </draw:path>
        <draw:polyline draw:style-name="gr1" draw:text-style-name="P1" draw:layer="layout" svg:width="0cm" svg:height="0.261cm" svg:x="16.733cm" svg:y="11.362cm" svg:viewBox="0 0 0 262" draw:points="0,0 0,77 0,262">
          <text:p/>
        </draw:polyline>
        <draw:line draw:style-name="gr1" draw:text-style-name="P1" draw:layer="layout" svg:x1="18.983cm" svg:y1="11.174cm" svg:x2="16.841cm" svg:y2="11.249cm">
          <text:p/>
        </draw:line>
        <draw:line draw:style-name="gr1" draw:text-style-name="P1" draw:layer="layout" svg:x1="16.733cm" svg:y1="19.711cm" svg:x2="16.733cm" svg:y2="11.624cm">
          <text:p/>
        </draw:line>
        <draw:polyline draw:style-name="gr1" draw:text-style-name="P1" draw:layer="layout" svg:width="0cm" svg:height="0.261cm" svg:x="16.733cm" svg:y="19.71cm" svg:viewBox="0 0 0 262" draw:points="0,0 0,185 0,262">
          <text:p/>
        </draw:polyline>
        <draw:path draw:style-name="gr1" draw:text-style-name="P1" draw:layer="layout" svg:width="0.107cm" svg:height="0.112cm" svg:x="16.733cm" svg:y="19.972cm" svg:viewBox="0 0 108 113" svg:d="m0 0v0c-1 26 10 57 31 78v0c21 23 51 34 77 35">
          <text:p/>
        </draw:path>
        <draw:line draw:style-name="gr1" draw:text-style-name="P1" draw:layer="layout" svg:x1="18.983cm" svg:y1="20.159cm" svg:x2="16.841cm" svg:y2="20.085cm">
          <text:p/>
        </draw:line>
        <draw:line draw:style-name="gr1" draw:text-style-name="P1" draw:layer="layout" svg:x1="18.083cm" svg:y1="11.206cm" svg:x2="18.083cm" svg:y2="11.356cm">
          <text:p/>
        </draw:line>
        <draw:line draw:style-name="gr1" draw:text-style-name="P1" draw:layer="layout" svg:x1="18.983cm" svg:y1="11.174cm" svg:x2="18.983cm" svg:y2="11.324cm">
          <text:p/>
        </draw:line>
        <draw:path draw:style-name="gr1" draw:text-style-name="P1" draw:layer="layout" svg:width="0.107cm" svg:height="0.112cm" svg:x="16.733cm" svg:y="19.972cm" svg:viewBox="0 0 108 113" svg:d="m0 0v0c0 58 51 111 108 113">
          <text:p/>
        </draw:path>
        <draw:line draw:style-name="gr1" draw:text-style-name="P1" draw:layer="layout" svg:x1="18.983cm" svg:y1="11.549cm" svg:x2="16.841cm" svg:y2="11.624cm">
          <text:p/>
        </draw:line>
        <draw:line draw:style-name="gr1" draw:text-style-name="P1" draw:layer="layout" svg:x1="16.841cm" svg:y1="11.624cm" svg:x2="16.841cm" svg:y2="19.711cm">
          <text:p/>
        </draw:line>
        <draw:line draw:style-name="gr1" draw:text-style-name="P1" draw:layer="layout" svg:x1="18.983cm" svg:y1="19.785cm" svg:x2="16.841cm" svg:y2="19.71cm">
          <text:p/>
        </draw:line>
        <draw:path draw:style-name="gr1" draw:text-style-name="P1" draw:layer="layout" svg:width="0cm" svg:height="0.374cm" svg:x="16.84cm" svg:y="11.249cm" svg:viewBox="0 0 1 375" svg:d="m1 0v0c-1 0-1 40-1 110v0c0 69 0 167 1 265">
          <text:p/>
        </draw:path>
        <draw:path draw:style-name="gr1" draw:text-style-name="P1" draw:layer="layout" svg:width="0.107cm" svg:height="0cm" svg:x="16.733cm" svg:y="11.624cm" svg:viewBox="0 0 108 0" svg:d="m0 0v0c-1 0 10 0 31 0v0c21 0 51 0 77 0">
          <text:p/>
        </draw:path>
        <draw:polyline draw:style-name="gr1" draw:text-style-name="P1" draw:layer="layout" svg:width="0.107cm" svg:height="0cm" svg:x="16.733cm" svg:y="19.71cm" svg:viewBox="0 0 108 0" draw:points="0,0 0,0 2,0 6,0 10,0 16,0 23,0 31,0 40,0 50,0 61,0 72,0 84,0 96,0 108,0">
          <text:p/>
        </draw:polyline>
        <draw:path draw:style-name="gr1" draw:text-style-name="P1" draw:layer="layout" svg:width="0cm" svg:height="0.374cm" svg:x="16.84cm" svg:y="19.71cm" svg:viewBox="0 0 1 375" svg:d="m1 0v0c-1 98-1 196-1 265v0c0 70 0 110 1 110">
          <text:p/>
        </draw:path>
        <draw:path draw:style-name="gr1" draw:text-style-name="P1" draw:layer="layout" svg:width="0cm" svg:height="0.374cm" svg:x="16.84cm" svg:y="19.71cm" svg:viewBox="0 0 1 375" svg:d="m1 375v0c-1 0-1-40-1-110v0c0-69 0-167 1-265">
          <text:p/>
        </draw:path>
        <draw:path draw:style-name="gr1" draw:text-style-name="P1" draw:layer="layout" svg:width="0cm" svg:height="0.374cm" svg:x="16.84cm" svg:y="11.249cm" svg:viewBox="0 0 1 375" svg:d="m1 375v0c-1-98-1-196-1-265v0c0-70 0-110 1-110">
          <text:p/>
        </draw:path>
        <draw:frame draw:style-name="gr22" draw:layer="layout" svg:width="4.546cm" svg:height="1.875cm" svg:x="15.808cm" svg:y="8.885cm">
          <draw:text-box>
            <text:p>RIGHT VIEW</text:p>
            <text:p>(RECHTS)</text:p>
          </draw:text-box>
        </draw:frame>
        <draw:frame draw:style-name="gr22" draw:layer="layout" svg:width="4.546cm" svg:height="1.875cm" svg:x="1.838cm" svg:y="8.987cm">
          <draw:text-box>
            <text:p>LEFT VIEW</text:p>
            <text:p>(LINKS)</text:p>
          </draw:text-box>
        </draw:frame>
        <draw:frame draw:style-name="gr22" draw:layer="layout" svg:width="5.791cm" svg:height="1.875cm" svg:x="7.959cm" svg:y="21.738cm">
          <draw:text-box>
            <text:p>FRONT VIEW</text:p>
            <text:p>(VORDERSEITE)</text:p>
          </draw:text-box>
        </draw:frame>
        <draw:frame draw:style-name="gr22" draw:layer="layout" svg:width="5.791cm" svg:height="1.875cm" svg:x="8.645cm" svg:y="3.521cm">
          <draw:text-box>
            <text:p>BACK VIEW</text:p>
            <text:p>(ZUR<text:span text:style-name="T5">Ü</text:span>CK)</text:p>
          </draw:text-box>
        </draw:frame>
        <draw:frame draw:style-name="gr22" draw:layer="layout" svg:width="5.791cm" svg:height="1.875cm" svg:x="9.178cm" svg:y="8.931cm">
          <draw:text-box>
            <text:p>TOP VIEW</text:p>
            <text:p>(OBEN)</text:p>
          </draw:text-box>
        </draw:frame>
        <draw:frame draw:style-name="gr23" draw:text-style-name="P4" draw:layer="layout" svg:width="15.062cm" svg:height="1.596cm" svg:x="1.381cm" svg:y="1.254cm">
          <draw:text-box>
            <text:p><text:span text:style-name="T6">ENCLOSURE GENERAL VIEWS</text:span></text:p>
          </draw:text-box>
        </draw:frame>
      </draw:page>
      <draw:page draw:name="page5" draw:style-name="dp1" draw:master-page-name="Default">
        <draw:measure draw:style-name="gr24" draw:text-style-name="P2" draw:layer="measurelines" svg:x1="7.733cm" svg:y1="11.134cm" svg:x2="7.733cm" svg:y2="8.873cm">
          <text:p text:style-name="P2"><text:span text:style-name="T1">30,0</text:span></text:p>
        </draw:measure>
        <draw:measure draw:style-name="gr25" draw:text-style-name="P2" draw:layer="layout" svg:x1="11.111cm" svg:y1="9.735cm" svg:x2="7.631cm" svg:y2="9.735cm">
          <text:p text:style-name="P2"><text:span text:style-name="T1">46,25</text:span></text:p>
        </draw:measure>
        <draw:measure draw:style-name="gr26" draw:text-style-name="P2" draw:layer="layout" svg:x1="9.206cm" svg:y1="10.27cm" svg:x2="7.631cm" svg:y2="10.27cm">
          <text:p text:style-name="P2"><text:span text:style-name="T1">21,22</text:span></text:p>
        </draw:measure>
        <draw:measure draw:style-name="gr27" draw:text-style-name="P2" draw:layer="layout" svg:x1="10.451cm" svg:y1="10.397cm" svg:x2="7.631cm" svg:y2="10.397cm">
          <text:p text:style-name="P2"><text:span text:style-name="T1">37,73</text:span></text:p>
        </draw:measure>
        <draw:measure draw:style-name="gr28" draw:text-style-name="P2" draw:layer="layout" svg:x1="13.118cm" svg:y1="10.27cm" svg:x2="7.631cm" svg:y2="10.27cm">
          <text:p text:style-name="P2"><text:span text:style-name="T1">72,29</text:span><text:span text:style-name="T1"><text:measure text:kind="gap"/></text:span></text:p>
        </draw:measure>
        <draw:measure draw:style-name="gr29" draw:text-style-name="P2" draw:layer="layout" svg:x1="13.143cm" svg:y1="11.134cm" svg:x2="13.143cm" svg:y2="10.22cm">
          <text:p text:style-name="P2"><text:span text:style-name="T1">12,0</text:span></text:p>
        </draw:measure>
        <draw:measure draw:style-name="gr30" draw:text-style-name="P2" draw:layer="layout" svg:x1="10.552cm" svg:y1="11.134cm" svg:x2="10.552cm" svg:y2="10.296cm">
          <text:p text:style-name="P2"><text:span text:style-name="T1">11,25</text:span></text:p>
        </draw:measure>
        <draw:g>
          <draw:line draw:style-name="gr1" draw:text-style-name="P1" draw:layer="layout" svg:x1="14.716cm" svg:y1="11.145cm" svg:x2="14.642cm" svg:y2="9.007cm">
            <text:p/>
          </draw:line>
          <draw:polyline draw:style-name="gr1" draw:text-style-name="P1" draw:layer="layout" svg:width="0.373cm" svg:height="0cm" svg:x="14.342cm" svg:y="11.145cm" svg:viewBox="0 0 374 0" draw:points="374,0 372,0 365,0 353,0 337,0 317,0 293,0 265,0 233,0 199,0 162,0 123,0 83,0 42,0 0,0">
            <text:p/>
          </draw:polyline>
          <draw:polyline draw:style-name="gr1" draw:text-style-name="P1" draw:layer="layout" svg:width="0.374cm" svg:height="0cm" svg:x="7.631cm" svg:y="11.145cm" svg:viewBox="0 0 375 0" draw:points="0,0 2,0 9,0 21,0 37,0 57,0 82,0 110,0 141,0 175,0 212,0 251,0 291,0 333,0 375,0">
            <text:p/>
          </draw:polyline>
          <draw:line draw:style-name="gr1" draw:text-style-name="P1" draw:layer="layout" svg:x1="8.006cm" svg:y1="11.145cm" svg:x2="8.866cm" svg:y2="11.145cm">
            <text:p/>
          </draw:line>
          <draw:line draw:style-name="gr1" draw:text-style-name="P1" draw:layer="layout" svg:x1="8.866cm" svg:y1="11.145cm" svg:x2="9.578cm" svg:y2="11.145cm">
            <text:p/>
          </draw:line>
          <draw:line draw:style-name="gr1" draw:text-style-name="P1" draw:layer="layout" svg:x1="12.769cm" svg:y1="11.145cm" svg:x2="13.482cm" svg:y2="11.145cm">
            <text:p/>
          </draw:line>
          <draw:line draw:style-name="gr1" draw:text-style-name="P1" draw:layer="layout" svg:x1="13.482cm" svg:y1="11.145cm" svg:x2="14.342cm" svg:y2="11.145cm">
            <text:p/>
          </draw:line>
          <draw:polyline draw:style-name="gr1" draw:text-style-name="P1" draw:layer="layout" svg:width="0.261cm" svg:height="0cm" svg:x="14.267cm" svg:y="8.899cm" svg:viewBox="0 0 262 0" draw:points="0,0 185,0 262,0">
            <text:p/>
          </draw:polyline>
          <draw:path draw:style-name="gr1" draw:text-style-name="P1" draw:layer="layout" svg:width="-0.112cm" svg:height="-0.107cm" svg:x="14.642cm" svg:y="9.007cm" svg:viewBox="0 0 -113 -108" svg:d="m113 108v0c-26 1-57-10-78-31v0c-22-21-34-51-35-77">
            <text:p/>
          </draw:path>
          <draw:line draw:style-name="gr1" draw:text-style-name="P1" draw:layer="layout" svg:x1="8.866cm" svg:y1="10.247cm" svg:x2="8.866cm" svg:y2="11.145cm">
            <text:p/>
          </draw:line>
          <draw:polyline draw:style-name="gr1" draw:text-style-name="P1" draw:layer="layout" svg:width="-0.711cm" svg:height="-0.356cm" svg:x="9.578cm" svg:y="10.247cm" svg:viewBox="0 0 -712 -357" draw:points="712,0 703,80 677,155 635,223 578,279 511,321 435,348 356,357 277,348 201,321 134,279 77,223 35,155 9,80 0,0">
            <text:p/>
          </draw:polyline>
          <draw:line draw:style-name="gr1" draw:text-style-name="P1" draw:layer="layout" svg:x1="9.578cm" svg:y1="11.145cm" svg:x2="9.578cm" svg:y2="10.247cm">
            <text:p/>
          </draw:line>
          <draw:line draw:style-name="gr1" draw:text-style-name="P1" draw:layer="layout" svg:x1="9.578cm" svg:y1="11.145cm" svg:x2="12.77cm" svg:y2="11.145cm">
            <text:p/>
          </draw:line>
          <draw:line draw:style-name="gr1" draw:text-style-name="P1" draw:layer="layout" svg:x1="12.769cm" svg:y1="11.145cm" svg:x2="12.769cm" svg:y2="10.247cm">
            <text:p/>
          </draw:line>
          <draw:polyline draw:style-name="gr1" draw:text-style-name="P1" draw:layer="layout" svg:width="-0.712cm" svg:height="-0.356cm" svg:x="13.482cm" svg:y="10.247cm" svg:viewBox="0 0 -713 -357" draw:points="713,0 704,80 678,155 635,223 579,279 511,321 436,348 357,357 277,348 202,321 135,279 78,223 36,155 9,80 0,0">
            <text:p/>
          </draw:polyline>
          <draw:line draw:style-name="gr1" draw:text-style-name="P1" draw:layer="layout" svg:x1="13.482cm" svg:y1="10.247cm" svg:x2="13.482cm" svg:y2="11.145cm">
            <text:p/>
          </draw:line>
          <draw:polygon draw:style-name="gr3" draw:text-style-name="P1" draw:layer="layout" svg:width="-0.636cm" svg:height="-0.62cm" svg:x="10.779cm" svg:y="10.613cm" svg:viewBox="0 0 -637 -621" draw:points="0,311 32,173 120,62 248,0 390,0 517,62 606,173 637,311 606,449 517,559 390,621 248,621 120,559 32,449">
            <text:p/>
          </draw:polygon>
          <draw:polygon draw:style-name="gr3" draw:text-style-name="P1" draw:layer="layout" svg:width="-0.224cm" svg:height="-0.217cm" svg:x="11.211cm" svg:y="9.756cm" svg:viewBox="0 0 -225 -218" draw:points="0,108 11,61 42,22 87,0 137,0 183,22 214,61 225,108 214,157 183,196 137,218 87,218 42,196 11,157">
            <text:p/>
          </draw:polygon>
          <draw:line draw:style-name="gr1" draw:text-style-name="P1" draw:layer="layout" svg:x1="8.08cm" svg:y1="8.899cm" svg:x2="14.268cm" svg:y2="8.899cm">
            <text:p/>
          </draw:line>
          <draw:polyline draw:style-name="gr1" draw:text-style-name="P1" draw:layer="layout" svg:width="0.261cm" svg:height="0cm" svg:x="7.818cm" svg:y="8.899cm" svg:viewBox="0 0 262 0" draw:points="0,0 77,0 262,0">
            <text:p/>
          </draw:polyline>
          <draw:path draw:style-name="gr1" draw:text-style-name="P1" draw:layer="layout" svg:width="-0.112cm" svg:height="-0.107cm" svg:x="14.642cm" svg:y="9.007cm" svg:viewBox="0 0 -113 -108" svg:d="m113 108v0c-58 0-111-51-113-108">
            <text:p/>
          </draw:path>
          <draw:line draw:style-name="gr1" draw:text-style-name="P1" draw:layer="layout" svg:x1="7.631cm" svg:y1="11.145cm" svg:x2="7.706cm" svg:y2="9.007cm">
            <text:p/>
          </draw:line>
          <draw:path draw:style-name="gr1" draw:text-style-name="P1" draw:layer="layout" svg:width="-0.111cm" svg:height="-0.107cm" svg:x="7.818cm" svg:y="9.007cm" svg:viewBox="0 0 -112 -108" svg:d="m0 108v0c58 0 110-51 112-108">
            <text:p/>
          </draw:path>
          <draw:path draw:style-name="gr1" draw:text-style-name="P1" draw:layer="layout" svg:width="-0.374cm" svg:height="-0.001cm" svg:x="14.642cm" svg:y="9.007cm" svg:viewBox="0 0 -375 -2" svg:d="m375 0v0c-98 1-195 2-265 2v0c-70 0-110-1-110-2">
            <text:p/>
          </draw:path>
          <draw:line draw:style-name="gr1" draw:text-style-name="P1" draw:layer="layout" svg:x1="14.342cm" svg:y1="11.145cm" svg:x2="14.267cm" svg:y2="9.007cm">
            <text:p/>
          </draw:line>
          <draw:path draw:style-name="gr1" draw:text-style-name="P1" draw:layer="layout" svg:width="-0.112cm" svg:height="-0.107cm" svg:x="14.642cm" svg:y="9.007cm" svg:viewBox="0 0 -113 -108" svg:d="m113 108v0c-26 1-57-10-78-31v0c-22-21-34-51-35-77">
            <text:p/>
          </draw:path>
          <draw:path draw:style-name="gr1" draw:text-style-name="P1" draw:layer="layout" svg:width="-0.112cm" svg:height="-0.107cm" svg:x="14.642cm" svg:y="9.007cm" svg:viewBox="0 0 -113 -108" svg:d="m113 108v0c-58 0-111-51-113-108">
            <text:p/>
          </draw:path>
          <draw:path draw:style-name="gr1" draw:text-style-name="P1" draw:layer="layout" svg:width="-0.374cm" svg:height="-0.001cm" svg:x="14.642cm" svg:y="9.007cm" svg:viewBox="0 0 -375 -2" svg:d="m0 0v0c0 1 40 2 110 2v0c70 0 167-1 265-2">
            <text:p/>
          </draw:path>
          <draw:polyline draw:style-name="gr1" draw:text-style-name="P1" draw:layer="layout" svg:width="0cm" svg:height="0.107cm" svg:x="14.267cm" svg:y="8.899cm" svg:viewBox="0 0 0 108" draw:points="0,0 0,0 0,2 0,6 0,10 0,16 0,23 0,31 0,40 0,50 0,61 0,72 0,84 0,96 0,108">
            <text:p/>
          </draw:polyline>
          <draw:line draw:style-name="gr1" draw:text-style-name="P1" draw:layer="layout" svg:x1="8.006cm" svg:y1="11.145cm" svg:x2="8.08cm" svg:y2="9.007cm">
            <text:p/>
          </draw:line>
          <draw:line draw:style-name="gr1" draw:text-style-name="P1" draw:layer="layout" svg:x1="8.08cm" svg:y1="9.007cm" svg:x2="14.268cm" svg:y2="9.007cm">
            <text:p/>
          </draw:line>
          <draw:path draw:style-name="gr1" draw:text-style-name="P1" draw:layer="layout" svg:width="-0.373cm" svg:height="-0.001cm" svg:x="8.08cm" svg:y="9.007cm" svg:viewBox="0 0 -374 -2" svg:d="m0 0v0c98 1 195 2 265 2v0c69 0 110-1 109-2">
            <text:p/>
          </draw:path>
          <draw:path draw:style-name="gr1" draw:text-style-name="P1" draw:layer="layout" svg:width="-0.373cm" svg:height="-0.001cm" svg:x="8.08cm" svg:y="9.007cm" svg:viewBox="0 0 -374 -2" svg:d="m374 0v0c1 1-40 2-109 2v0c-70 0-167-1-265-2">
            <text:p/>
          </draw:path>
          <draw:polyline draw:style-name="gr1" draw:text-style-name="P1" draw:layer="layout" svg:width="0cm" svg:height="0.107cm" svg:x="8.08cm" svg:y="8.899cm" svg:viewBox="0 0 0 108" draw:points="0,0 0,0 0,2 0,6 0,10 0,16 0,23 0,31 0,40 0,50 0,61 0,72 0,84 0,96 0,108">
            <text:p/>
          </draw:polyline>
        </draw:g>
        <draw:frame draw:style-name="gr9" draw:text-style-name="P3" draw:layer="layout" svg:width="1.854cm" svg:height="0.64cm" svg:x="10.578cm" svg:y="10.27cm">
          <draw:text-box>
            <text:p><text:span text:style-name="T2">Ø</text:span><text:span text:style-name="T3">=4,25</text:span></text:p>
          </draw:text-box>
        </draw:frame>
        <draw:frame draw:style-name="gr9" draw:text-style-name="P3" draw:layer="layout" svg:width="1.601cm" svg:height="0.64cm" svg:x="11.035cm" svg:y="9.051cm">
          <draw:text-box>
            <text:p><text:span text:style-name="T2">Ø</text:span><text:span text:style-name="T3">=1,5</text:span></text:p>
          </draw:text-box>
        </draw:frame>
        <draw:frame draw:style-name="gr9" draw:text-style-name="P3" draw:layer="layout" svg:width="1.881cm" svg:height="0.64cm" svg:x="8.976cm" svg:y="9.381cm">
          <draw:text-box>
            <text:p><text:span text:style-name="T2">Ø</text:span><text:span text:style-name="T3">=4,75</text:span></text:p>
          </draw:text-box>
        </draw:frame>
        <draw:frame draw:style-name="gr9" draw:text-style-name="P3" draw:layer="layout" svg:width="1.829cm" svg:height="0.64cm" svg:x="12.863cm" svg:y="9.351cm">
          <draw:text-box>
            <text:p><text:span text:style-name="T2">Ø</text:span><text:span text:style-name="T3">=4,75</text:span></text:p>
          </draw:text-box>
        </draw:frame>
        <draw:g>
          <draw:path draw:style-name="gr2" draw:text-style-name="P1" draw:layer="layout" svg:width="0.412cm" svg:height="0.41cm" svg:x="12.819cm" svg:y="21.908cm" svg:viewBox="0 0 413 411" svg:d="m207 411v0c114 0 206-92 206-206v0c0-113-92-205-206-205v0c-114 0-207 92-207 205v0c0 114 93 206 207 206z">
            <text:p/>
          </draw:path>
          <draw:path draw:style-name="gr2" draw:text-style-name="P1" draw:layer="layout" svg:width="0.894cm" svg:height="0.892cm" svg:x="12.578cm" svg:y="22.618cm" svg:viewBox="0 0 895 893" svg:d="m448 893v0c247 0 447-200 447-447v0c0-247-200-446-447-446v0c-247 0-448 199-448 446v0c0 247 201 447 448 447z">
            <text:p/>
          </draw:path>
          <draw:g>
            <draw:line draw:style-name="gr1" draw:text-style-name="P1" draw:layer="layout" svg:x1="7.627cm" svg:y1="15.723cm" svg:x2="7.627cm" svg:y2="23.96cm">
              <text:p/>
            </draw:line>
            <draw:path draw:style-name="gr1" draw:text-style-name="P1" draw:layer="layout" svg:width="0.373cm" svg:height="0.374cm" svg:x="7.627cm" svg:y="15.348cm" svg:viewBox="0 0 374 375" svg:d="m0 375v0c0-98 40-195 109-265v0c70-69 167-110 265-110">
              <text:p/>
            </draw:path>
            <draw:path draw:style-name="gr1" draw:text-style-name="P1" draw:layer="layout" svg:width="0.373cm" svg:height="0.373cm" svg:x="7.627cm" svg:y="23.959cm" svg:viewBox="0 0 374 374" svg:d="m0 0v0c0 98 40 195 109 265v0c70 69 167 109 265 109">
              <text:p/>
            </draw:path>
            <draw:line draw:style-name="gr1" draw:text-style-name="P1" draw:layer="layout" svg:x1="8.001cm" svg:y1="24.333cm" svg:x2="14.338cm" svg:y2="24.333cm">
              <text:p/>
            </draw:line>
            <draw:path draw:style-name="gr1" draw:text-style-name="P1" draw:layer="layout" svg:width="0.374cm" svg:height="0.373cm" svg:x="14.337cm" svg:y="23.959cm" svg:viewBox="0 0 375 374" svg:d="m0 374v0c99 0 196-40 265-109v0c70-70 110-167 110-265">
              <text:p/>
            </draw:path>
            <draw:line draw:style-name="gr1" draw:text-style-name="P1" draw:layer="layout" svg:x1="14.712cm" svg:y1="23.96cm" svg:x2="14.712cm" svg:y2="15.723cm">
              <text:p/>
            </draw:line>
            <draw:path draw:style-name="gr1" draw:text-style-name="P1" draw:layer="layout" svg:width="0.374cm" svg:height="0.374cm" svg:x="14.337cm" svg:y="15.348cm" svg:viewBox="0 0 375 375" svg:d="m375 375v0c0-98-40-195-110-265v0c-69-69-166-110-265-110">
              <text:p/>
            </draw:path>
            <draw:line draw:style-name="gr1" draw:text-style-name="P1" draw:layer="layout" svg:x1="14.337cm" svg:y1="15.348cm" svg:x2="13.477cm" svg:y2="15.348cm">
              <text:p/>
            </draw:line>
            <draw:line draw:style-name="gr1" draw:text-style-name="P1" draw:layer="layout" svg:x1="8.861cm" svg:y1="15.348cm" svg:x2="8.001cm" svg:y2="15.348cm">
              <text:p/>
            </draw:line>
            <draw:line draw:style-name="gr1" draw:text-style-name="P1" draw:layer="layout" svg:x1="13.477cm" svg:y1="15.38cm" svg:x2="13.477cm" svg:y2="15.348cm">
              <text:p/>
            </draw:line>
            <draw:polyline draw:style-name="gr1" draw:text-style-name="P1" draw:layer="layout" svg:width="0.711cm" svg:height="0.011cm" svg:x="12.765cm" svg:y="15.38cm" svg:viewBox="0 0 712 12" draw:points="712,0 703,3 677,5 635,8 578,10 511,11 435,12 356,12 277,12 201,11 134,10 77,8 35,5 9,3 0,0">
              <text:p/>
            </draw:polyline>
            <draw:line draw:style-name="gr1" draw:text-style-name="P1" draw:layer="layout" svg:x1="12.765cm" svg:y1="15.348cm" svg:x2="12.765cm" svg:y2="15.38cm">
              <text:p/>
            </draw:line>
            <draw:line draw:style-name="gr1" draw:text-style-name="P1" draw:layer="layout" svg:x1="12.765cm" svg:y1="15.348cm" svg:x2="12.201cm" svg:y2="15.348cm">
              <text:p/>
            </draw:line>
            <draw:line draw:style-name="gr1" draw:text-style-name="P1" draw:layer="layout" svg:x1="12.201cm" svg:y1="15.378cm" svg:x2="12.201cm" svg:y2="15.348cm">
              <text:p/>
            </draw:line>
            <draw:polyline draw:style-name="gr1" draw:text-style-name="P1" draw:layer="layout" svg:width="0.636cm" svg:height="0.01cm" svg:x="11.564cm" svg:y="15.378cm" svg:viewBox="0 0 637 11" draw:points="637,0 629,2 606,5 568,7 517,9 457,10 390,11 319,11 248,11 180,10 120,9 70,7 32,5 8,2 0,0">
              <text:p/>
            </draw:polyline>
            <draw:line draw:style-name="gr1" draw:text-style-name="P1" draw:layer="layout" svg:x1="11.564cm" svg:y1="15.348cm" svg:x2="11.564cm" svg:y2="15.378cm">
              <text:p/>
            </draw:line>
            <draw:line draw:style-name="gr1" draw:text-style-name="P1" draw:layer="layout" svg:x1="11.565cm" svg:y1="15.348cm" svg:x2="9.574cm" svg:y2="15.348cm">
              <text:p/>
            </draw:line>
            <draw:line draw:style-name="gr1" draw:text-style-name="P1" draw:layer="layout" svg:x1="9.574cm" svg:y1="15.348cm" svg:x2="9.574cm" svg:y2="15.38cm">
              <text:p/>
            </draw:line>
            <draw:polyline draw:style-name="gr1" draw:text-style-name="P1" draw:layer="layout" svg:width="0.712cm" svg:height="0.011cm" svg:x="8.861cm" svg:y="15.38cm" svg:viewBox="0 0 713 12" draw:points="713,0 704,3 678,5 635,8 579,10 511,11 436,12 357,12 277,12 202,11 135,10 78,8 36,5 9,3 0,0">
              <text:p/>
            </draw:polyline>
            <draw:line draw:style-name="gr1" draw:text-style-name="P1" draw:layer="layout" svg:x1="8.861cm" svg:y1="15.38cm" svg:x2="8.861cm" svg:y2="15.348cm">
              <text:p/>
            </draw:line>
            <draw:polyline draw:style-name="gr1" draw:text-style-name="P1" draw:layer="layout" svg:width="0.224cm" svg:height="0.003cm" svg:x="11.132cm" svg:y="15.397cm" svg:viewBox="0 0 225 4" draw:points="0,4 3,3 11,2 24,1 42,1 64,0 87,0 112,0 137,0 161,0 183,1 200,1 214,2 222,3 225,4">
              <text:p/>
            </draw:polyline>
            <draw:polyline draw:style-name="gr1" draw:text-style-name="P1" draw:layer="layout" svg:width="0.224cm" svg:height="0.003cm" svg:x="11.132cm" svg:y="15.401cm" svg:viewBox="0 0 225 4" draw:points="225,0 222,1 214,2 200,2 183,3 161,3 137,4 112,4 87,4 64,3 42,3 24,2 11,2 3,1 0,0">
              <text:p/>
            </draw:polyline>
            <draw:line draw:style-name="gr1" draw:text-style-name="P1" draw:layer="layout" svg:x1="7.627cm" svg:y1="15.723cm" svg:x2="7.701cm" svg:y2="15.798cm">
              <text:p/>
            </draw:line>
            <draw:line draw:style-name="gr1" draw:text-style-name="P1" draw:layer="layout" svg:x1="7.701cm" svg:y1="15.798cm" svg:x2="7.701cm" svg:y2="23.885cm">
              <text:p/>
            </draw:line>
            <draw:line draw:style-name="gr1" draw:text-style-name="P1" draw:layer="layout" svg:x1="7.627cm" svg:y1="23.959cm" svg:x2="7.701cm" svg:y2="23.884cm">
              <text:p/>
            </draw:line>
            <draw:path draw:style-name="gr1" draw:text-style-name="P1" draw:layer="layout" svg:width="0.374cm" svg:height="0.374cm" svg:x="7.701cm" svg:y="15.423cm" svg:viewBox="0 0 375 375" svg:d="m375 0v0c-98 0-195 40-265 110v0c-70 69-110 167-110 265">
              <text:p/>
            </draw:path>
            <draw:line draw:style-name="gr1" draw:text-style-name="P1" draw:layer="layout" svg:x1="8.001cm" svg:y1="15.348cm" svg:x2="8.076cm" svg:y2="15.423cm">
              <text:p/>
            </draw:line>
            <draw:path draw:style-name="gr1" draw:text-style-name="P1" draw:layer="layout" svg:width="0.112cm" svg:height="0cm" svg:x="7.701cm" svg:y="15.798cm" svg:viewBox="0 0 113 0" svg:d="m113 0v0c-26 0-57 0-78 0v0c-22 0-34 0-35 0">
              <text:p/>
            </draw:path>
            <draw:line draw:style-name="gr1" draw:text-style-name="P1" draw:layer="layout" svg:x1="7.814cm" svg:y1="15.798cm" svg:x2="7.814cm" svg:y2="23.885cm">
              <text:p/>
            </draw:line>
            <draw:polyline draw:style-name="gr1" draw:text-style-name="P1" draw:layer="layout" svg:width="0.112cm" svg:height="0cm" svg:x="7.701cm" svg:y="23.884cm" svg:viewBox="0 0 113 0" draw:points="113,0 101,0 88,0 76,0 65,0 54,0 44,0 35,0 26,0 19,0 13,0 8,0 4,0 2,0 0,0">
              <text:p/>
            </draw:polyline>
            <draw:path draw:style-name="gr1" draw:text-style-name="P1" draw:layer="layout" svg:width="0.374cm" svg:height="0.374cm" svg:x="7.701cm" svg:y="23.884cm" svg:viewBox="0 0 375 375" svg:d="m0 0v0c0 98 40 196 110 265v0c70 70 167 110 265 110">
              <text:p/>
            </draw:path>
            <draw:line draw:style-name="gr1" draw:text-style-name="P1" draw:layer="layout" svg:x1="8.001cm" svg:y1="24.333cm" svg:x2="8.076cm" svg:y2="24.259cm">
              <text:p/>
            </draw:line>
            <draw:polyline draw:style-name="gr1" draw:text-style-name="P1" draw:layer="layout" svg:width="0cm" svg:height="0.112cm" svg:x="8.076cm" svg:y="15.423cm" svg:viewBox="0 0 0 113" draw:points="0,113 0,100 0,88 0,76 0,65 0,54 0,44 0,35 0,26 0,19 0,13 0,8 0,4 0,1 0,0">
              <text:p/>
            </draw:polyline>
            <draw:path draw:style-name="gr1" draw:text-style-name="P1" draw:layer="layout" svg:width="0.261cm" svg:height="0.261cm" svg:x="7.814cm" svg:y="15.536cm" svg:viewBox="0 0 262 262" svg:d="m262 0v0c-68-1-137 27-185 77v0c-50 48-77 117-77 185">
              <text:p/>
            </draw:path>
            <draw:line draw:style-name="gr1" draw:text-style-name="P1" draw:layer="layout" svg:x1="14.337cm" svg:y1="15.348cm" svg:x2="14.263cm" svg:y2="15.423cm">
              <text:p/>
            </draw:line>
            <draw:line draw:style-name="gr1" draw:text-style-name="P1" draw:layer="layout" svg:x1="14.264cm" svg:y1="15.423cm" svg:x2="8.076cm" svg:y2="15.423cm">
              <text:p/>
            </draw:line>
            <draw:line draw:style-name="gr1" draw:text-style-name="P1" draw:layer="layout" svg:x1="14.264cm" svg:y1="15.536cm" svg:x2="8.076cm" svg:y2="15.536cm">
              <text:p/>
            </draw:line>
            <draw:path draw:style-name="gr1" draw:text-style-name="P1" draw:layer="layout" svg:width="0.261cm" svg:height="0.261cm" svg:x="14.263cm" svg:y="15.536cm" svg:viewBox="0 0 262 262" svg:d="m262 262v0c0-68-28-137-77-185v0c-49-50-117-78-185-77">
              <text:p/>
            </draw:path>
            <draw:line draw:style-name="gr1" draw:text-style-name="P1" draw:layer="layout" svg:x1="14.525cm" svg:y1="23.885cm" svg:x2="14.525cm" svg:y2="15.798cm">
              <text:p/>
            </draw:line>
            <draw:path draw:style-name="gr1" draw:text-style-name="P1" draw:layer="layout" svg:width="0.261cm" svg:height="0.261cm" svg:x="14.263cm" svg:y="23.884cm" svg:viewBox="0 0 262 262" svg:d="m0 262v0c68 1 136-27 185-77v0c49-48 77-117 77-185">
              <text:p/>
            </draw:path>
            <draw:path draw:style-name="gr1" draw:text-style-name="P1" draw:layer="layout" svg:width="0.261cm" svg:height="0.261cm" svg:x="7.814cm" svg:y="23.884cm" svg:viewBox="0 0 262 262" svg:d="m0 0v0c0 68 27 137 77 185v0c48 50 117 78 185 77">
              <text:p/>
            </draw:path>
            <draw:line draw:style-name="gr1" draw:text-style-name="P1" draw:layer="layout" svg:x1="8.076cm" svg:y1="24.146cm" svg:x2="14.264cm" svg:y2="24.146cm">
              <text:p/>
            </draw:line>
            <draw:path draw:style-name="gr1" draw:text-style-name="P1" draw:layer="layout" svg:width="0cm" svg:height="0.112cm" svg:x="8.076cm" svg:y="24.146cm" svg:viewBox="0 0 0 113" svg:d="m0 0v0c0 26 0 57 0 78v0c0 23 0 34 0 35">
              <text:p/>
            </draw:path>
            <draw:line draw:style-name="gr1" draw:text-style-name="P1" draw:layer="layout" svg:x1="8.076cm" svg:y1="24.259cm" svg:x2="14.264cm" svg:y2="24.259cm">
              <text:p/>
            </draw:line>
            <draw:line draw:style-name="gr1" draw:text-style-name="P1" draw:layer="layout" svg:x1="14.337cm" svg:y1="24.333cm" svg:x2="14.263cm" svg:y2="24.259cm">
              <text:p/>
            </draw:line>
            <draw:path draw:style-name="gr1" draw:text-style-name="P1" draw:layer="layout" svg:width="0.373cm" svg:height="0.374cm" svg:x="14.263cm" svg:y="23.884cm" svg:viewBox="0 0 374 375" svg:d="m0 375v0c98 0 195-40 265-110v0c69-69 110-167 109-265">
              <text:p/>
            </draw:path>
            <draw:line draw:style-name="gr1" draw:text-style-name="P1" draw:layer="layout" svg:x1="14.712cm" svg:y1="23.959cm" svg:x2="14.637cm" svg:y2="23.884cm">
              <text:p/>
            </draw:line>
            <draw:line draw:style-name="gr1" draw:text-style-name="P1" draw:layer="layout" svg:x1="14.637cm" svg:y1="23.885cm" svg:x2="14.637cm" svg:y2="15.798cm">
              <text:p/>
            </draw:line>
            <draw:line draw:style-name="gr1" draw:text-style-name="P1" draw:layer="layout" svg:x1="14.712cm" svg:y1="15.723cm" svg:x2="14.637cm" svg:y2="15.798cm">
              <text:p/>
            </draw:line>
            <draw:path draw:style-name="gr1" draw:text-style-name="P1" draw:layer="layout" svg:width="0.373cm" svg:height="0.374cm" svg:x="14.263cm" svg:y="15.423cm" svg:viewBox="0 0 374 375" svg:d="m374 375v0c1-98-40-196-109-265v0c-70-70-167-110-265-110">
              <text:p/>
            </draw:path>
            <draw:polyline draw:style-name="gr1" draw:text-style-name="P1" draw:layer="layout" svg:width="0cm" svg:height="0.112cm" svg:x="14.263cm" svg:y="15.423cm" svg:viewBox="0 0 0 113" draw:points="0,113 0,100 0,88 0,76 0,65 0,54 0,44 0,35 0,26 0,19 0,13 0,8 0,4 0,1 0,0">
              <text:p/>
            </draw:polyline>
            <draw:polyline draw:style-name="gr1" draw:text-style-name="P1" draw:layer="layout" svg:width="0.111cm" svg:height="0cm" svg:x="14.525cm" svg:y="15.798cm" svg:viewBox="0 0 112 0" draw:points="0,0 12,0 24,0 36,0 48,0 59,0 69,0 78,0 86,0 94,0 100,0 105,0 109,0 111,0 112,0">
              <text:p/>
            </draw:polyline>
            <draw:polyline draw:style-name="gr1" draw:text-style-name="P1" draw:layer="layout" svg:width="0.111cm" svg:height="0cm" svg:x="14.525cm" svg:y="23.884cm" svg:viewBox="0 0 112 0" draw:points="0,0 78,0 112,0">
              <text:p/>
            </draw:polyline>
            <draw:polyline draw:style-name="gr1" draw:text-style-name="P1" draw:layer="layout" svg:width="0cm" svg:height="0.112cm" svg:x="14.263cm" svg:y="24.146cm" svg:viewBox="0 0 0 113" draw:points="0,0 0,13 0,25 0,37 0,48 0,59 0,69 0,78 0,87 0,94 0,100 0,105 0,109 0,112 0,113">
              <text:p/>
            </draw:polyline>
          </draw:g>
        </draw:g>
        <draw:measure draw:style-name="gr31" draw:text-style-name="P2" draw:layer="layout" svg:x1="14.739cm" svg:y1="24.24cm" svg:x2="7.602cm" svg:y2="24.241cm">
          <text:p text:style-name="P2"><text:span text:style-name="T1">94,5</text:span></text:p>
        </draw:measure>
        <draw:measure draw:style-name="gr32" draw:text-style-name="P2" draw:layer="layout" svg:x1="7.348cm" svg:y1="24.341cm" svg:x2="7.348cm" svg:y2="15.324cm">
          <text:p text:style-name="P2"><text:span text:style-name="T1">120,0</text:span></text:p>
        </draw:measure>
        <draw:measure draw:style-name="gr33" draw:text-style-name="P2" draw:layer="layout" svg:x1="13.037cm" svg:y1="22.005cm" svg:x2="7.602cm" svg:y2="22.005cm">
          <text:p text:style-name="P2"><text:span text:style-name="T1"><text:measure text:kind="gap"/></text:span><text:span text:style-name="T1"><text:a xlink:href=""/></text:span><text:span text:style-name="T1">72,015</text:span></text:p>
        </draw:measure>
        <draw:measure draw:style-name="gr34" draw:text-style-name="P2" draw:layer="layout" svg:x1="13.139cm" svg:y1="24.341cm" svg:x2="13.139cm" svg:y2="23.071cm">
          <text:p text:style-name="P2"><text:span text:style-name="T1">16,95</text:span></text:p>
        </draw:measure>
        <draw:measure draw:style-name="gr35" draw:text-style-name="P2" draw:layer="layout" svg:x1="13.14cm" svg:y1="24.341cm" svg:x2="13.139cm" svg:y2="22.106cm">
          <text:p text:style-name="P2"><text:span text:style-name="T1">29,65</text:span></text:p>
        </draw:measure>
        <draw:frame draw:style-name="gr9" draw:text-style-name="P3" draw:layer="layout" svg:width="1.779cm" svg:height="0.64cm" svg:x="12.833cm" svg:y="21.288cm">
          <draw:text-box>
            <text:p><text:span text:style-name="T2">Ø</text:span><text:span text:style-name="T3">=2,75</text:span></text:p>
          </draw:text-box>
        </draw:frame>
        <draw:frame draw:style-name="gr9" draw:text-style-name="P3" draw:layer="layout" svg:width="1.601cm" svg:height="0.64cm" svg:x="13.137cm" svg:y="22.233cm">
          <draw:text-box>
            <text:p><text:span text:style-name="T2">Ø</text:span><text:span text:style-name="T3">=6,0</text:span></text:p>
          </draw:text-box>
        </draw:frame>
        <draw:frame draw:style-name="gr22" draw:layer="layout" svg:width="5.13cm" svg:height="1.875cm" svg:x="9.001cm" svg:y="3.747cm">
          <draw:text-box>
            <text:p>BACK VIEW</text:p>
            <text:p>(ZUR<text:span text:style-name="T5">Ü</text:span>CK)</text:p>
          </draw:text-box>
        </draw:frame>
        <draw:frame draw:style-name="gr23" draw:text-style-name="P4" draw:layer="layout" svg:width="15.062cm" svg:height="1.596cm" svg:x="1.381cm" svg:y="1.254cm">
          <draw:text-box>
            <text:p><text:span text:style-name="T6">ENCLOSURE DETAIL</text:span></text:p>
          </draw:text-box>
        </draw:frame>
        <draw:frame draw:style-name="gr22" draw:layer="layout" svg:width="5.791cm" svg:height="1.875cm" svg:x="9.331cm" svg:y="13.217cm">
          <draw:text-box>
            <text:p>TOP VIEW</text:p>
            <text:p>(OBEN)</text:p>
          </draw:text-box>
        </draw:frame>
        <draw:frame draw:style-name="gr36" draw:layer="layout" svg:width="6.629cm" svg:height="1.143cm" svg:x="2.244cm" svg:y="2.371cm">
          <draw:text-box>
            <text:p>All units in mm</text:p>
          </draw:text-box>
        </draw:frame>
        <draw:line draw:style-name="gr37" draw:text-style-name="P1" draw:layer="layout" svg:x1="13.037cm" svg:y1="22.062cm" svg:x2="13.037cm" svg:y2="22.162cm">
          <text:p/>
        </draw:line>
        <draw:line draw:style-name="gr37" draw:text-style-name="P1" draw:layer="layout" svg:x1="13.087cm" svg:y1="22.112cm" svg:x2="12.987cm" svg:y2="22.112cm">
          <text:p/>
        </draw:line>
        <draw:line draw:style-name="gr37" draw:text-style-name="P1" draw:layer="layout" svg:x1="13.037cm" svg:y1="23.012cm" svg:x2="13.037cm" svg:y2="23.112cm">
          <text:p/>
        </draw:line>
        <draw:line draw:style-name="gr37" draw:text-style-name="P1" draw:layer="layout" svg:x1="13.087cm" svg:y1="23.062cm" svg:x2="12.987cm" svg:y2="23.062cm">
          <text:p/>
        </draw:line>
        <draw:line draw:style-name="gr37" draw:text-style-name="P1" draw:layer="layout" svg:x1="13.125cm" svg:y1="10.162cm" svg:x2="13.125cm" svg:y2="10.262cm">
          <text:p/>
        </draw:line>
        <draw:line draw:style-name="gr37" draw:text-style-name="P1" draw:layer="layout" svg:x1="13.175cm" svg:y1="10.212cm" svg:x2="13.075cm" svg:y2="10.212cm">
          <text:p/>
        </draw:line>
        <draw:line draw:style-name="gr37" draw:text-style-name="P1" draw:layer="layout" svg:x1="11.1cm" svg:y1="9.6cm" svg:x2="11.1cm" svg:y2="9.7cm">
          <text:p/>
        </draw:line>
        <draw:line draw:style-name="gr37" draw:text-style-name="P1" draw:layer="layout" svg:x1="11.15cm" svg:y1="9.65cm" svg:x2="11.05cm" svg:y2="9.65cm">
          <text:p/>
        </draw:line>
        <draw:line draw:style-name="gr37" draw:text-style-name="P1" draw:layer="layout" svg:x1="10.462cm" svg:y1="10.25cm" svg:x2="10.462cm" svg:y2="10.35cm">
          <text:p/>
        </draw:line>
        <draw:line draw:style-name="gr37" draw:text-style-name="P1" draw:layer="layout" svg:x1="10.512cm" svg:y1="10.3cm" svg:x2="10.412cm" svg:y2="10.3cm">
          <text:p/>
        </draw:line>
        <draw:line draw:style-name="gr37" draw:text-style-name="P1" draw:layer="layout" svg:x1="9.212cm" svg:y1="10.162cm" svg:x2="9.212cm" svg:y2="10.262cm">
          <text:p/>
        </draw:line>
        <draw:line draw:style-name="gr37" draw:text-style-name="P1" draw:layer="layout" svg:x1="9.262cm" svg:y1="10.212cm" svg:x2="9.162cm" svg:y2="10.212cm">
          <text:p/>
        </draw:line>
      </draw:page>
      <draw:page draw:name="page6" draw:style-name="dp1" draw:master-page-name="Default">
        <draw:g>
          <draw:line draw:style-name="gr1" draw:text-style-name="P1" draw:layer="layout" svg:x1="7.261cm" svg:y1="11.696cm" svg:x2="7.261cm" svg:y2="19.933cm">
            <text:p/>
          </draw:line>
          <draw:path draw:style-name="gr1" draw:text-style-name="P1" draw:layer="layout" svg:width="0.373cm" svg:height="0.374cm" svg:x="7.261cm" svg:y="11.321cm" svg:viewBox="0 0 374 375" svg:d="m0 375v0c0-98 40-195 109-265v0c70-69 167-110 265-110">
            <text:p/>
          </draw:path>
          <draw:path draw:style-name="gr1" draw:text-style-name="P1" draw:layer="layout" svg:width="0.373cm" svg:height="0.373cm" svg:x="7.261cm" svg:y="19.932cm" svg:viewBox="0 0 374 374" svg:d="m0 0v0c0 98 40 195 109 265v0c70 69 167 109 265 109">
            <text:p/>
          </draw:path>
          <draw:line draw:style-name="gr1" draw:text-style-name="P1" draw:layer="layout" svg:x1="7.635cm" svg:y1="20.306cm" svg:x2="13.972cm" svg:y2="20.306cm">
            <text:p/>
          </draw:line>
          <draw:path draw:style-name="gr1" draw:text-style-name="P1" draw:layer="layout" svg:width="0.374cm" svg:height="0.373cm" svg:x="13.971cm" svg:y="19.932cm" svg:viewBox="0 0 375 374" svg:d="m0 374v0c99 0 196-40 265-109v0c70-70 110-167 110-265">
            <text:p/>
          </draw:path>
          <draw:line draw:style-name="gr1" draw:text-style-name="P1" draw:layer="layout" svg:x1="14.346cm" svg:y1="19.933cm" svg:x2="14.346cm" svg:y2="11.696cm">
            <text:p/>
          </draw:line>
          <draw:path draw:style-name="gr1" draw:text-style-name="P1" draw:layer="layout" svg:width="0.374cm" svg:height="0.374cm" svg:x="13.971cm" svg:y="11.321cm" svg:viewBox="0 0 375 375" svg:d="m375 375v0c0-98-40-195-110-265v0c-69-69-166-110-265-110">
            <text:p/>
          </draw:path>
          <draw:line draw:style-name="gr1" draw:text-style-name="P1" draw:layer="layout" svg:x1="13.971cm" svg:y1="11.321cm" svg:x2="13.205cm" svg:y2="11.321cm">
            <text:p/>
          </draw:line>
          <draw:line draw:style-name="gr1" draw:text-style-name="P1" draw:layer="layout" svg:x1="8.402cm" svg:y1="11.321cm" svg:x2="7.635cm" svg:y2="11.321cm">
            <text:p/>
          </draw:line>
          <draw:line draw:style-name="gr1" draw:text-style-name="P1" draw:layer="layout" svg:x1="13.205cm" svg:y1="11.353cm" svg:x2="13.205cm" svg:y2="11.321cm">
            <text:p/>
          </draw:line>
          <draw:polyline draw:style-name="gr1" draw:text-style-name="P1" draw:layer="layout" svg:width="0.899cm" svg:height="0.015cm" svg:x="12.305cm" svg:y="11.353cm" svg:viewBox="0 0 900 16" draw:points="900,0 889,3 855,7 802,10 731,12 645,14 550,15 450,16 350,15 255,14 169,12 98,10 45,7 11,3 0,0">
            <text:p/>
          </draw:polyline>
          <draw:line draw:style-name="gr1" draw:text-style-name="P1" draw:layer="layout" svg:x1="12.305cm" svg:y1="11.321cm" svg:x2="12.305cm" svg:y2="11.353cm">
            <text:p/>
          </draw:line>
          <draw:line draw:style-name="gr1" draw:text-style-name="P1" draw:layer="layout" svg:x1="12.306cm" svg:y1="11.321cm" svg:x2="9.302cm" svg:y2="11.321cm">
            <text:p/>
          </draw:line>
          <draw:line draw:style-name="gr1" draw:text-style-name="P1" draw:layer="layout" svg:x1="9.302cm" svg:y1="11.321cm" svg:x2="9.302cm" svg:y2="11.353cm">
            <text:p/>
          </draw:line>
          <draw:polyline draw:style-name="gr1" draw:text-style-name="P1" draw:layer="layout" svg:width="0.899cm" svg:height="0.015cm" svg:x="8.402cm" svg:y="11.353cm" svg:viewBox="0 0 900 16" draw:points="900,0 888,3 855,7 802,10 730,12 645,14 550,15 450,16 350,15 254,14 169,12 98,10 44,7 11,3 0,0">
            <text:p/>
          </draw:polyline>
          <draw:line draw:style-name="gr1" draw:text-style-name="P1" draw:layer="layout" svg:x1="8.402cm" svg:y1="11.353cm" svg:x2="8.402cm" svg:y2="11.321cm">
            <text:p/>
          </draw:line>
          <draw:polyline draw:style-name="gr1" draw:text-style-name="P1" draw:layer="layout" svg:width="0.224cm" svg:height="0.003cm" svg:x="10.766cm" svg:y="11.37cm" svg:viewBox="0 0 225 4" draw:points="0,4 3,3 11,2 24,1 42,1 64,0 87,0 112,0 137,0 161,0 183,1 200,1 214,2 222,3 225,4">
            <text:p/>
          </draw:polyline>
          <draw:polyline draw:style-name="gr1" draw:text-style-name="P1" draw:layer="layout" svg:width="0.224cm" svg:height="0.003cm" svg:x="10.766cm" svg:y="11.374cm" svg:viewBox="0 0 225 4" draw:points="225,0 222,1 214,2 200,2 183,3 161,3 137,4 112,4 87,4 64,3 42,3 24,2 11,2 3,1 0,0">
            <text:p/>
          </draw:polyline>
          <draw:polyline draw:style-name="gr1" draw:text-style-name="P1" draw:layer="layout" svg:width="0.749cm" svg:height="0.012cm" svg:x="11.142cm" svg:y="11.338cm" svg:viewBox="0 0 750 13" draw:points="0,13 9,10 37,7 82,5 141,3 212,1 291,0 375,0 458,0 537,1 609,3 668,5 713,7 740,10 750,13">
            <text:p/>
          </draw:polyline>
          <draw:polyline draw:style-name="gr1" draw:text-style-name="P1" draw:layer="layout" svg:width="0.749cm" svg:height="0.012cm" svg:x="11.142cm" svg:y="11.351cm" svg:viewBox="0 0 750 13" draw:points="750,0 740,3 713,6 668,8 609,10 537,12 458,13 375,13 291,13 212,12 141,10 82,8 37,6 9,3 0,0">
            <text:p/>
          </draw:polyline>
          <draw:path draw:style-name="gr2" draw:text-style-name="P1" draw:layer="layout" svg:width="0.412cm" svg:height="0.41cm" svg:x="12.453cm" svg:y="17.881cm" svg:viewBox="0 0 413 411" svg:d="m207 411v0c114 0 206-92 206-206v0c0-113-92-205-206-205v0c-114 0-207 92-207 205v0c0 114 93 206 207 206z">
            <text:p/>
          </draw:path>
          <draw:path draw:style-name="gr2" draw:text-style-name="P1" draw:layer="layout" svg:width="0.974cm" svg:height="0.972cm" svg:x="12.172cm" svg:y="18.551cm" svg:viewBox="0 0 975 973" svg:d="m488 973v0c269 0 487-218 487-487v0c0-269-218-486-487-486v0c-269 0-488 217-488 486v0c0 269 219 487 488 487z">
            <text:p/>
          </draw:path>
          <draw:line draw:style-name="gr1" draw:text-style-name="P1" draw:layer="layout" svg:x1="7.261cm" svg:y1="11.696cm" svg:x2="7.335cm" svg:y2="11.771cm">
            <text:p/>
          </draw:line>
          <draw:line draw:style-name="gr1" draw:text-style-name="P1" draw:layer="layout" svg:x1="7.335cm" svg:y1="11.771cm" svg:x2="7.335cm" svg:y2="19.858cm">
            <text:p/>
          </draw:line>
          <draw:line draw:style-name="gr1" draw:text-style-name="P1" draw:layer="layout" svg:x1="7.261cm" svg:y1="19.932cm" svg:x2="7.335cm" svg:y2="19.857cm">
            <text:p/>
          </draw:line>
          <draw:path draw:style-name="gr1" draw:text-style-name="P1" draw:layer="layout" svg:width="0.374cm" svg:height="0.374cm" svg:x="7.335cm" svg:y="11.396cm" svg:viewBox="0 0 375 375" svg:d="m375 0v0c-98 0-195 40-265 110v0c-70 69-110 167-110 265">
            <text:p/>
          </draw:path>
          <draw:line draw:style-name="gr1" draw:text-style-name="P1" draw:layer="layout" svg:x1="7.635cm" svg:y1="11.321cm" svg:x2="7.71cm" svg:y2="11.396cm">
            <text:p/>
          </draw:line>
          <draw:path draw:style-name="gr1" draw:text-style-name="P1" draw:layer="layout" svg:width="0.112cm" svg:height="0cm" svg:x="7.335cm" svg:y="11.771cm" svg:viewBox="0 0 113 0" svg:d="m113 0v0c-26 0-57 0-78 0v0c-22 0-34 0-35 0">
            <text:p/>
          </draw:path>
          <draw:line draw:style-name="gr1" draw:text-style-name="P1" draw:layer="layout" svg:x1="7.448cm" svg:y1="11.771cm" svg:x2="7.448cm" svg:y2="19.858cm">
            <text:p/>
          </draw:line>
          <draw:polyline draw:style-name="gr1" draw:text-style-name="P1" draw:layer="layout" svg:width="0.112cm" svg:height="0cm" svg:x="7.335cm" svg:y="19.857cm" svg:viewBox="0 0 113 0" draw:points="113,0 101,0 88,0 76,0 65,0 54,0 44,0 35,0 26,0 19,0 13,0 8,0 4,0 2,0 0,0">
            <text:p/>
          </draw:polyline>
          <draw:path draw:style-name="gr1" draw:text-style-name="P1" draw:layer="layout" svg:width="0.374cm" svg:height="0.374cm" svg:x="7.335cm" svg:y="19.857cm" svg:viewBox="0 0 375 375" svg:d="m0 0v0c0 98 40 196 110 265v0c70 70 167 110 265 110">
            <text:p/>
          </draw:path>
          <draw:line draw:style-name="gr1" draw:text-style-name="P1" draw:layer="layout" svg:x1="7.635cm" svg:y1="20.306cm" svg:x2="7.71cm" svg:y2="20.232cm">
            <text:p/>
          </draw:line>
          <draw:polyline draw:style-name="gr1" draw:text-style-name="P1" draw:layer="layout" svg:width="0cm" svg:height="0.112cm" svg:x="7.71cm" svg:y="11.396cm" svg:viewBox="0 0 0 113" draw:points="0,113 0,100 0,88 0,76 0,65 0,54 0,44 0,35 0,26 0,19 0,13 0,8 0,4 0,1 0,0">
            <text:p/>
          </draw:polyline>
          <draw:path draw:style-name="gr1" draw:text-style-name="P1" draw:layer="layout" svg:width="0.261cm" svg:height="0.261cm" svg:x="7.448cm" svg:y="11.509cm" svg:viewBox="0 0 262 262" svg:d="m262 0v0c-68-1-137 27-185 77v0c-50 48-77 117-77 185">
            <text:p/>
          </draw:path>
          <draw:line draw:style-name="gr1" draw:text-style-name="P1" draw:layer="layout" svg:x1="13.971cm" svg:y1="11.321cm" svg:x2="13.897cm" svg:y2="11.396cm">
            <text:p/>
          </draw:line>
          <draw:line draw:style-name="gr1" draw:text-style-name="P1" draw:layer="layout" svg:x1="13.898cm" svg:y1="11.396cm" svg:x2="7.71cm" svg:y2="11.396cm">
            <text:p/>
          </draw:line>
          <draw:line draw:style-name="gr1" draw:text-style-name="P1" draw:layer="layout" svg:x1="13.898cm" svg:y1="11.509cm" svg:x2="7.71cm" svg:y2="11.509cm">
            <text:p/>
          </draw:line>
          <draw:path draw:style-name="gr1" draw:text-style-name="P1" draw:layer="layout" svg:width="0.261cm" svg:height="0.261cm" svg:x="13.897cm" svg:y="11.509cm" svg:viewBox="0 0 262 262" svg:d="m262 262v0c0-68-28-137-77-185v0c-49-50-117-78-185-77">
            <text:p/>
          </draw:path>
          <draw:line draw:style-name="gr1" draw:text-style-name="P1" draw:layer="layout" svg:x1="14.159cm" svg:y1="19.858cm" svg:x2="14.159cm" svg:y2="11.771cm">
            <text:p/>
          </draw:line>
          <draw:path draw:style-name="gr1" draw:text-style-name="P1" draw:layer="layout" svg:width="0.261cm" svg:height="0.261cm" svg:x="13.897cm" svg:y="19.857cm" svg:viewBox="0 0 262 262" svg:d="m0 262v0c68 1 136-27 185-77v0c49-48 77-117 77-185">
            <text:p/>
          </draw:path>
          <draw:path draw:style-name="gr1" draw:text-style-name="P1" draw:layer="layout" svg:width="0.261cm" svg:height="0.261cm" svg:x="7.448cm" svg:y="19.857cm" svg:viewBox="0 0 262 262" svg:d="m0 0v0c0 68 27 137 77 185v0c48 50 117 78 185 77">
            <text:p/>
          </draw:path>
          <draw:line draw:style-name="gr1" draw:text-style-name="P1" draw:layer="layout" svg:x1="7.71cm" svg:y1="20.119cm" svg:x2="13.898cm" svg:y2="20.119cm">
            <text:p/>
          </draw:line>
          <draw:path draw:style-name="gr1" draw:text-style-name="P1" draw:layer="layout" svg:width="0cm" svg:height="0.112cm" svg:x="7.71cm" svg:y="20.119cm" svg:viewBox="0 0 0 113" svg:d="m0 0v0c0 26 0 57 0 78v0c0 23 0 34 0 35">
            <text:p/>
          </draw:path>
          <draw:line draw:style-name="gr1" draw:text-style-name="P1" draw:layer="layout" svg:x1="7.71cm" svg:y1="20.232cm" svg:x2="13.898cm" svg:y2="20.232cm">
            <text:p/>
          </draw:line>
          <draw:line draw:style-name="gr1" draw:text-style-name="P1" draw:layer="layout" svg:x1="13.971cm" svg:y1="20.306cm" svg:x2="13.897cm" svg:y2="20.232cm">
            <text:p/>
          </draw:line>
          <draw:path draw:style-name="gr1" draw:text-style-name="P1" draw:layer="layout" svg:width="0.373cm" svg:height="0.374cm" svg:x="13.897cm" svg:y="19.857cm" svg:viewBox="0 0 374 375" svg:d="m0 375v0c98 0 195-40 265-110v0c69-69 110-167 109-265">
            <text:p/>
          </draw:path>
          <draw:line draw:style-name="gr1" draw:text-style-name="P1" draw:layer="layout" svg:x1="14.346cm" svg:y1="19.932cm" svg:x2="14.271cm" svg:y2="19.857cm">
            <text:p/>
          </draw:line>
          <draw:line draw:style-name="gr1" draw:text-style-name="P1" draw:layer="layout" svg:x1="14.271cm" svg:y1="19.858cm" svg:x2="14.271cm" svg:y2="11.771cm">
            <text:p/>
          </draw:line>
          <draw:line draw:style-name="gr1" draw:text-style-name="P1" draw:layer="layout" svg:x1="14.346cm" svg:y1="11.696cm" svg:x2="14.271cm" svg:y2="11.771cm">
            <text:p/>
          </draw:line>
          <draw:path draw:style-name="gr1" draw:text-style-name="P1" draw:layer="layout" svg:width="0.373cm" svg:height="0.374cm" svg:x="13.897cm" svg:y="11.396cm" svg:viewBox="0 0 374 375" svg:d="m374 375v0c1-98-40-196-109-265v0c-70-70-167-110-265-110">
            <text:p/>
          </draw:path>
          <draw:polyline draw:style-name="gr1" draw:text-style-name="P1" draw:layer="layout" svg:width="0cm" svg:height="0.112cm" svg:x="13.897cm" svg:y="11.396cm" svg:viewBox="0 0 0 113" draw:points="0,113 0,100 0,88 0,76 0,65 0,54 0,44 0,35 0,26 0,19 0,13 0,8 0,4 0,1 0,0">
            <text:p/>
          </draw:polyline>
          <draw:polyline draw:style-name="gr1" draw:text-style-name="P1" draw:layer="layout" svg:width="0.111cm" svg:height="0cm" svg:x="14.159cm" svg:y="11.771cm" svg:viewBox="0 0 112 0" draw:points="0,0 12,0 24,0 36,0 48,0 59,0 69,0 78,0 86,0 94,0 100,0 105,0 109,0 111,0 112,0">
            <text:p/>
          </draw:polyline>
          <draw:polyline draw:style-name="gr1" draw:text-style-name="P1" draw:layer="layout" svg:width="0.111cm" svg:height="0cm" svg:x="14.159cm" svg:y="19.857cm" svg:viewBox="0 0 112 0" draw:points="0,0 78,0 112,0">
            <text:p/>
          </draw:polyline>
          <draw:polyline draw:style-name="gr1" draw:text-style-name="P1" draw:layer="layout" svg:width="0cm" svg:height="0.112cm" svg:x="13.897cm" svg:y="20.119cm" svg:viewBox="0 0 0 113" draw:points="0,0 0,13 0,25 0,37 0,48 0,59 0,69 0,78 0,87 0,94 0,100 0,105 0,109 0,112 0,113">
            <text:p/>
          </draw:polyline>
        </draw:g>
        <draw:g>
          <draw:line draw:style-name="gr1" draw:text-style-name="P1" draw:layer="layout" svg:x1="7.261cm" svg:y1="7.777cm" svg:x2="7.335cm" svg:y2="5.64cm">
            <text:p/>
          </draw:line>
          <draw:polyline draw:style-name="gr1" draw:text-style-name="P1" draw:layer="layout" svg:width="0.373cm" svg:height="0cm" svg:x="7.261cm" svg:y="7.777cm" svg:viewBox="0 0 374 0" draw:points="0,0 2,0 9,0 21,0 37,0 57,0 81,0 109,0 141,0 175,0 212,0 251,0 291,0 332,0 374,0">
            <text:p/>
          </draw:polyline>
          <draw:line draw:style-name="gr1" draw:text-style-name="P1" draw:layer="layout" svg:x1="7.635cm" svg:y1="7.777cm" svg:x2="13.972cm" svg:y2="7.777cm">
            <text:p/>
          </draw:line>
          <draw:polyline draw:style-name="gr1" draw:text-style-name="P1" draw:layer="layout" svg:width="0.374cm" svg:height="0cm" svg:x="13.971cm" svg:y="7.777cm" svg:viewBox="0 0 375 0" draw:points="0,0 42,0 84,0 124,0 163,0 200,0 234,0 265,0 293,0 318,0 338,0 354,0 366,0 373,0 375,0">
            <text:p/>
          </draw:polyline>
          <draw:line draw:style-name="gr1" draw:text-style-name="P1" draw:layer="layout" svg:x1="13.898cm" svg:y1="5.531cm" svg:x2="7.71cm" svg:y2="5.531cm">
            <text:p/>
          </draw:line>
          <draw:polyline draw:style-name="gr1" draw:text-style-name="P1" draw:layer="layout" svg:width="0.261cm" svg:height="0cm" svg:x="13.897cm" svg:y="5.531cm" svg:viewBox="0 0 262 0" draw:points="0,0 185,0 262,0">
            <text:p/>
          </draw:polyline>
          <draw:polyline draw:style-name="gr1" draw:text-style-name="P1" draw:layer="layout" svg:width="0.261cm" svg:height="0cm" svg:x="7.448cm" svg:y="5.531cm" svg:viewBox="0 0 262 0" draw:points="0,0 77,0 262,0">
            <text:p/>
          </draw:polyline>
          <draw:line draw:style-name="gr1" draw:text-style-name="P1" draw:layer="layout" svg:x1="7.71cm" svg:y1="5.531cm" svg:x2="13.898cm" svg:y2="5.531cm">
            <text:p/>
          </draw:line>
          <draw:path draw:style-name="gr1" draw:text-style-name="P1" draw:layer="layout" svg:width="0.112cm" svg:height="0.108cm" svg:x="7.335cm" svg:y="5.531cm" svg:viewBox="0 0 113 109" svg:d="m113 0v0c-58 0-111 52-113 109">
            <text:p/>
          </draw:path>
          <draw:line draw:style-name="gr1" draw:text-style-name="P1" draw:layer="layout" svg:x1="14.346cm" svg:y1="7.777cm" svg:x2="14.271cm" svg:y2="5.64cm">
            <text:p/>
          </draw:line>
          <draw:path draw:style-name="gr1" draw:text-style-name="P1" draw:layer="layout" svg:width="0.111cm" svg:height="0.108cm" svg:x="14.159cm" svg:y="5.531cm" svg:viewBox="0 0 112 109" svg:d="m0 0v0c58 0 110 52 112 109">
            <text:p/>
          </draw:path>
          <draw:path draw:style-name="gr1" draw:text-style-name="P1" draw:layer="layout" svg:width="0.111cm" svg:height="0.108cm" svg:x="14.159cm" svg:y="5.531cm" svg:viewBox="0 0 112 109" svg:d="m0 0v0c26 0 56 11 78 32v0c22 21 34 51 34 77">
            <text:p/>
          </draw:path>
          <draw:path draw:style-name="gr1" draw:text-style-name="P1" draw:layer="layout" svg:width="0.374cm" svg:height="0.001cm" svg:x="7.335cm" svg:y="5.638cm" svg:viewBox="0 0 375 2" svg:d="m375 2v0c-98-1-195-2-265-2v0c-70 0-110 1-110 2">
            <text:p/>
          </draw:path>
          <draw:path draw:style-name="gr1" draw:text-style-name="P1" draw:layer="layout" svg:width="0.112cm" svg:height="0.108cm" svg:x="7.335cm" svg:y="5.531cm" svg:viewBox="0 0 113 109" svg:d="m113 0v0c-58 0-111 52-113 109">
            <text:p/>
          </draw:path>
          <draw:path draw:style-name="gr1" draw:text-style-name="P1" draw:layer="layout" svg:width="0.374cm" svg:height="0.001cm" svg:x="7.335cm" svg:y="5.638cm" svg:viewBox="0 0 375 2" svg:d="m0 2v0c0-1 40-2 110-2v0c70 0 167 1 265 2">
            <text:p/>
          </draw:path>
          <draw:line draw:style-name="gr1" draw:text-style-name="P1" draw:layer="layout" svg:x1="7.635cm" svg:y1="7.777cm" svg:x2="7.71cm" svg:y2="5.64cm">
            <text:p/>
          </draw:line>
          <draw:path draw:style-name="gr1" draw:text-style-name="P1" draw:layer="layout" svg:width="0cm" svg:height="0.108cm" svg:x="7.71cm" svg:y="5.531cm" svg:viewBox="0 0 0 109" svg:d="m0 0v0c0 0 0 11 0 32v0c0 21 0 51 0 77">
            <text:p/>
          </draw:path>
          <draw:line draw:style-name="gr1" draw:text-style-name="P1" draw:layer="layout" svg:x1="7.71cm" svg:y1="5.64cm" svg:x2="13.898cm" svg:y2="5.64cm">
            <text:p/>
          </draw:line>
          <draw:line draw:style-name="gr1" draw:text-style-name="P1" draw:layer="layout" svg:x1="13.971cm" svg:y1="7.777cm" svg:x2="13.897cm" svg:y2="5.64cm">
            <text:p/>
          </draw:line>
          <draw:path draw:style-name="gr1" draw:text-style-name="P1" draw:layer="layout" svg:width="0.373cm" svg:height="0.001cm" svg:x="13.897cm" svg:y="5.638cm" svg:viewBox="0 0 374 2" svg:d="m0 2v0c98-1 195-2 265-2v0c69 0 110 1 109 2">
            <text:p/>
          </draw:path>
          <draw:path draw:style-name="gr1" draw:text-style-name="P1" draw:layer="layout" svg:width="0.111cm" svg:height="0.108cm" svg:x="14.159cm" svg:y="5.531cm" svg:viewBox="0 0 112 109" svg:d="m0 0v0c26 0 56 11 78 32v0c22 21 34 51 34 77">
            <text:p/>
          </draw:path>
          <draw:polyline draw:style-name="gr1" draw:text-style-name="P1" draw:layer="layout" svg:width="0cm" svg:height="0.108cm" svg:x="13.897cm" svg:y="5.531cm" svg:viewBox="0 0 0 109" draw:points="0,0 0,1 0,3 0,7 0,11 0,17 0,24 0,32 0,41 0,51 0,62 0,73 0,85 0,97 0,109">
            <text:p/>
          </draw:polyline>
        </draw:g>
        <draw:g>
          <draw:line draw:style-name="gr1" draw:text-style-name="P1" draw:layer="layout" svg:x1="7.261cm" svg:y1="23.85cm" svg:x2="7.335cm" svg:y2="25.988cm">
            <text:p/>
          </draw:line>
          <draw:polyline draw:style-name="gr1" draw:text-style-name="P1" draw:layer="layout" svg:width="0.373cm" svg:height="0cm" svg:x="7.261cm" svg:y="23.85cm" svg:viewBox="0 0 374 0" draw:points="0,0 2,0 9,0 21,0 37,0 57,0 81,0 109,0 141,0 175,0 212,0 251,0 291,0 332,0 374,0">
            <text:p/>
          </draw:polyline>
          <draw:polyline draw:style-name="gr1" draw:text-style-name="P1" draw:layer="layout" svg:width="0.374cm" svg:height="0cm" svg:x="13.971cm" svg:y="23.85cm" svg:viewBox="0 0 375 0" draw:points="375,0 373,0 366,0 354,0 338,0 318,0 293,0 265,0 234,0 200,0 163,0 124,0 84,0 42,0 0,0">
            <text:p/>
          </draw:polyline>
          <draw:line draw:style-name="gr1" draw:text-style-name="P1" draw:layer="layout" svg:x1="13.971cm" svg:y1="23.85cm" svg:x2="13.205cm" svg:y2="23.85cm">
            <text:p/>
          </draw:line>
          <draw:line draw:style-name="gr1" draw:text-style-name="P1" draw:layer="layout" svg:x1="13.205cm" svg:y1="23.85cm" svg:x2="12.305cm" svg:y2="23.85cm">
            <text:p/>
          </draw:line>
          <draw:line draw:style-name="gr1" draw:text-style-name="P1" draw:layer="layout" svg:x1="9.302cm" svg:y1="23.85cm" svg:x2="8.402cm" svg:y2="23.85cm">
            <text:p/>
          </draw:line>
          <draw:line draw:style-name="gr1" draw:text-style-name="P1" draw:layer="layout" svg:x1="8.402cm" svg:y1="23.85cm" svg:x2="7.635cm" svg:y2="23.85cm">
            <text:p/>
          </draw:line>
          <draw:polyline draw:style-name="gr1" draw:text-style-name="P1" draw:layer="layout" svg:width="0.261cm" svg:height="0cm" svg:x="7.448cm" svg:y="26.096cm" svg:viewBox="0 0 262 0" draw:points="262,0 77,0 0,0">
            <text:p/>
          </draw:polyline>
          <draw:path draw:style-name="gr1" draw:text-style-name="P1" draw:layer="layout" svg:width="0.112cm" svg:height="0.107cm" svg:x="7.335cm" svg:y="25.988cm" svg:viewBox="0 0 113 108" svg:d="m113 108v0c-26 1-57-10-78-31v0c-22-21-34-51-35-77">
            <text:p/>
          </draw:path>
          <draw:line draw:style-name="gr1" draw:text-style-name="P1" draw:layer="layout" svg:x1="13.205cm" svg:y1="24.748cm" svg:x2="13.205cm" svg:y2="23.85cm">
            <text:p/>
          </draw:line>
          <draw:polyline draw:style-name="gr1" draw:text-style-name="P1" draw:layer="layout" svg:width="0.899cm" svg:height="0.449cm" svg:x="12.305cm" svg:y="24.748cm" svg:viewBox="0 0 900 450" draw:points="900,0 889,101 855,196 802,281 731,352 645,406 550,439 450,450 350,439 255,406 169,352 98,281 45,196 11,101 0,0">
            <text:p/>
          </draw:polyline>
          <draw:line draw:style-name="gr1" draw:text-style-name="P1" draw:layer="layout" svg:x1="12.305cm" svg:y1="23.85cm" svg:x2="12.305cm" svg:y2="24.748cm">
            <text:p/>
          </draw:line>
          <draw:line draw:style-name="gr1" draw:text-style-name="P1" draw:layer="layout" svg:x1="12.306cm" svg:y1="23.85cm" svg:x2="9.302cm" svg:y2="23.85cm">
            <text:p/>
          </draw:line>
          <draw:line draw:style-name="gr1" draw:text-style-name="P1" draw:layer="layout" svg:x1="9.302cm" svg:y1="23.85cm" svg:x2="9.302cm" svg:y2="24.748cm">
            <text:p/>
          </draw:line>
          <draw:polyline draw:style-name="gr1" draw:text-style-name="P1" draw:layer="layout" svg:width="0.899cm" svg:height="0.449cm" svg:x="8.402cm" svg:y="24.748cm" svg:viewBox="0 0 900 450" draw:points="900,0 888,101 855,196 802,281 730,352 645,406 550,439 450,450 350,439 254,406 169,352 98,281 44,196 11,101 0,0">
            <text:p/>
          </draw:polyline>
          <draw:line draw:style-name="gr1" draw:text-style-name="P1" draw:layer="layout" svg:x1="8.402cm" svg:y1="24.748cm" svg:x2="8.402cm" svg:y2="23.85cm">
            <text:p/>
          </draw:line>
          <draw:polygon draw:style-name="gr3" draw:text-style-name="P1" draw:layer="layout" svg:width="0.224cm" svg:height="0.217cm" svg:x="10.766cm" svg:y="25.239cm" svg:viewBox="0 0 225 218" draw:points="0,108 11,61 42,22 87,0 137,0 183,22 214,61 225,108 214,157 183,196 137,218 87,218 42,196 11,157">
            <text:p/>
          </draw:polygon>
          <draw:polygon draw:style-name="gr3" draw:text-style-name="P1" draw:layer="layout" svg:width="0.749cm" svg:height="0.729cm" svg:x="11.142cm" svg:y="24.328cm" svg:viewBox="0 0 750 730" draw:points="0,365 37,203 141,72 291,0 458,0 609,72 713,203 750,365 713,527 609,657 458,730 291,730 141,657 37,527">
            <text:p/>
          </draw:polygon>
          <draw:line draw:style-name="gr1" draw:text-style-name="P1" draw:layer="layout" svg:x1="13.898cm" svg:y1="26.096cm" svg:x2="7.71cm" svg:y2="26.096cm">
            <text:p/>
          </draw:line>
          <draw:polyline draw:style-name="gr1" draw:text-style-name="P1" draw:layer="layout" svg:width="0.261cm" svg:height="0cm" svg:x="13.897cm" svg:y="26.096cm" svg:viewBox="0 0 262 0" draw:points="262,0 185,0 0,0">
            <text:p/>
          </draw:polyline>
          <draw:path draw:style-name="gr1" draw:text-style-name="P1" draw:layer="layout" svg:width="0.112cm" svg:height="0.107cm" svg:x="7.335cm" svg:y="25.988cm" svg:viewBox="0 0 113 108" svg:d="m113 108v0c-58 0-111-51-113-108">
            <text:p/>
          </draw:path>
          <draw:line draw:style-name="gr1" draw:text-style-name="P1" draw:layer="layout" svg:x1="14.346cm" svg:y1="23.85cm" svg:x2="14.271cm" svg:y2="25.988cm">
            <text:p/>
          </draw:line>
          <draw:path draw:style-name="gr1" draw:text-style-name="P1" draw:layer="layout" svg:width="0.111cm" svg:height="0.107cm" svg:x="14.159cm" svg:y="25.988cm" svg:viewBox="0 0 112 108" svg:d="m0 108v0c58 0 110-51 112-108">
            <text:p/>
          </draw:path>
          <draw:path draw:style-name="gr1" draw:text-style-name="P1" draw:layer="layout" svg:width="0.374cm" svg:height="0.001cm" svg:x="7.335cm" svg:y="25.988cm" svg:viewBox="0 0 375 2" svg:d="m375 0v0c-98 1-195 2-265 2v0c-70 0-110-1-110-2">
            <text:p/>
          </draw:path>
          <draw:line draw:style-name="gr1" draw:text-style-name="P1" draw:layer="layout" svg:x1="7.635cm" svg:y1="23.85cm" svg:x2="7.71cm" svg:y2="25.988cm">
            <text:p/>
          </draw:line>
          <draw:path draw:style-name="gr1" draw:text-style-name="P1" draw:layer="layout" svg:width="0.112cm" svg:height="0.107cm" svg:x="7.335cm" svg:y="25.988cm" svg:viewBox="0 0 113 108" svg:d="m113 108v0c-26 1-57-10-78-31v0c-22-21-34-51-35-77">
            <text:p/>
          </draw:path>
          <draw:path draw:style-name="gr1" draw:text-style-name="P1" draw:layer="layout" svg:width="0.112cm" svg:height="0.107cm" svg:x="7.335cm" svg:y="25.988cm" svg:viewBox="0 0 113 108" svg:d="m113 108v0c-58 0-111-51-113-108">
            <text:p/>
          </draw:path>
          <draw:path draw:style-name="gr1" draw:text-style-name="P1" draw:layer="layout" svg:width="0.374cm" svg:height="0.001cm" svg:x="7.335cm" svg:y="25.988cm" svg:viewBox="0 0 375 2" svg:d="m0 0v0c0 1 40 2 110 2v0c70 0 167-1 265-2">
            <text:p/>
          </draw:path>
          <draw:polyline draw:style-name="gr1" draw:text-style-name="P1" draw:layer="layout" svg:width="0cm" svg:height="0.107cm" svg:x="7.71cm" svg:y="25.988cm" svg:viewBox="0 0 0 108" draw:points="0,108 0,108 0,106 0,102 0,98 0,92 0,85 0,77 0,68 0,58 0,47 0,36 0,24 0,12 0,0">
            <text:p/>
          </draw:polyline>
          <draw:line draw:style-name="gr1" draw:text-style-name="P1" draw:layer="layout" svg:x1="13.971cm" svg:y1="23.85cm" svg:x2="13.897cm" svg:y2="25.988cm">
            <text:p/>
          </draw:line>
          <draw:line draw:style-name="gr1" draw:text-style-name="P1" draw:layer="layout" svg:x1="13.898cm" svg:y1="25.988cm" svg:x2="7.71cm" svg:y2="25.988cm">
            <text:p/>
          </draw:line>
          <draw:path draw:style-name="gr1" draw:text-style-name="P1" draw:layer="layout" svg:width="0.373cm" svg:height="0.001cm" svg:x="13.897cm" svg:y="25.988cm" svg:viewBox="0 0 374 2" svg:d="m0 0v0c98 1 195 2 265 2v0c69 0 110-1 109-2">
            <text:p/>
          </draw:path>
          <draw:path draw:style-name="gr1" draw:text-style-name="P1" draw:layer="layout" svg:width="0.373cm" svg:height="0.001cm" svg:x="13.897cm" svg:y="25.988cm" svg:viewBox="0 0 374 2" svg:d="m374 0v0c1 1-40 2-109 2v0c-70 0-167-1-265-2">
            <text:p/>
          </draw:path>
          <draw:polyline draw:style-name="gr1" draw:text-style-name="P1" draw:layer="layout" svg:width="0cm" svg:height="0.107cm" svg:x="13.897cm" svg:y="25.988cm" svg:viewBox="0 0 0 108" draw:points="0,108 0,108 0,106 0,102 0,98 0,92 0,85 0,77 0,68 0,58 0,47 0,36 0,24 0,12 0,0">
            <text:p/>
          </draw:polyline>
        </draw:g>
        <draw:g>
          <draw:line draw:style-name="gr1" draw:text-style-name="P1" draw:layer="layout" svg:x1="3.559cm" svg:y1="11.519cm" svg:x2="3.559cm" svg:y2="11.369cm">
            <text:p/>
          </draw:line>
          <draw:line draw:style-name="gr1" draw:text-style-name="P1" draw:layer="layout" svg:x1="3.521cm" svg:y1="11.52cm" svg:x2="3.521cm" svg:y2="11.37cm">
            <text:p/>
          </draw:line>
          <draw:line draw:style-name="gr1" draw:text-style-name="P1" draw:layer="layout" svg:x1="3.296cm" svg:y1="11.528cm" svg:x2="3.296cm" svg:y2="11.378cm">
            <text:p/>
          </draw:line>
          <draw:polyline draw:style-name="gr1" draw:text-style-name="P1" draw:layer="layout" svg:width="0cm" svg:height="0.224cm" svg:x="4.908cm" svg:y="11.471cm" svg:viewBox="0 0 0 225" draw:points="0,225 0,208 0,191 0,174 0,157 0,140 0,123 0,107 0,91 0,75 0,59 0,44 0,29 0,14 0,0">
            <text:p/>
          </draw:polyline>
          <draw:line draw:style-name="gr1" draw:text-style-name="P1" draw:layer="layout" svg:x1="2.659cm" svg:y1="11.771cm" svg:x2="2.659cm" svg:y2="19.858cm">
            <text:p/>
          </draw:line>
          <draw:polyline draw:style-name="gr1" draw:text-style-name="P1" draw:layer="layout" svg:width="0cm" svg:height="0.373cm" svg:x="4.908cm" svg:y="19.932cm" svg:viewBox="0 0 0 374" draw:points="0,374 0,372 0,365 0,353 0,337 0,317 0,293 0,265 0,233 0,199 0,162 0,124 0,83 0,42 0,0">
            <text:p/>
          </draw:polyline>
          <draw:line draw:style-name="gr1" draw:text-style-name="P1" draw:layer="layout" svg:x1="4.908cm" svg:y1="19.933cm" svg:x2="4.908cm" svg:y2="11.696cm">
            <text:p/>
          </draw:line>
          <draw:polyline draw:style-name="gr1" draw:text-style-name="P1" draw:layer="layout" svg:width="0cm" svg:height="0.374cm" svg:x="4.908cm" svg:y="11.321cm" svg:viewBox="0 0 0 375" draw:points="0,375 0,333 0,292 0,251 0,213 0,176 0,142 0,110 0,82 0,58 0,38 0,22 0,10 0,3 0,0">
            <text:p/>
          </draw:polyline>
          <draw:line draw:style-name="gr1" draw:text-style-name="P1" draw:layer="layout" svg:x1="4.908cm" svg:y1="11.321cm" svg:x2="2.767cm" svg:y2="11.396cm">
            <text:p/>
          </draw:line>
          <draw:polyline draw:style-name="gr1" draw:text-style-name="P1" draw:layer="layout" svg:width="0cm" svg:height="0.261cm" svg:x="2.659cm" svg:y="11.509cm" svg:viewBox="0 0 0 262" draw:points="0,262 0,77 0,0">
            <text:p/>
          </draw:polyline>
          <draw:line draw:style-name="gr1" draw:text-style-name="P1" draw:layer="layout" svg:x1="2.659cm" svg:y1="19.858cm" svg:x2="2.659cm" svg:y2="11.771cm">
            <text:p/>
          </draw:line>
          <draw:polyline draw:style-name="gr1" draw:text-style-name="P1" draw:layer="layout" svg:width="0cm" svg:height="0.261cm" svg:x="2.659cm" svg:y="19.857cm" svg:viewBox="0 0 0 262" draw:points="0,262 0,185 0,0">
            <text:p/>
          </draw:polyline>
          <draw:line draw:style-name="gr1" draw:text-style-name="P1" draw:layer="layout" svg:x1="4.908cm" svg:y1="20.306cm" svg:x2="2.767cm" svg:y2="20.232cm">
            <text:p/>
          </draw:line>
          <draw:line draw:style-name="gr1" draw:text-style-name="P1" draw:layer="layout" svg:x1="4.008cm" svg:y1="11.353cm" svg:x2="4.008cm" svg:y2="11.503cm">
            <text:p/>
          </draw:line>
          <draw:line draw:style-name="gr1" draw:text-style-name="P1" draw:layer="layout" svg:x1="4.908cm" svg:y1="11.321cm" svg:x2="4.908cm" svg:y2="11.471cm">
            <text:p/>
          </draw:line>
          <draw:path draw:style-name="gr1" draw:text-style-name="P1" draw:layer="layout" svg:width="0.107cm" svg:height="0.112cm" svg:x="2.659cm" svg:y="11.396cm" svg:viewBox="0 0 108 113" svg:d="m0 113v0c-1-58 51-111 108-113">
            <text:p/>
          </draw:path>
          <draw:path draw:style-name="gr1" draw:text-style-name="P1" draw:layer="layout" svg:width="0.107cm" svg:height="0.112cm" svg:x="2.659cm" svg:y="20.119cm" svg:viewBox="0 0 108 113" svg:d="m0 0v0c0 58 51 111 108 113">
            <text:p/>
          </draw:path>
          <draw:path draw:style-name="gr1" draw:text-style-name="P1" draw:layer="layout" svg:width="0.001cm" svg:height="0.374cm" svg:x="2.765cm" svg:y="11.396cm" svg:viewBox="0 0 2 375" svg:d="m2 0v0c-1 0-2 40-2 110v0c0 69 1 167 2 265">
            <text:p/>
          </draw:path>
          <draw:path draw:style-name="gr1" draw:text-style-name="P1" draw:layer="layout" svg:width="0.001cm" svg:height="0.374cm" svg:x="2.765cm" svg:y="19.857cm" svg:viewBox="0 0 2 375" svg:d="m2 0v0c-1 98-2 196-2 265v0c0 70 1 110 2 110">
            <text:p/>
          </draw:path>
          <draw:path draw:style-name="gr1" draw:text-style-name="P1" draw:layer="layout" svg:width="0.001cm" svg:height="0.374cm" svg:x="2.765cm" svg:y="19.857cm" svg:viewBox="0 0 2 375" svg:d="m2 375v0c-1 0-2-40-2-110v0c0-69 1-167 2-265">
            <text:p/>
          </draw:path>
          <draw:line draw:style-name="gr1" draw:text-style-name="P1" draw:layer="layout" svg:x1="4.908cm" svg:y1="19.932cm" svg:x2="2.767cm" svg:y2="19.857cm">
            <text:p/>
          </draw:line>
          <draw:line draw:style-name="gr1" draw:text-style-name="P1" draw:layer="layout" svg:x1="2.767cm" svg:y1="19.858cm" svg:x2="2.767cm" svg:y2="11.771cm">
            <text:p/>
          </draw:line>
          <draw:line draw:style-name="gr1" draw:text-style-name="P1" draw:layer="layout" svg:x1="4.908cm" svg:y1="11.696cm" svg:x2="2.767cm" svg:y2="11.771cm">
            <text:p/>
          </draw:line>
          <draw:path draw:style-name="gr1" draw:text-style-name="P1" draw:layer="layout" svg:width="0.001cm" svg:height="0.374cm" svg:x="2.765cm" svg:y="11.396cm" svg:viewBox="0 0 2 375" svg:d="m2 375v0c-1-98-2-196-2-265v0c0-70 1-110 2-110">
            <text:p/>
          </draw:path>
          <draw:path draw:style-name="gr1" draw:text-style-name="P1" draw:layer="layout" svg:width="0.107cm" svg:height="0.112cm" svg:x="2.659cm" svg:y="11.396cm" svg:viewBox="0 0 108 113" svg:d="m0 113v0c-1-58 51-111 108-113">
            <text:p/>
          </draw:path>
          <draw:polyline draw:style-name="gr1" draw:text-style-name="P1" draw:layer="layout" svg:width="0.107cm" svg:height="0cm" svg:x="2.659cm" svg:y="11.771cm" svg:viewBox="0 0 108 0" draw:points="0,0 0,0 2,0 6,0 10,0 16,0 23,0 31,0 40,0 50,0 61,0 72,0 84,0 96,0 108,0">
            <text:p/>
          </draw:polyline>
          <draw:polyline draw:style-name="gr1" draw:text-style-name="P1" draw:layer="layout" svg:width="0.107cm" svg:height="0cm" svg:x="2.659cm" svg:y="19.857cm" svg:viewBox="0 0 108 0" draw:points="0,0 31,0 108,0">
            <text:p/>
          </draw:polyline>
        </draw:g>
        <draw:g>
          <draw:line draw:style-name="gr1" draw:text-style-name="P1" draw:layer="layout" svg:x1="18.048cm" svg:y1="11.519cm" svg:x2="18.048cm" svg:y2="11.369cm">
            <text:p/>
          </draw:line>
          <draw:line draw:style-name="gr1" draw:text-style-name="P1" draw:layer="layout" svg:x1="18.311cm" svg:y1="11.528cm" svg:x2="18.311cm" svg:y2="11.378cm">
            <text:p/>
          </draw:line>
          <draw:line draw:style-name="gr1" draw:text-style-name="P1" draw:layer="layout" svg:x1="18.086cm" svg:y1="11.52cm" svg:x2="18.086cm" svg:y2="11.37cm">
            <text:p/>
          </draw:line>
          <draw:line draw:style-name="gr1" draw:text-style-name="P1" draw:layer="layout" svg:x1="16.698cm" svg:y1="11.696cm" svg:x2="16.698cm" svg:y2="19.933cm">
            <text:p/>
          </draw:line>
          <draw:polyline draw:style-name="gr1" draw:text-style-name="P1" draw:layer="layout" svg:width="0cm" svg:height="0.374cm" svg:x="16.698cm" svg:y="11.321cm" svg:viewBox="0 0 0 375" draw:points="0,375 0,333 0,292 0,251 0,213 0,176 0,142 0,110 0,82 0,58 0,38 0,22 0,10 0,3 0,0">
            <text:p/>
          </draw:polyline>
          <draw:line draw:style-name="gr1" draw:text-style-name="P1" draw:layer="layout" svg:x1="16.698cm" svg:y1="11.321cm" svg:x2="18.84cm" svg:y2="11.396cm">
            <text:p/>
          </draw:line>
          <draw:line draw:style-name="gr1" draw:text-style-name="P1" draw:layer="layout" svg:x1="18.948cm" svg:y1="11.771cm" svg:x2="18.948cm" svg:y2="19.858cm">
            <text:p/>
          </draw:line>
          <draw:polyline draw:style-name="gr1" draw:text-style-name="P1" draw:layer="layout" svg:width="0cm" svg:height="0.373cm" svg:x="16.698cm" svg:y="19.932cm" svg:viewBox="0 0 0 374" draw:points="0,0 0,42 0,83 0,124 0,162 0,199 0,233 0,265 0,293 0,317 0,337 0,353 0,365 0,372 0,374">
            <text:p/>
          </draw:polyline>
          <draw:polyline draw:style-name="gr1" draw:text-style-name="P1" draw:layer="layout" svg:width="0cm" svg:height="0.224cm" svg:x="16.698cm" svg:y="11.471cm" svg:viewBox="0 0 0 225" draw:points="0,225 0,208 0,191 0,174 0,157 0,140 0,123 0,107 0,91 0,75 0,59 0,44 0,29 0,14 0,0">
            <text:p/>
          </draw:polyline>
          <draw:line draw:style-name="gr1" draw:text-style-name="P1" draw:layer="layout" svg:x1="16.698cm" svg:y1="11.321cm" svg:x2="16.698cm" svg:y2="11.471cm">
            <text:p/>
          </draw:line>
          <draw:line draw:style-name="gr1" draw:text-style-name="P1" draw:layer="layout" svg:x1="16.698cm" svg:y1="20.306cm" svg:x2="18.84cm" svg:y2="20.232cm">
            <text:p/>
          </draw:line>
          <draw:path draw:style-name="gr1" draw:text-style-name="P1" draw:layer="layout" svg:width="0.107cm" svg:height="0.112cm" svg:x="18.84cm" svg:y="11.396cm" svg:viewBox="0 0 108 113" svg:d="m108 113v0c0-58-51-111-108-113">
            <text:p/>
          </draw:path>
          <draw:polyline draw:style-name="gr1" draw:text-style-name="P1" draw:layer="layout" svg:width="0cm" svg:height="0.261cm" svg:x="18.948cm" svg:y="11.509cm" svg:viewBox="0 0 0 262" draw:points="0,0 0,77 0,262">
            <text:p/>
          </draw:polyline>
          <draw:line draw:style-name="gr1" draw:text-style-name="P1" draw:layer="layout" svg:x1="16.698cm" svg:y1="11.321cm" svg:x2="18.84cm" svg:y2="11.396cm">
            <text:p/>
          </draw:line>
          <draw:line draw:style-name="gr1" draw:text-style-name="P1" draw:layer="layout" svg:x1="18.948cm" svg:y1="19.858cm" svg:x2="18.948cm" svg:y2="11.771cm">
            <text:p/>
          </draw:line>
          <draw:polyline draw:style-name="gr1" draw:text-style-name="P1" draw:layer="layout" svg:width="0cm" svg:height="0.261cm" svg:x="18.948cm" svg:y="19.857cm" svg:viewBox="0 0 0 262" draw:points="0,0 0,185 0,262">
            <text:p/>
          </draw:polyline>
          <draw:path draw:style-name="gr1" draw:text-style-name="P1" draw:layer="layout" svg:width="0.107cm" svg:height="0.112cm" svg:x="18.84cm" svg:y="20.119cm" svg:viewBox="0 0 108 113" svg:d="m108 0v0c1 26-10 57-31 78v0c-21 23-51 34-77 35">
            <text:p/>
          </draw:path>
          <draw:line draw:style-name="gr1" draw:text-style-name="P1" draw:layer="layout" svg:x1="16.698cm" svg:y1="20.306cm" svg:x2="18.84cm" svg:y2="20.232cm">
            <text:p/>
          </draw:line>
          <draw:line draw:style-name="gr1" draw:text-style-name="P1" draw:layer="layout" svg:x1="17.598cm" svg:y1="11.353cm" svg:x2="17.598cm" svg:y2="11.503cm">
            <text:p/>
          </draw:line>
          <draw:line draw:style-name="gr1" draw:text-style-name="P1" draw:layer="layout" svg:x1="16.698cm" svg:y1="11.321cm" svg:x2="16.698cm" svg:y2="11.471cm">
            <text:p/>
          </draw:line>
          <draw:path draw:style-name="gr1" draw:text-style-name="P1" draw:layer="layout" svg:width="0.107cm" svg:height="0.112cm" svg:x="18.84cm" svg:y="20.119cm" svg:viewBox="0 0 108 113" svg:d="m108 0v0c0 58-51 111-108 113">
            <text:p/>
          </draw:path>
          <draw:line draw:style-name="gr1" draw:text-style-name="P1" draw:layer="layout" svg:x1="16.698cm" svg:y1="11.696cm" svg:x2="18.84cm" svg:y2="11.771cm">
            <text:p/>
          </draw:line>
          <draw:line draw:style-name="gr1" draw:text-style-name="P1" draw:layer="layout" svg:x1="18.84cm" svg:y1="11.771cm" svg:x2="18.84cm" svg:y2="19.858cm">
            <text:p/>
          </draw:line>
          <draw:line draw:style-name="gr1" draw:text-style-name="P1" draw:layer="layout" svg:x1="16.698cm" svg:y1="19.932cm" svg:x2="18.84cm" svg:y2="19.857cm">
            <text:p/>
          </draw:line>
          <draw:path draw:style-name="gr1" draw:text-style-name="P1" draw:layer="layout" svg:width="0cm" svg:height="0.374cm" svg:x="18.84cm" svg:y="11.396cm" svg:viewBox="0 0 1 375" svg:d="m0 0v0c1 0 1 40 1 110v0c0 69 0 167-1 265">
            <text:p/>
          </draw:path>
          <draw:path draw:style-name="gr1" draw:text-style-name="P1" draw:layer="layout" svg:width="0.107cm" svg:height="0cm" svg:x="18.84cm" svg:y="11.771cm" svg:viewBox="0 0 108 0" svg:d="m108 0v0c1 0-10 0-31 0v0c-21 0-51 0-77 0">
            <text:p/>
          </draw:path>
          <draw:polyline draw:style-name="gr1" draw:text-style-name="P1" draw:layer="layout" svg:width="0.107cm" svg:height="0cm" svg:x="18.84cm" svg:y="19.857cm" svg:viewBox="0 0 108 0" draw:points="108,0 108,0 106,0 102,0 98,0 92,0 85,0 77,0 68,0 58,0 47,0 36,0 24,0 12,0 0,0">
            <text:p/>
          </draw:polyline>
          <draw:path draw:style-name="gr1" draw:text-style-name="P1" draw:layer="layout" svg:width="0cm" svg:height="0.374cm" svg:x="18.84cm" svg:y="19.857cm" svg:viewBox="0 0 1 375" svg:d="m0 0v0c1 98 1 196 1 265v0c0 70 0 110-1 110">
            <text:p/>
          </draw:path>
          <draw:path draw:style-name="gr1" draw:text-style-name="P1" draw:layer="layout" svg:width="0cm" svg:height="0.374cm" svg:x="18.84cm" svg:y="19.857cm" svg:viewBox="0 0 1 375" svg:d="m0 375v0c1 0 1-40 1-110v0c0-69 0-167-1-265">
            <text:p/>
          </draw:path>
          <draw:path draw:style-name="gr1" draw:text-style-name="P1" draw:layer="layout" svg:width="0cm" svg:height="0.374cm" svg:x="18.84cm" svg:y="11.396cm" svg:viewBox="0 0 1 375" svg:d="m0 375v0c1-98 1-196 1-265v0c0-70 0-110-1-110">
            <text:p/>
          </draw:path>
        </draw:g>
      </draw:page>
      <draw:page draw:name="page7" draw:style-name="dp1" draw:master-page-name="Default">
        <draw:frame draw:style-name="gr38" draw:text-style-name="P5" draw:layer="layout" svg:width="5.428cm" svg:height="1.807cm" svg:x="17.209cm" svg:y="25.468cm">
          <draw:text-box>
            <text:p><text:span text:style-name="T7">Engineers:</text:span></text:p>
            <text:p><text:span text:style-name="T7"><text:s text:c="2"/></text:span><text:span text:style-name="T7">Marshall Taylor</text:span></text:p>
            <text:p><text:span text:style-name="T7"><text:s text:c="2"/></text:span><text:span text:style-name="T7">Byron Jacquot</text:span></text:p>
            <text:p><text:span text:style-name="T7"/></text:p>
          </draw:text-box>
        </draw:frame>
        <draw:rect draw:style-name="gr39" draw:text-style-name="P1" draw:layer="layout" svg:width="8.203cm" svg:height="1.49cm" svg:x="12.387cm" svg:y="25.45cm">
          <text:p/>
        </draw:rect>
        <draw:frame draw:style-name="gr40" draw:text-style-name="P6" draw:layer="layout" svg:width="5.428cm" svg:height="1.865cm" svg:x="12.562cm" svg:y="25.485cm">
          <draw:text-box>
            <text:p><text:span text:style-name="T8">Sparkfun Proto Pedal</text:span></text:p>
            <text:p><text:span text:style-name="T7">V1.0</text:span></text:p>
            <text:p><text:span text:style-name="T7">MAR 10 2016</text:span></text:p>
          </draw:text-box>
        </draw:frame>
      </draw:page>
      <draw:page draw:name="page8" draw:style-name="dp1" draw:master-page-name="Default">
        <draw:g>
          <draw:line draw:style-name="gr1" draw:text-style-name="P1" draw:layer="layout" svg:x1="7.325cm" svg:y1="5.183cm" svg:x2="7.399cm" svg:y2="7.32cm">
            <text:p/>
          </draw:line>
          <draw:polyline draw:style-name="gr1" draw:text-style-name="P1" draw:layer="layout" svg:width="0.373cm" svg:height="0cm" svg:x="7.325cm" svg:y="5.183cm" svg:viewBox="0 0 374 0" draw:points="0,0 2,0 9,0 21,0 37,0 57,0 81,0 109,0 141,0 175,0 212,0 251,0 291,0 332,0 374,0">
            <text:p/>
          </draw:polyline>
          <draw:line draw:style-name="gr1" draw:text-style-name="P1" draw:layer="layout" svg:x1="7.699cm" svg:y1="5.183cm" svg:x2="14.036cm" svg:y2="5.183cm">
            <text:p/>
          </draw:line>
          <draw:polyline draw:style-name="gr1" draw:text-style-name="P1" draw:layer="layout" svg:width="0.374cm" svg:height="0cm" svg:x="14.035cm" svg:y="5.183cm" svg:viewBox="0 0 375 0" draw:points="0,0 42,0 84,0 124,0 163,0 200,0 234,0 265,0 293,0 318,0 338,0 354,0 366,0 373,0 375,0">
            <text:p/>
          </draw:polyline>
          <draw:line draw:style-name="gr1" draw:text-style-name="P1" draw:layer="layout" svg:x1="12.277cm" svg:y1="7.429cm" svg:x2="7.774cm" svg:y2="7.429cm">
            <text:p/>
          </draw:line>
          <draw:polyline draw:style-name="gr1" draw:text-style-name="P1" draw:layer="layout" svg:width="0.261cm" svg:height="0cm" svg:x="13.961cm" svg:y="7.429cm" svg:viewBox="0 0 262 0" draw:points="0,0 185,0 262,0">
            <text:p/>
          </draw:polyline>
          <draw:polyline draw:style-name="gr1" draw:text-style-name="P1" draw:layer="layout" svg:width="0.261cm" svg:height="0cm" svg:x="7.512cm" svg:y="7.429cm" svg:viewBox="0 0 262 0" draw:points="0,0 77,0 262,0">
            <text:p/>
          </draw:polyline>
          <draw:line draw:style-name="gr1" draw:text-style-name="P1" draw:layer="layout" svg:x1="7.774cm" svg:y1="7.429cm" svg:x2="13.962cm" svg:y2="7.429cm">
            <text:p/>
          </draw:line>
          <draw:path draw:style-name="gr1" draw:text-style-name="P1" draw:layer="layout" svg:width="-0.112cm" svg:height="-0.108cm" svg:x="7.512cm" svg:y="7.429cm" svg:viewBox="0 0 -113 -109" svg:d="m0 0v0c58 0 111 52 113 109">
            <text:p/>
          </draw:path>
          <draw:line draw:style-name="gr1" draw:text-style-name="P1" draw:layer="layout" svg:x1="14.41cm" svg:y1="5.183cm" svg:x2="14.335cm" svg:y2="7.32cm">
            <text:p/>
          </draw:line>
          <draw:path draw:style-name="gr1" draw:text-style-name="P1" draw:layer="layout" svg:width="-0.111cm" svg:height="-0.108cm" svg:x="14.335cm" svg:y="7.429cm" svg:viewBox="0 0 -112 -109" svg:d="m112 0v0c-58 0-110 52-112 109">
            <text:p/>
          </draw:path>
          <draw:path draw:style-name="gr1" draw:text-style-name="P1" draw:layer="layout" svg:width="-0.111cm" svg:height="-0.108cm" svg:x="14.335cm" svg:y="7.429cm" svg:viewBox="0 0 -112 -109" svg:d="m112 0v0c-26 0-56 11-78 32v0c-22 21-34 51-34 77">
            <text:p/>
          </draw:path>
          <draw:path draw:style-name="gr1" draw:text-style-name="P1" draw:layer="layout" svg:width="-0.374cm" svg:height="-0.001cm" svg:x="7.774cm" svg:y="7.322cm" svg:viewBox="0 0 -375 -2" svg:d="m0 2v0c98-1 195-2 265-2v0c70 0 110 1 110 2">
            <text:p/>
          </draw:path>
          <draw:path draw:style-name="gr1" draw:text-style-name="P1" draw:layer="layout" svg:width="-0.112cm" svg:height="-0.108cm" svg:x="7.512cm" svg:y="7.429cm" svg:viewBox="0 0 -113 -109" svg:d="m0 0v0c58 0 111 52 113 109">
            <text:p/>
          </draw:path>
          <draw:path draw:style-name="gr1" draw:text-style-name="P1" draw:layer="layout" svg:width="-0.374cm" svg:height="-0.001cm" svg:x="7.774cm" svg:y="7.322cm" svg:viewBox="0 0 -375 -2" svg:d="m375 2v0c0-1-40-2-110-2v0c-70 0-167 1-265 2">
            <text:p/>
          </draw:path>
          <draw:line draw:style-name="gr1" draw:text-style-name="P1" draw:layer="layout" svg:x1="7.699cm" svg:y1="5.183cm" svg:x2="7.774cm" svg:y2="7.32cm">
            <text:p/>
          </draw:line>
          <draw:path draw:style-name="gr1" draw:text-style-name="P1" draw:layer="layout" svg:width="0cm" svg:height="0.108cm" svg:x="7.774cm" svg:y="7.32cm" svg:viewBox="0 0 0 109" svg:d="m0 109v0c0 0 0-11 0-32v0c0-21 0-51 0-77">
            <text:p/>
          </draw:path>
          <draw:line draw:style-name="gr1" draw:text-style-name="P1" draw:layer="layout" svg:x1="7.774cm" svg:y1="7.32cm" svg:x2="13.962cm" svg:y2="7.32cm">
            <text:p/>
          </draw:line>
          <draw:line draw:style-name="gr1" draw:text-style-name="P1" draw:layer="layout" svg:x1="14.035cm" svg:y1="5.183cm" svg:x2="13.961cm" svg:y2="7.32cm">
            <text:p/>
          </draw:line>
          <draw:path draw:style-name="gr1" draw:text-style-name="P1" draw:layer="layout" svg:width="-0.373cm" svg:height="-0.001cm" svg:x="14.335cm" svg:y="7.322cm" svg:viewBox="0 0 -374 -2" svg:d="m374 2v0c-98-1-195-2-265-2v0c-69 0-110 1-109 2">
            <text:p/>
          </draw:path>
          <draw:path draw:style-name="gr1" draw:text-style-name="P1" draw:layer="layout" svg:width="-0.373cm" svg:height="-0.001cm" svg:x="14.335cm" svg:y="7.322cm" svg:viewBox="0 0 -374 -2" svg:d="m0 2v0c-1-1 40-2 109-2v0c70 0 167 1 265 2">
            <text:p/>
          </draw:path>
          <draw:path draw:style-name="gr1" draw:text-style-name="P1" draw:layer="layout" svg:width="-0.111cm" svg:height="-0.108cm" svg:x="14.335cm" svg:y="7.429cm" svg:viewBox="0 0 -112 -109" svg:d="m112 0v0c-26 0-56 11-78 32v0c-22 21-34 51-34 77">
            <text:p/>
          </draw:path>
          <draw:polyline draw:style-name="gr1" draw:text-style-name="P1" draw:layer="layout" svg:width="0cm" svg:height="0.108cm" svg:x="13.961cm" svg:y="7.32cm" svg:viewBox="0 0 0 109" draw:points="0,109 0,108 0,106 0,102 0,98 0,92 0,85 0,77 0,68 0,58 0,47 0,36 0,24 0,12 0,0">
            <text:p/>
          </draw:polyline>
        </draw:g>
        <draw:g>
          <draw:line draw:style-name="gr1" draw:text-style-name="P1" draw:layer="layout" svg:x1="17.736cm" svg:y1="18.982cm" svg:x2="17.736cm" svg:y2="19.132cm">
            <text:p/>
          </draw:line>
          <draw:line draw:style-name="gr1" draw:text-style-name="P1" draw:layer="layout" svg:x1="17.605cm" svg:y1="18.977cm" svg:x2="17.605cm" svg:y2="19.127cm">
            <text:p/>
          </draw:line>
          <draw:line draw:style-name="gr1" draw:text-style-name="P1" draw:layer="layout" svg:x1="17.38cm" svg:y1="18.969cm" svg:x2="17.38cm" svg:y2="19.119cm">
            <text:p/>
          </draw:line>
          <draw:polyline draw:style-name="gr1" draw:text-style-name="P1" draw:layer="layout" svg:width="0cm" svg:height="0.224cm" svg:x="18.992cm" svg:y="18.801cm" svg:viewBox="0 0 0 225" draw:points="0,0 0,17 0,34 0,51 0,68 0,85 0,102 0,118 0,134 0,150 0,166 0,181 0,196 0,211 0,225">
            <text:p/>
          </draw:polyline>
          <draw:line draw:style-name="gr1" draw:text-style-name="P1" draw:layer="layout" svg:x1="16.743cm" svg:y1="18.727cm" svg:x2="16.743cm" svg:y2="10.64cm">
            <text:p/>
          </draw:line>
          <draw:polyline draw:style-name="gr1" draw:text-style-name="P1" draw:layer="layout" svg:width="0cm" svg:height="0.373cm" svg:x="18.992cm" svg:y="10.191cm" svg:viewBox="0 0 0 374" draw:points="0,0 0,2 0,9 0,21 0,37 0,57 0,81 0,109 0,141 0,175 0,212 0,250 0,291 0,332 0,374">
            <text:p/>
          </draw:polyline>
          <draw:line draw:style-name="gr1" draw:text-style-name="P1" draw:layer="layout" svg:x1="18.992cm" svg:y1="10.565cm" svg:x2="18.992cm" svg:y2="18.802cm">
            <text:p/>
          </draw:line>
          <draw:polyline draw:style-name="gr1" draw:text-style-name="P1" draw:layer="layout" svg:width="0cm" svg:height="0.374cm" svg:x="18.992cm" svg:y="18.801cm" svg:viewBox="0 0 0 375" draw:points="0,0 0,42 0,83 0,124 0,162 0,199 0,233 0,265 0,293 0,317 0,337 0,353 0,365 0,372 0,375">
            <text:p/>
          </draw:polyline>
          <draw:line draw:style-name="gr1" draw:text-style-name="P1" draw:layer="layout" svg:x1="18.992cm" svg:y1="19.176cm" svg:x2="16.851cm" svg:y2="19.101cm">
            <text:p/>
          </draw:line>
          <draw:polyline draw:style-name="gr1" draw:text-style-name="P1" draw:layer="layout" svg:width="0cm" svg:height="0.261cm" svg:x="16.743cm" svg:y="18.726cm" svg:viewBox="0 0 0 262" draw:points="0,0 0,185 0,262">
            <text:p/>
          </draw:polyline>
          <draw:line draw:style-name="gr1" draw:text-style-name="P1" draw:layer="layout" svg:x1="16.743cm" svg:y1="10.64cm" svg:x2="16.743cm" svg:y2="18.727cm">
            <text:p/>
          </draw:line>
          <draw:polyline draw:style-name="gr1" draw:text-style-name="P1" draw:layer="layout" svg:width="0cm" svg:height="0.261cm" svg:x="16.743cm" svg:y="10.378cm" svg:viewBox="0 0 0 262" draw:points="0,0 0,77 0,262">
            <text:p/>
          </draw:polyline>
          <draw:line draw:style-name="gr1" draw:text-style-name="P1" draw:layer="layout" svg:x1="18.992cm" svg:y1="10.191cm" svg:x2="16.851cm" svg:y2="10.265cm">
            <text:p/>
          </draw:line>
          <draw:line draw:style-name="gr1" draw:text-style-name="P1" draw:layer="layout" svg:x1="18.092cm" svg:y1="19.144cm" svg:x2="18.092cm" svg:y2="18.994cm">
            <text:p/>
          </draw:line>
          <draw:line draw:style-name="gr1" draw:text-style-name="P1" draw:layer="layout" svg:x1="18.992cm" svg:y1="19.176cm" svg:x2="18.992cm" svg:y2="19.026cm">
            <text:p/>
          </draw:line>
          <draw:path draw:style-name="gr1" draw:text-style-name="P1" draw:layer="layout" svg:width="-0.107cm" svg:height="-0.112cm" svg:x="16.851cm" svg:y="19.101cm" svg:viewBox="0 0 -108 -113" svg:d="m108 113v0c1-58-51-111-108-113">
            <text:p/>
          </draw:path>
          <draw:path draw:style-name="gr1" draw:text-style-name="P1" draw:layer="layout" svg:width="-0.107cm" svg:height="-0.112cm" svg:x="16.851cm" svg:y="10.378cm" svg:viewBox="0 0 -108 -113" svg:d="m108 0v0c0 58-51 111-108 113">
            <text:p/>
          </draw:path>
          <draw:path draw:style-name="gr1" draw:text-style-name="P1" draw:layer="layout" svg:width="-0.001cm" svg:height="-0.374cm" svg:x="16.851cm" svg:y="19.101cm" svg:viewBox="0 0 -2 -375" svg:d="m0 0v0c1 0 2 40 2 110v0c0 69-1 167-2 265">
            <text:p/>
          </draw:path>
          <draw:path draw:style-name="gr1" draw:text-style-name="P1" draw:layer="layout" svg:width="-0.001cm" svg:height="-0.374cm" svg:x="16.851cm" svg:y="10.64cm" svg:viewBox="0 0 -2 -375" svg:d="m0 0v0c1 98 2 196 2 265v0c0 70-1 110-2 110">
            <text:p/>
          </draw:path>
          <draw:path draw:style-name="gr1" draw:text-style-name="P1" draw:layer="layout" svg:width="-0.001cm" svg:height="-0.374cm" svg:x="16.851cm" svg:y="10.64cm" svg:viewBox="0 0 -2 -375" svg:d="m0 375v0c1 0 2-40 2-110v0c0-69-1-167-2-265">
            <text:p/>
          </draw:path>
          <draw:line draw:style-name="gr1" draw:text-style-name="P1" draw:layer="layout" svg:x1="18.992cm" svg:y1="10.565cm" svg:x2="16.851cm" svg:y2="10.64cm">
            <text:p/>
          </draw:line>
          <draw:line draw:style-name="gr1" draw:text-style-name="P1" draw:layer="layout" svg:x1="16.851cm" svg:y1="10.64cm" svg:x2="16.851cm" svg:y2="18.727cm">
            <text:p/>
          </draw:line>
          <draw:line draw:style-name="gr1" draw:text-style-name="P1" draw:layer="layout" svg:x1="18.992cm" svg:y1="18.801cm" svg:x2="16.851cm" svg:y2="18.726cm">
            <text:p/>
          </draw:line>
          <draw:path draw:style-name="gr1" draw:text-style-name="P1" draw:layer="layout" svg:width="-0.001cm" svg:height="-0.374cm" svg:x="16.851cm" svg:y="19.101cm" svg:viewBox="0 0 -2 -375" svg:d="m0 375v0c1-98 2-196 2-265v0c0-70-1-110-2-110">
            <text:p/>
          </draw:path>
          <draw:path draw:style-name="gr1" draw:text-style-name="P1" draw:layer="layout" svg:width="-0.107cm" svg:height="-0.112cm" svg:x="16.851cm" svg:y="19.101cm" svg:viewBox="0 0 -108 -113" svg:d="m108 113v0c1-58-51-111-108-113">
            <text:p/>
          </draw:path>
          <draw:polyline draw:style-name="gr1" draw:text-style-name="P1" draw:layer="layout" svg:width="0.107cm" svg:height="0cm" svg:x="16.743cm" svg:y="18.726cm" svg:viewBox="0 0 108 0" draw:points="0,0 0,0 2,0 6,0 10,0 16,0 23,0 31,0 40,0 50,0 61,0 72,0 84,0 96,0 108,0">
            <text:p/>
          </draw:polyline>
          <draw:polyline draw:style-name="gr1" draw:text-style-name="P1" draw:layer="layout" svg:width="0.107cm" svg:height="0cm" svg:x="16.743cm" svg:y="10.64cm" svg:viewBox="0 0 108 0" draw:points="0,0 31,0 108,0">
            <text:p/>
          </draw:polyline>
        </draw:g>
        <draw:g>
          <draw:line draw:style-name="gr1" draw:text-style-name="P1" draw:layer="layout" svg:x1="3.959cm" svg:y1="18.982cm" svg:x2="3.959cm" svg:y2="19.132cm">
            <text:p/>
          </draw:line>
          <draw:line draw:style-name="gr1" draw:text-style-name="P1" draw:layer="layout" svg:x1="4.315cm" svg:y1="18.969cm" svg:x2="4.315cm" svg:y2="19.119cm">
            <text:p/>
          </draw:line>
          <draw:line draw:style-name="gr1" draw:text-style-name="P1" draw:layer="layout" svg:x1="4.09cm" svg:y1="18.977cm" svg:x2="4.09cm" svg:y2="19.127cm">
            <text:p/>
          </draw:line>
          <draw:line draw:style-name="gr1" draw:text-style-name="P1" draw:layer="layout" svg:x1="2.702cm" svg:y1="18.802cm" svg:x2="2.702cm" svg:y2="10.565cm">
            <text:p/>
          </draw:line>
          <draw:polyline draw:style-name="gr1" draw:text-style-name="P1" draw:layer="layout" svg:width="0cm" svg:height="0.374cm" svg:x="2.702cm" svg:y="18.801cm" svg:viewBox="0 0 0 375" draw:points="0,0 0,42 0,83 0,124 0,162 0,199 0,233 0,265 0,293 0,317 0,337 0,353 0,365 0,372 0,375">
            <text:p/>
          </draw:polyline>
          <draw:line draw:style-name="gr1" draw:text-style-name="P1" draw:layer="layout" svg:x1="2.702cm" svg:y1="19.176cm" svg:x2="4.844cm" svg:y2="19.101cm">
            <text:p/>
          </draw:line>
          <draw:line draw:style-name="gr1" draw:text-style-name="P1" draw:layer="layout" svg:x1="4.952cm" svg:y1="18.727cm" svg:x2="4.952cm" svg:y2="10.64cm">
            <text:p/>
          </draw:line>
          <draw:polyline draw:style-name="gr1" draw:text-style-name="P1" draw:layer="layout" svg:width="0cm" svg:height="0.373cm" svg:x="2.702cm" svg:y="10.191cm" svg:viewBox="0 0 0 374" draw:points="0,374 0,332 0,291 0,250 0,212 0,175 0,141 0,109 0,81 0,57 0,37 0,21 0,9 0,2 0,0">
            <text:p/>
          </draw:polyline>
          <draw:polyline draw:style-name="gr1" draw:text-style-name="P1" draw:layer="layout" svg:width="0cm" svg:height="0.224cm" svg:x="2.702cm" svg:y="18.801cm" svg:viewBox="0 0 0 225" draw:points="0,0 0,17 0,34 0,51 0,68 0,85 0,102 0,118 0,134 0,150 0,166 0,181 0,196 0,211 0,225">
            <text:p/>
          </draw:polyline>
          <draw:line draw:style-name="gr1" draw:text-style-name="P1" draw:layer="layout" svg:x1="2.702cm" svg:y1="10.191cm" svg:x2="4.844cm" svg:y2="10.265cm">
            <text:p/>
          </draw:line>
          <draw:path draw:style-name="gr1" draw:text-style-name="P1" draw:layer="layout" svg:width="-0.107cm" svg:height="-0.112cm" svg:x="4.952cm" svg:y="19.101cm" svg:viewBox="0 0 -108 -113" svg:d="m0 113v0c0-58 51-111 108-113">
            <text:p/>
          </draw:path>
          <draw:polyline draw:style-name="gr1" draw:text-style-name="P1" draw:layer="layout" svg:width="0cm" svg:height="0.261cm" svg:x="4.952cm" svg:y="18.726cm" svg:viewBox="0 0 0 262" draw:points="0,262 0,185 0,0">
            <text:p/>
          </draw:polyline>
          <draw:line draw:style-name="gr1" draw:text-style-name="P1" draw:layer="layout" svg:x1="2.702cm" svg:y1="19.176cm" svg:x2="4.844cm" svg:y2="19.101cm">
            <text:p/>
          </draw:line>
          <draw:line draw:style-name="gr1" draw:text-style-name="P1" draw:layer="layout" svg:x1="4.952cm" svg:y1="10.64cm" svg:x2="4.952cm" svg:y2="18.727cm">
            <text:p/>
          </draw:line>
          <draw:polyline draw:style-name="gr1" draw:text-style-name="P1" draw:layer="layout" svg:width="0cm" svg:height="0.261cm" svg:x="4.952cm" svg:y="10.378cm" svg:viewBox="0 0 0 262" draw:points="0,262 0,77 0,0">
            <text:p/>
          </draw:polyline>
          <draw:path draw:style-name="gr1" draw:text-style-name="P1" draw:layer="layout" svg:width="-0.107cm" svg:height="-0.112cm" svg:x="4.952cm" svg:y="10.378cm" svg:viewBox="0 0 -108 -113" svg:d="m0 0v0c-1 26 10 57 31 78v0c21 23 51 34 77 35">
            <text:p/>
          </draw:path>
          <draw:line draw:style-name="gr1" draw:text-style-name="P1" draw:layer="layout" svg:x1="2.702cm" svg:y1="10.191cm" svg:x2="4.844cm" svg:y2="10.265cm">
            <text:p/>
          </draw:line>
          <draw:line draw:style-name="gr1" draw:text-style-name="P1" draw:layer="layout" svg:x1="3.602cm" svg:y1="19.144cm" svg:x2="3.602cm" svg:y2="18.994cm">
            <text:p/>
          </draw:line>
          <draw:line draw:style-name="gr1" draw:text-style-name="P1" draw:layer="layout" svg:x1="2.702cm" svg:y1="19.176cm" svg:x2="2.702cm" svg:y2="19.026cm">
            <text:p/>
          </draw:line>
          <draw:path draw:style-name="gr1" draw:text-style-name="P1" draw:layer="layout" svg:width="-0.107cm" svg:height="-0.112cm" svg:x="4.952cm" svg:y="10.378cm" svg:viewBox="0 0 -108 -113" svg:d="m0 0v0c0 58 51 111 108 113">
            <text:p/>
          </draw:path>
          <draw:line draw:style-name="gr1" draw:text-style-name="P1" draw:layer="layout" svg:x1="2.702cm" svg:y1="18.801cm" svg:x2="4.844cm" svg:y2="18.726cm">
            <text:p/>
          </draw:line>
          <draw:line draw:style-name="gr1" draw:text-style-name="P1" draw:layer="layout" svg:x1="4.844cm" svg:y1="18.727cm" svg:x2="4.844cm" svg:y2="10.64cm">
            <text:p/>
          </draw:line>
          <draw:line draw:style-name="gr1" draw:text-style-name="P1" draw:layer="layout" svg:x1="2.702cm" svg:y1="10.565cm" svg:x2="4.844cm" svg:y2="10.64cm">
            <text:p/>
          </draw:line>
          <draw:path draw:style-name="gr1" draw:text-style-name="P1" draw:layer="layout" svg:width="0cm" svg:height="0.374cm" svg:x="4.845cm" svg:y="18.726cm" svg:viewBox="0 0 1 375" svg:d="m1 375v0c-1 0-1-40-1-110v0c0-69 0-167 1-265">
            <text:p/>
          </draw:path>
          <draw:path draw:style-name="gr1" draw:text-style-name="P1" draw:layer="layout" svg:width="0.107cm" svg:height="0cm" svg:x="4.844cm" svg:y="18.726cm" svg:viewBox="0 0 108 0" svg:d="m108 0v0c1 0-10 0-31 0v0c-21 0-51 0-77 0">
            <text:p/>
          </draw:path>
          <draw:polyline draw:style-name="gr1" draw:text-style-name="P1" draw:layer="layout" svg:width="0.107cm" svg:height="0cm" svg:x="4.844cm" svg:y="10.64cm" svg:viewBox="0 0 108 0" draw:points="108,0 108,0 106,0 102,0 98,0 92,0 85,0 77,0 68,0 58,0 47,0 36,0 24,0 12,0 0,0">
            <text:p/>
          </draw:polyline>
          <draw:path draw:style-name="gr1" draw:text-style-name="P1" draw:layer="layout" svg:width="0cm" svg:height="0.374cm" svg:x="4.845cm" svg:y="10.265cm" svg:viewBox="0 0 1 375" svg:d="m1 375v0c-1-98-1-196-1-265v0c0-70 0-110 1-110">
            <text:p/>
          </draw:path>
          <draw:path draw:style-name="gr1" draw:text-style-name="P1" draw:layer="layout" svg:width="0cm" svg:height="0.374cm" svg:x="4.845cm" svg:y="10.265cm" svg:viewBox="0 0 1 375" svg:d="m1 0v0c-1 0-1 40-1 110v0c0 69 0 167 1 265">
            <text:p/>
          </draw:path>
          <draw:path draw:style-name="gr1" draw:text-style-name="P1" draw:layer="layout" svg:width="0cm" svg:height="0.374cm" svg:x="4.845cm" svg:y="18.726cm" svg:viewBox="0 0 1 375" svg:d="m1 0v0c-1 98-1 196-1 265v0c0 70 0 110 1 110">
            <text:p/>
          </draw:path>
        </draw:g>
        <draw:frame draw:style-name="gr22" draw:text-style-name="P3" draw:layer="layout" svg:width="4.546cm" svg:height="1.875cm" svg:x="1.837cm" svg:y="7.663cm">
          <draw:text-box>
            <text:p><text:span text:style-name="T9">RIGHT VIEW</text:span></text:p>
            <text:p><text:span text:style-name="T9">(RECHTS)</text:span></text:p>
          </draw:text-box>
        </draw:frame>
        <draw:frame draw:style-name="gr22" draw:text-style-name="P3" draw:layer="layout" svg:width="4.546cm" svg:height="1.875cm" svg:x="15.962cm" svg:y="7.875cm">
          <draw:text-box>
            <text:p><text:span text:style-name="T9">LEFT VIEW</text:span></text:p>
            <text:p><text:span text:style-name="T9">(LINKS)</text:span></text:p>
          </draw:text-box>
        </draw:frame>
        <draw:frame draw:style-name="gr22" draw:text-style-name="P3" draw:layer="layout" svg:width="5.791cm" svg:height="1.875cm" svg:x="7.988cm" svg:y="3.25cm">
          <draw:text-box>
            <text:p><text:span text:style-name="T9">FRONT VIEW</text:span></text:p>
            <text:p><text:span text:style-name="T9">(VORDERSEITE)</text:span></text:p>
          </draw:text-box>
        </draw:frame>
        <draw:frame draw:style-name="gr22" draw:text-style-name="P3" draw:layer="layout" svg:width="5.791cm" svg:height="1.875cm" svg:x="9.075cm" svg:y="20.137cm">
          <draw:text-box>
            <text:p><text:span text:style-name="T9">BACK VIEW</text:span></text:p>
            <text:p><text:span text:style-name="T9">(ZUR</text:span><text:span text:style-name="T10">Ü</text:span><text:span text:style-name="T9">CK)</text:span></text:p>
          </draw:text-box>
        </draw:frame>
        <draw:frame draw:style-name="gr22" draw:text-style-name="P3" draw:layer="layout" svg:width="5.791cm" svg:height="1.875cm" svg:x="9.203cm" svg:y="7.919cm">
          <draw:text-box>
            <text:p><text:span text:style-name="T9">TOP VIEW</text:span></text:p>
            <text:p><text:span text:style-name="T9">(OBEN)</text:span></text:p>
          </draw:text-box>
        </draw:frame>
        <draw:frame draw:style-name="gr23" draw:text-style-name="P4" draw:layer="layout" svg:width="15.062cm" svg:height="1.596cm" svg:x="1.381cm" svg:y="1.254cm">
          <draw:text-box>
            <text:p><text:span text:style-name="T6">ENCLOSURE GENERAL VIEWS</text:span></text:p>
          </draw:text-box>
        </draw:frame>
        <draw:g>
          <draw:line draw:style-name="gr1" draw:text-style-name="P1" draw:layer="layout" svg:x1="14.41cm" svg:y1="24.145cm" svg:x2="14.336cm" svg:y2="22.007cm">
            <text:p/>
          </draw:line>
          <draw:polyline draw:style-name="gr1" draw:text-style-name="P1" draw:layer="layout" svg:width="0.373cm" svg:height="0cm" svg:x="14.036cm" svg:y="24.145cm" svg:viewBox="0 0 374 0" draw:points="374,0 372,0 365,0 353,0 337,0 317,0 293,0 265,0 233,0 199,0 162,0 123,0 83,0 42,0 0,0">
            <text:p/>
          </draw:polyline>
          <draw:polyline draw:style-name="gr1" draw:text-style-name="P1" draw:layer="layout" svg:width="0.374cm" svg:height="0cm" svg:x="7.325cm" svg:y="24.145cm" svg:viewBox="0 0 375 0" draw:points="0,0 2,0 9,0 21,0 37,0 57,0 82,0 110,0 141,0 175,0 212,0 251,0 291,0 333,0 375,0">
            <text:p/>
          </draw:polyline>
          <draw:line draw:style-name="gr1" draw:text-style-name="P1" draw:layer="layout" svg:x1="7.7cm" svg:y1="24.145cm" svg:x2="8.466cm" svg:y2="24.145cm">
            <text:p/>
          </draw:line>
          <draw:line draw:style-name="gr1" draw:text-style-name="P1" draw:layer="layout" svg:x1="8.466cm" svg:y1="24.145cm" svg:x2="9.366cm" svg:y2="24.145cm">
            <text:p/>
          </draw:line>
          <draw:line draw:style-name="gr1" draw:text-style-name="P1" draw:layer="layout" svg:x1="12.369cm" svg:y1="24.145cm" svg:x2="13.269cm" svg:y2="24.145cm">
            <text:p/>
          </draw:line>
          <draw:line draw:style-name="gr1" draw:text-style-name="P1" draw:layer="layout" svg:x1="13.269cm" svg:y1="24.145cm" svg:x2="14.036cm" svg:y2="24.145cm">
            <text:p/>
          </draw:line>
          <draw:polyline draw:style-name="gr1" draw:text-style-name="P1" draw:layer="layout" svg:width="0.261cm" svg:height="0cm" svg:x="13.961cm" svg:y="21.899cm" svg:viewBox="0 0 262 0" draw:points="0,0 185,0 262,0">
            <text:p/>
          </draw:polyline>
          <draw:path draw:style-name="gr1" draw:text-style-name="P1" draw:layer="layout" svg:width="-0.112cm" svg:height="-0.107cm" svg:x="14.336cm" svg:y="22.007cm" svg:viewBox="0 0 -113 -108" svg:d="m113 108v0c-26 1-57-10-78-31v0c-22-21-34-51-35-77">
            <text:p/>
          </draw:path>
          <draw:line draw:style-name="gr1" draw:text-style-name="P1" draw:layer="layout" svg:x1="8.466cm" svg:y1="23.247cm" svg:x2="8.466cm" svg:y2="24.145cm">
            <text:p/>
          </draw:line>
          <draw:polyline draw:style-name="gr1" draw:text-style-name="P1" draw:layer="layout" svg:width="-0.899cm" svg:height="-0.449cm" svg:x="9.366cm" svg:y="23.247cm" svg:viewBox="0 0 -900 -450" draw:points="900,0 889,101 855,196 802,281 731,352 645,406 550,439 450,450 350,439 255,406 169,352 98,281 45,196 11,101 0,0">
            <text:p/>
          </draw:polyline>
          <draw:line draw:style-name="gr1" draw:text-style-name="P1" draw:layer="layout" svg:x1="9.366cm" svg:y1="24.145cm" svg:x2="9.366cm" svg:y2="23.247cm">
            <text:p/>
          </draw:line>
          <draw:line draw:style-name="gr1" draw:text-style-name="P1" draw:layer="layout" svg:x1="9.366cm" svg:y1="24.145cm" svg:x2="12.37cm" svg:y2="24.145cm">
            <text:p/>
          </draw:line>
          <draw:line draw:style-name="gr1" draw:text-style-name="P1" draw:layer="layout" svg:x1="12.369cm" svg:y1="24.145cm" svg:x2="12.369cm" svg:y2="23.247cm">
            <text:p/>
          </draw:line>
          <draw:polyline draw:style-name="gr1" draw:text-style-name="P1" draw:layer="layout" svg:width="-0.899cm" svg:height="-0.449cm" svg:x="13.269cm" svg:y="23.247cm" svg:viewBox="0 0 -900 -450" draw:points="900,0 888,101 855,196 802,281 730,352 645,406 550,439 450,450 350,439 254,406 169,352 98,281 44,196 11,101 0,0">
            <text:p/>
          </draw:polyline>
          <draw:line draw:style-name="gr1" draw:text-style-name="P1" draw:layer="layout" svg:x1="13.269cm" svg:y1="23.247cm" svg:x2="13.269cm" svg:y2="24.145cm">
            <text:p/>
          </draw:line>
          <draw:polygon draw:style-name="gr3" draw:text-style-name="P1" draw:layer="layout" svg:width="-0.224cm" svg:height="-0.217cm" svg:x="10.905cm" svg:y="22.756cm" svg:viewBox="0 0 -225 -218" draw:points="0,108 11,61 42,22 87,0 137,0 183,22 214,61 225,108 214,157 183,196 137,218 87,218 42,196 11,157">
            <text:p/>
          </draw:polygon>
          <draw:polygon draw:style-name="gr3" draw:text-style-name="P1" draw:layer="layout" svg:width="-0.749cm" svg:height="-0.729cm" svg:x="10.529cm" svg:y="23.667cm" svg:viewBox="0 0 -750 -730" draw:points="0,365 37,203 141,72 291,0 458,0 609,72 713,203 750,365 713,527 609,657 458,730 291,730 141,657 37,527">
            <text:p/>
          </draw:polygon>
          <draw:line draw:style-name="gr1" draw:text-style-name="P1" draw:layer="layout" svg:x1="7.774cm" svg:y1="21.899cm" svg:x2="13.962cm" svg:y2="21.899cm">
            <text:p/>
          </draw:line>
          <draw:polyline draw:style-name="gr1" draw:text-style-name="P1" draw:layer="layout" svg:width="0.261cm" svg:height="0cm" svg:x="7.512cm" svg:y="21.899cm" svg:viewBox="0 0 262 0" draw:points="0,0 77,0 262,0">
            <text:p/>
          </draw:polyline>
          <draw:path draw:style-name="gr1" draw:text-style-name="P1" draw:layer="layout" svg:width="-0.112cm" svg:height="-0.107cm" svg:x="14.336cm" svg:y="22.007cm" svg:viewBox="0 0 -113 -108" svg:d="m113 108v0c-58 0-111-51-113-108">
            <text:p/>
          </draw:path>
          <draw:line draw:style-name="gr1" draw:text-style-name="P1" draw:layer="layout" svg:x1="7.325cm" svg:y1="24.145cm" svg:x2="7.4cm" svg:y2="22.007cm">
            <text:p/>
          </draw:line>
          <draw:path draw:style-name="gr1" draw:text-style-name="P1" draw:layer="layout" svg:width="-0.111cm" svg:height="-0.107cm" svg:x="7.512cm" svg:y="22.007cm" svg:viewBox="0 0 -112 -108" svg:d="m0 108v0c58 0 110-51 112-108">
            <text:p/>
          </draw:path>
          <draw:path draw:style-name="gr1" draw:text-style-name="P1" draw:layer="layout" svg:width="-0.374cm" svg:height="-0.001cm" svg:x="14.336cm" svg:y="22.007cm" svg:viewBox="0 0 -375 -2" svg:d="m375 0v0c-98 1-195 2-265 2v0c-70 0-110-1-110-2">
            <text:p/>
          </draw:path>
          <draw:line draw:style-name="gr1" draw:text-style-name="P1" draw:layer="layout" svg:x1="14.036cm" svg:y1="24.145cm" svg:x2="13.961cm" svg:y2="22.007cm">
            <text:p/>
          </draw:line>
          <draw:path draw:style-name="gr1" draw:text-style-name="P1" draw:layer="layout" svg:width="-0.112cm" svg:height="-0.107cm" svg:x="14.336cm" svg:y="22.007cm" svg:viewBox="0 0 -113 -108" svg:d="m113 108v0c-26 1-57-10-78-31v0c-22-21-34-51-35-77">
            <text:p/>
          </draw:path>
          <draw:path draw:style-name="gr1" draw:text-style-name="P1" draw:layer="layout" svg:width="-0.112cm" svg:height="-0.107cm" svg:x="14.336cm" svg:y="22.007cm" svg:viewBox="0 0 -113 -108" svg:d="m113 108v0c-58 0-111-51-113-108">
            <text:p/>
          </draw:path>
          <draw:path draw:style-name="gr1" draw:text-style-name="P1" draw:layer="layout" svg:width="-0.374cm" svg:height="-0.001cm" svg:x="14.336cm" svg:y="22.007cm" svg:viewBox="0 0 -375 -2" svg:d="m0 0v0c0 1 40 2 110 2v0c70 0 167-1 265-2">
            <text:p/>
          </draw:path>
          <draw:polyline draw:style-name="gr1" draw:text-style-name="P1" draw:layer="layout" svg:width="0cm" svg:height="0.107cm" svg:x="13.961cm" svg:y="21.899cm" svg:viewBox="0 0 0 108" draw:points="0,0 0,0 0,2 0,6 0,10 0,16 0,23 0,31 0,40 0,50 0,61 0,72 0,84 0,96 0,108">
            <text:p/>
          </draw:polyline>
          <draw:line draw:style-name="gr1" draw:text-style-name="P1" draw:layer="layout" svg:x1="7.7cm" svg:y1="24.145cm" svg:x2="7.774cm" svg:y2="22.007cm">
            <text:p/>
          </draw:line>
          <draw:line draw:style-name="gr1" draw:text-style-name="P1" draw:layer="layout" svg:x1="7.774cm" svg:y1="22.007cm" svg:x2="13.962cm" svg:y2="22.007cm">
            <text:p/>
          </draw:line>
          <draw:path draw:style-name="gr1" draw:text-style-name="P1" draw:layer="layout" svg:width="-0.373cm" svg:height="-0.001cm" svg:x="7.774cm" svg:y="22.007cm" svg:viewBox="0 0 -374 -2" svg:d="m0 0v0c98 1 195 2 265 2v0c69 0 110-1 109-2">
            <text:p/>
          </draw:path>
          <draw:path draw:style-name="gr1" draw:text-style-name="P1" draw:layer="layout" svg:width="-0.373cm" svg:height="-0.001cm" svg:x="7.774cm" svg:y="22.007cm" svg:viewBox="0 0 -374 -2" svg:d="m374 0v0c1 1-40 2-109 2v0c-70 0-167-1-265-2">
            <text:p/>
          </draw:path>
          <draw:polyline draw:style-name="gr1" draw:text-style-name="P1" draw:layer="layout" svg:width="0cm" svg:height="0.107cm" svg:x="7.774cm" svg:y="21.899cm" svg:viewBox="0 0 0 108" draw:points="0,0 0,0 0,2 0,6 0,10 0,16 0,23 0,31 0,40 0,50 0,61 0,72 0,84 0,96 0,108">
            <text:p/>
          </draw:polyline>
        </draw:g>
        <draw:g>
          <draw:line draw:style-name="gr1" draw:text-style-name="P1" draw:layer="layout" svg:x1="14.348cm" svg:y1="18.711cm" svg:x2="14.348cm" svg:y2="10.474cm">
            <text:p/>
          </draw:line>
          <draw:path draw:style-name="gr1" draw:text-style-name="P1" draw:layer="layout" svg:width="-0.373cm" svg:height="-0.374cm" svg:x="14.348cm" svg:y="19.085cm" svg:viewBox="0 0 -374 -375" svg:d="m0 375v0c0-98 40-195 109-265v0c70-69 167-110 265-110">
            <text:p/>
          </draw:path>
          <draw:path draw:style-name="gr1" draw:text-style-name="P1" draw:layer="layout" svg:width="-0.373cm" svg:height="-0.373cm" svg:x="14.348cm" svg:y="10.474cm" svg:viewBox="0 0 -374 -374" svg:d="m0 0v0c0 98 40 195 109 265v0c70 69 167 109 265 109">
            <text:p/>
          </draw:path>
          <draw:line draw:style-name="gr1" draw:text-style-name="P1" draw:layer="layout" svg:x1="13.975cm" svg:y1="10.1cm" svg:x2="7.638cm" svg:y2="10.1cm">
            <text:p/>
          </draw:line>
          <draw:path draw:style-name="gr1" draw:text-style-name="P1" draw:layer="layout" svg:width="-0.374cm" svg:height="-0.373cm" svg:x="7.638cm" svg:y="10.474cm" svg:viewBox="0 0 -375 -374" svg:d="m0 374v0c99 0 196-40 265-109v0c70-70 110-167 110-265">
            <text:p/>
          </draw:path>
          <draw:line draw:style-name="gr1" draw:text-style-name="P1" draw:layer="layout" svg:x1="7.263cm" svg:y1="10.474cm" svg:x2="7.263cm" svg:y2="18.711cm">
            <text:p/>
          </draw:line>
          <draw:path draw:style-name="gr1" draw:text-style-name="P1" draw:layer="layout" svg:width="-0.374cm" svg:height="-0.374cm" svg:x="7.638cm" svg:y="19.085cm" svg:viewBox="0 0 -375 -375" svg:d="m375 375v0c0-98-40-195-110-265v0c-69-69-166-110-265-110">
            <text:p/>
          </draw:path>
          <draw:line draw:style-name="gr1" draw:text-style-name="P1" draw:layer="layout" svg:x1="7.638cm" svg:y1="19.085cm" svg:x2="8.404cm" svg:y2="19.085cm">
            <text:p/>
          </draw:line>
          <draw:line draw:style-name="gr1" draw:text-style-name="P1" draw:layer="layout" svg:x1="13.207cm" svg:y1="19.085cm" svg:x2="13.974cm" svg:y2="19.085cm">
            <text:p/>
          </draw:line>
          <draw:line draw:style-name="gr1" draw:text-style-name="P1" draw:layer="layout" svg:x1="8.404cm" svg:y1="19.053cm" svg:x2="8.404cm" svg:y2="19.085cm">
            <text:p/>
          </draw:line>
          <draw:polyline draw:style-name="gr1" draw:text-style-name="P1" draw:layer="layout" svg:width="-0.899cm" svg:height="-0.015cm" svg:x="9.304cm" svg:y="19.053cm" svg:viewBox="0 0 -900 -16" draw:points="900,0 889,3 855,7 802,10 731,12 645,14 550,15 450,16 350,15 255,14 169,12 98,10 45,7 11,3 0,0">
            <text:p/>
          </draw:polyline>
          <draw:line draw:style-name="gr1" draw:text-style-name="P1" draw:layer="layout" svg:x1="9.304cm" svg:y1="19.085cm" svg:x2="9.304cm" svg:y2="19.053cm">
            <text:p/>
          </draw:line>
          <draw:line draw:style-name="gr1" draw:text-style-name="P1" draw:layer="layout" svg:x1="9.304cm" svg:y1="19.085cm" svg:x2="12.308cm" svg:y2="19.085cm">
            <text:p/>
          </draw:line>
          <draw:line draw:style-name="gr1" draw:text-style-name="P1" draw:layer="layout" svg:x1="12.307cm" svg:y1="19.085cm" svg:x2="12.307cm" svg:y2="19.053cm">
            <text:p/>
          </draw:line>
          <draw:polyline draw:style-name="gr1" draw:text-style-name="P1" draw:layer="layout" svg:width="-0.899cm" svg:height="-0.015cm" svg:x="13.207cm" svg:y="19.053cm" svg:viewBox="0 0 -900 -16" draw:points="900,0 888,3 855,7 802,10 730,12 645,14 550,15 450,16 350,15 254,14 169,12 98,10 44,7 11,3 0,0">
            <text:p/>
          </draw:polyline>
          <draw:line draw:style-name="gr1" draw:text-style-name="P1" draw:layer="layout" svg:x1="13.207cm" svg:y1="19.053cm" svg:x2="13.207cm" svg:y2="19.085cm">
            <text:p/>
          </draw:line>
          <draw:polyline draw:style-name="gr1" draw:text-style-name="P1" draw:layer="layout" svg:width="-0.224cm" svg:height="-0.003cm" svg:x="10.843cm" svg:y="19.036cm" svg:viewBox="0 0 -225 -4" draw:points="0,4 3,3 11,2 24,1 42,1 64,0 87,0 112,0 137,0 161,0 183,1 200,1 214,2 222,3 225,4">
            <text:p/>
          </draw:polyline>
          <draw:polyline draw:style-name="gr1" draw:text-style-name="P1" draw:layer="layout" svg:width="-0.224cm" svg:height="-0.003cm" svg:x="10.843cm" svg:y="19.032cm" svg:viewBox="0 0 -225 -4" draw:points="225,0 222,1 214,2 200,2 183,3 161,3 137,4 112,4 87,4 64,3 42,3 24,2 11,2 3,1 0,0">
            <text:p/>
          </draw:polyline>
          <draw:polyline draw:style-name="gr1" draw:text-style-name="P1" draw:layer="layout" svg:width="-0.749cm" svg:height="-0.012cm" svg:x="10.467cm" svg:y="19.068cm" svg:viewBox="0 0 -750 -13" draw:points="0,13 9,10 37,7 82,5 141,3 212,1 291,0 375,0 458,0 537,1 609,3 668,5 713,7 740,10 750,13">
            <text:p/>
          </draw:polyline>
          <draw:polyline draw:style-name="gr1" draw:text-style-name="P1" draw:layer="layout" svg:width="-0.749cm" svg:height="-0.012cm" svg:x="10.467cm" svg:y="19.055cm" svg:viewBox="0 0 -750 -13" draw:points="750,0 740,3 713,6 668,8 609,10 537,12 458,13 375,13 291,13 212,12 141,10 82,8 37,6 9,3 0,0">
            <text:p/>
          </draw:polyline>
          <draw:path draw:style-name="gr2" draw:text-style-name="P1" draw:layer="layout" svg:width="-0.412cm" svg:height="-0.41cm" svg:x="9.156cm" svg:y="12.525cm" svg:viewBox="0 0 -413 -411" svg:d="m207 411v0c114 0 206-92 206-206v0c0-113-92-205-206-205v0c-114 0-207 92-207 205v0c0 114 93 206 207 206z">
            <text:p/>
          </draw:path>
          <draw:path draw:style-name="gr2" draw:text-style-name="P1" draw:layer="layout" svg:width="-0.974cm" svg:height="-0.972cm" svg:x="9.437cm" svg:y="11.855cm" svg:viewBox="0 0 -975 -973" svg:d="m488 973v0c269 0 487-218 487-487v0c0-269-218-486-487-486v0c-269 0-488 217-488 486v0c0 269 219 487 488 487z">
            <text:p/>
          </draw:path>
          <draw:line draw:style-name="gr1" draw:text-style-name="P1" draw:layer="layout" svg:x1="14.348cm" svg:y1="18.71cm" svg:x2="14.274cm" svg:y2="18.635cm">
            <text:p/>
          </draw:line>
          <draw:line draw:style-name="gr1" draw:text-style-name="P1" draw:layer="layout" svg:x1="14.274cm" svg:y1="18.636cm" svg:x2="14.274cm" svg:y2="10.549cm">
            <text:p/>
          </draw:line>
          <draw:line draw:style-name="gr1" draw:text-style-name="P1" draw:layer="layout" svg:x1="14.348cm" svg:y1="10.474cm" svg:x2="14.274cm" svg:y2="10.549cm">
            <text:p/>
          </draw:line>
          <draw:path draw:style-name="gr1" draw:text-style-name="P1" draw:layer="layout" svg:width="-0.374cm" svg:height="-0.374cm" svg:x="14.274cm" svg:y="19.01cm" svg:viewBox="0 0 -375 -375" svg:d="m375 0v0c-98 0-195 40-265 110v0c-70 69-110 167-110 265">
            <text:p/>
          </draw:path>
          <draw:line draw:style-name="gr1" draw:text-style-name="P1" draw:layer="layout" svg:x1="13.974cm" svg:y1="19.085cm" svg:x2="13.899cm" svg:y2="19.01cm">
            <text:p/>
          </draw:line>
          <draw:path draw:style-name="gr1" draw:text-style-name="P1" draw:layer="layout" svg:width="0.112cm" svg:height="0cm" svg:x="14.161cm" svg:y="18.635cm" svg:viewBox="0 0 113 0" svg:d="m0 0v0c26 0 57 0 78 0v0c22 0 34 0 35 0">
            <text:p/>
          </draw:path>
          <draw:line draw:style-name="gr1" draw:text-style-name="P1" draw:layer="layout" svg:x1="14.161cm" svg:y1="18.636cm" svg:x2="14.161cm" svg:y2="10.549cm">
            <text:p/>
          </draw:line>
          <draw:polyline draw:style-name="gr1" draw:text-style-name="P1" draw:layer="layout" svg:width="0.112cm" svg:height="0cm" svg:x="14.161cm" svg:y="10.549cm" svg:viewBox="0 0 113 0" draw:points="0,0 12,0 25,0 37,0 48,0 59,0 69,0 78,0 87,0 94,0 100,0 105,0 109,0 111,0 113,0">
            <text:p/>
          </draw:polyline>
          <draw:path draw:style-name="gr1" draw:text-style-name="P1" draw:layer="layout" svg:width="-0.374cm" svg:height="-0.374cm" svg:x="14.274cm" svg:y="10.549cm" svg:viewBox="0 0 -375 -375" svg:d="m0 0v0c0 98 40 196 110 265v0c70 70 167 110 265 110">
            <text:p/>
          </draw:path>
          <draw:line draw:style-name="gr1" draw:text-style-name="P1" draw:layer="layout" svg:x1="13.974cm" svg:y1="10.1cm" svg:x2="13.899cm" svg:y2="10.174cm">
            <text:p/>
          </draw:line>
          <draw:polyline draw:style-name="gr1" draw:text-style-name="P1" draw:layer="layout" svg:width="0cm" svg:height="0.112cm" svg:x="13.899cm" svg:y="18.897cm" svg:viewBox="0 0 0 113" draw:points="0,0 0,13 0,25 0,37 0,48 0,59 0,69 0,78 0,87 0,94 0,100 0,105 0,109 0,112 0,113">
            <text:p/>
          </draw:polyline>
          <draw:path draw:style-name="gr1" draw:text-style-name="P1" draw:layer="layout" svg:width="-0.261cm" svg:height="-0.261cm" svg:x="14.161cm" svg:y="18.897cm" svg:viewBox="0 0 -262 -262" svg:d="m262 0v0c-68-1-137 27-185 77v0c-50 48-77 117-77 185">
            <text:p/>
          </draw:path>
          <draw:line draw:style-name="gr1" draw:text-style-name="P1" draw:layer="layout" svg:x1="7.638cm" svg:y1="19.085cm" svg:x2="7.712cm" svg:y2="19.01cm">
            <text:p/>
          </draw:line>
          <draw:line draw:style-name="gr1" draw:text-style-name="P1" draw:layer="layout" svg:x1="7.712cm" svg:y1="19.01cm" svg:x2="13.9cm" svg:y2="19.01cm">
            <text:p/>
          </draw:line>
          <draw:line draw:style-name="gr1" draw:text-style-name="P1" draw:layer="layout" svg:x1="7.712cm" svg:y1="18.897cm" svg:x2="13.9cm" svg:y2="18.897cm">
            <text:p/>
          </draw:line>
          <draw:path draw:style-name="gr1" draw:text-style-name="P1" draw:layer="layout" svg:width="-0.261cm" svg:height="-0.261cm" svg:x="7.712cm" svg:y="18.897cm" svg:viewBox="0 0 -262 -262" svg:d="m262 262v0c0-68-28-137-77-185v0c-49-50-117-78-185-77">
            <text:p/>
          </draw:path>
          <draw:line draw:style-name="gr1" draw:text-style-name="P1" draw:layer="layout" svg:x1="7.45cm" svg:y1="10.549cm" svg:x2="7.45cm" svg:y2="18.636cm">
            <text:p/>
          </draw:line>
          <draw:path draw:style-name="gr1" draw:text-style-name="P1" draw:layer="layout" svg:width="-0.261cm" svg:height="-0.261cm" svg:x="7.712cm" svg:y="10.549cm" svg:viewBox="0 0 -262 -262" svg:d="m0 262v0c68 1 136-27 185-77v0c49-48 77-117 77-185">
            <text:p/>
          </draw:path>
          <draw:path draw:style-name="gr1" draw:text-style-name="P1" draw:layer="layout" svg:width="-0.261cm" svg:height="-0.261cm" svg:x="14.161cm" svg:y="10.549cm" svg:viewBox="0 0 -262 -262" svg:d="m0 0v0c0 68 27 137 77 185v0c48 50 117 78 185 77">
            <text:p/>
          </draw:path>
          <draw:line draw:style-name="gr1" draw:text-style-name="P1" draw:layer="layout" svg:x1="13.9cm" svg:y1="10.287cm" svg:x2="7.712cm" svg:y2="10.287cm">
            <text:p/>
          </draw:line>
          <draw:path draw:style-name="gr1" draw:text-style-name="P1" draw:layer="layout" svg:width="0cm" svg:height="0.112cm" svg:x="13.899cm" svg:y="10.174cm" svg:viewBox="0 0 0 113" svg:d="m0 113v0c0-26 0-57 0-78v0c0-23 0-34 0-35">
            <text:p/>
          </draw:path>
          <draw:line draw:style-name="gr1" draw:text-style-name="P1" draw:layer="layout" svg:x1="13.9cm" svg:y1="10.174cm" svg:x2="7.712cm" svg:y2="10.174cm">
            <text:p/>
          </draw:line>
          <draw:line draw:style-name="gr1" draw:text-style-name="P1" draw:layer="layout" svg:x1="7.638cm" svg:y1="10.1cm" svg:x2="7.712cm" svg:y2="10.174cm">
            <text:p/>
          </draw:line>
          <draw:path draw:style-name="gr1" draw:text-style-name="P1" draw:layer="layout" svg:width="-0.373cm" svg:height="-0.374cm" svg:x="7.712cm" svg:y="10.549cm" svg:viewBox="0 0 -374 -375" svg:d="m0 375v0c98 0 195-40 265-110v0c69-69 110-167 109-265">
            <text:p/>
          </draw:path>
          <draw:line draw:style-name="gr1" draw:text-style-name="P1" draw:layer="layout" svg:x1="7.263cm" svg:y1="10.474cm" svg:x2="7.338cm" svg:y2="10.549cm">
            <text:p/>
          </draw:line>
          <draw:line draw:style-name="gr1" draw:text-style-name="P1" draw:layer="layout" svg:x1="7.338cm" svg:y1="10.549cm" svg:x2="7.338cm" svg:y2="18.636cm">
            <text:p/>
          </draw:line>
          <draw:line draw:style-name="gr1" draw:text-style-name="P1" draw:layer="layout" svg:x1="7.263cm" svg:y1="18.71cm" svg:x2="7.338cm" svg:y2="18.635cm">
            <text:p/>
          </draw:line>
          <draw:path draw:style-name="gr1" draw:text-style-name="P1" draw:layer="layout" svg:width="-0.373cm" svg:height="-0.374cm" svg:x="7.712cm" svg:y="19.01cm" svg:viewBox="0 0 -374 -375" svg:d="m374 375v0c1-98-40-196-109-265v0c-70-70-167-110-265-110">
            <text:p/>
          </draw:path>
          <draw:polyline draw:style-name="gr1" draw:text-style-name="P1" draw:layer="layout" svg:width="0cm" svg:height="0.112cm" svg:x="7.712cm" svg:y="18.897cm" svg:viewBox="0 0 0 113" draw:points="0,0 0,13 0,25 0,37 0,48 0,59 0,69 0,78 0,87 0,94 0,100 0,105 0,109 0,112 0,113">
            <text:p/>
          </draw:polyline>
          <draw:polyline draw:style-name="gr1" draw:text-style-name="P1" draw:layer="layout" svg:width="0.111cm" svg:height="0cm" svg:x="7.338cm" svg:y="18.635cm" svg:viewBox="0 0 112 0" draw:points="112,0 100,0 88,0 76,0 64,0 53,0 43,0 34,0 26,0 18,0 12,0 7,0 3,0 1,0 0,0">
            <text:p/>
          </draw:polyline>
          <draw:polyline draw:style-name="gr1" draw:text-style-name="P1" draw:layer="layout" svg:width="0.111cm" svg:height="0cm" svg:x="7.338cm" svg:y="10.549cm" svg:viewBox="0 0 112 0" draw:points="112,0 34,0 0,0">
            <text:p/>
          </draw:polyline>
          <draw:polyline draw:style-name="gr1" draw:text-style-name="P1" draw:layer="layout" svg:width="0cm" svg:height="0.112cm" svg:x="7.712cm" svg:y="10.174cm" svg:viewBox="0 0 0 113" draw:points="0,113 0,100 0,88 0,76 0,65 0,54 0,44 0,35 0,26 0,19 0,13 0,8 0,4 0,1 0,0">
            <text:p/>
          </draw:polyline>
        </draw:g>
        <draw:frame draw:style-name="gr38" draw:text-style-name="P5" draw:layer="layout" svg:width="5.428cm" svg:height="1.807cm" svg:x="17.185cm" svg:y="25.525cm">
          <draw:text-box>
            <text:p><text:span text:style-name="T7">Engineers:</text:span></text:p>
            <text:p><text:span text:style-name="T7"><text:s text:c="2"/></text:span><text:span text:style-name="T7">Marshall Taylor</text:span></text:p>
            <text:p><text:span text:style-name="T7"><text:s text:c="2"/></text:span><text:span text:style-name="T7">Byron Jacquot</text:span></text:p>
            <text:p><text:span text:style-name="T7"/></text:p>
          </draw:text-box>
        </draw:frame>
        <draw:rect draw:style-name="gr39" draw:text-style-name="P1" draw:layer="layout" svg:width="8.203cm" svg:height="1.49cm" svg:x="12.388cm" svg:y="25.45cm">
          <text:p/>
        </draw:rect>
        <draw:frame draw:style-name="gr40" draw:text-style-name="P6" draw:layer="layout" svg:width="5.428cm" svg:height="1.865cm" svg:x="12.535cm" svg:y="25.4cm">
          <draw:text-box>
            <text:p><text:span text:style-name="T11">Sparkfun Proto Pedal</text:span></text:p>
            <text:p><text:span text:style-name="T7"><text:s text:c="2"/></text:span><text:span text:style-name="T7">V1.0</text:span></text:p>
            <text:p><text:span text:style-name="T7"><text:s text:c="2"/></text:span><text:span text:style-name="T7">MAR 10 2016</text:span></text:p>
          </draw:text-box>
        </draw:frame>
      </draw:page>
      <draw:page draw:name="page9" draw:style-name="dp1" draw:master-page-name="Default">
        <draw:measure draw:style-name="gr41" draw:text-style-name="P2" draw:layer="measurelines" svg:x1="7.88cm" svg:y1="23.649cm" svg:x2="7.88cm" svg:y2="21.388cm">
          <text:p text:style-name="P2"><text:span text:style-name="T1">30,0</text:span></text:p>
        </draw:measure>
        <draw:measure draw:style-name="gr42" draw:text-style-name="P2" draw:layer="layout" svg:x1="11.258cm" svg:y1="22.25cm" svg:x2="7.778cm" svg:y2="22.25cm">
          <text:p text:style-name="P2"><text:span text:style-name="T1">46,25</text:span></text:p>
        </draw:measure>
        <draw:measure draw:style-name="gr43" draw:text-style-name="P2" draw:layer="layout" svg:x1="9.353cm" svg:y1="22.785cm" svg:x2="7.778cm" svg:y2="22.785cm">
          <text:p text:style-name="P2"><text:span text:style-name="T1">21,22</text:span></text:p>
        </draw:measure>
        <draw:measure draw:style-name="gr44" draw:text-style-name="P2" draw:layer="layout" svg:x1="10.598cm" svg:y1="22.912cm" svg:x2="7.778cm" svg:y2="22.912cm">
          <text:p text:style-name="P2"><text:span text:style-name="T1">37,73</text:span></text:p>
        </draw:measure>
        <draw:measure draw:style-name="gr45" draw:text-style-name="P2" draw:layer="layout" svg:x1="13.265cm" svg:y1="22.785cm" svg:x2="7.778cm" svg:y2="22.785cm">
          <text:p text:style-name="P2"><text:span text:style-name="T1">73,29</text:span><text:span text:style-name="T1"><text:measure text:kind="gap"/></text:span></text:p>
        </draw:measure>
        <draw:measure draw:style-name="gr46" draw:text-style-name="P2" draw:layer="layout" svg:x1="13.29cm" svg:y1="23.649cm" svg:x2="13.29cm" svg:y2="22.735cm">
          <text:p text:style-name="P2"><text:span text:style-name="T1">12,0</text:span></text:p>
        </draw:measure>
        <draw:measure draw:style-name="gr47" draw:text-style-name="P2" draw:layer="layout" svg:x1="10.699cm" svg:y1="23.649cm" svg:x2="10.699cm" svg:y2="22.811cm">
          <text:p text:style-name="P2"><text:span text:style-name="T1">11,25</text:span></text:p>
        </draw:measure>
        <draw:frame draw:style-name="gr9" draw:text-style-name="P3" draw:layer="layout" svg:width="1.854cm" svg:height="0.64cm" svg:x="10.725cm" svg:y="22.785cm">
          <draw:text-box>
            <text:p><text:span text:style-name="T2">Ø</text:span><text:span text:style-name="T3">=10,0</text:span></text:p>
          </draw:text-box>
        </draw:frame>
        <draw:frame draw:style-name="gr9" draw:text-style-name="P3" draw:layer="layout" svg:width="1.601cm" svg:height="0.64cm" svg:x="11.182cm" svg:y="21.566cm">
          <draw:text-box>
            <text:p><text:span text:style-name="T2">Ø</text:span><text:span text:style-name="T3">=3</text:span></text:p>
          </draw:text-box>
        </draw:frame>
        <draw:frame draw:style-name="gr9" draw:text-style-name="P3" draw:layer="layout" svg:width="1.881cm" svg:height="0.64cm" svg:x="9.153cm" svg:y="21.877cm">
          <draw:text-box>
            <text:p><text:span text:style-name="T2">Ø</text:span><text:span text:style-name="T3">=12,0</text:span></text:p>
          </draw:text-box>
        </draw:frame>
        <draw:frame draw:style-name="gr9" draw:text-style-name="P3" draw:layer="layout" svg:width="1.829cm" svg:height="0.64cm" svg:x="13.01cm" svg:y="21.866cm">
          <draw:text-box>
            <text:p><text:span text:style-name="T2">Ø</text:span><text:span text:style-name="T3">=12,0</text:span></text:p>
          </draw:text-box>
        </draw:frame>
        <draw:g>
          <draw:path draw:style-name="gr2" draw:text-style-name="P1" draw:layer="layout" svg:width="-0.412cm" svg:height="-0.41cm" svg:x="9.386cm" svg:y="9.146cm" svg:viewBox="0 0 -413 -411" svg:d="m207 411v0c114 0 206-92 206-206v0c0-113-92-205-206-205v0c-114 0-207 92-207 205v0c0 114 93 206 207 206z">
            <text:p/>
          </draw:path>
          <draw:path draw:style-name="gr2" draw:text-style-name="P1" draw:layer="layout" svg:width="-0.894cm" svg:height="-0.892cm" svg:x="9.627cm" svg:y="8.436cm" svg:viewBox="0 0 -895 -893" svg:d="m448 893v0c247 0 447-200 447-447v0c0-247-200-446-447-446v0c-247 0-448 199-448 446v0c0 247 201 447 448 447z">
            <text:p/>
          </draw:path>
          <draw:g>
            <draw:line draw:style-name="gr1" draw:text-style-name="P1" draw:layer="layout" svg:x1="14.578cm" svg:y1="15.332cm" svg:x2="14.578cm" svg:y2="7.095cm">
              <text:p/>
            </draw:line>
            <draw:path draw:style-name="gr1" draw:text-style-name="P1" draw:layer="layout" svg:width="-0.373cm" svg:height="-0.374cm" svg:x="14.578cm" svg:y="15.706cm" svg:viewBox="0 0 -374 -375" svg:d="m0 375v0c0-98 40-195 109-265v0c70-69 167-110 265-110">
              <text:p/>
            </draw:path>
            <draw:path draw:style-name="gr1" draw:text-style-name="P1" draw:layer="layout" svg:width="-0.373cm" svg:height="-0.373cm" svg:x="14.578cm" svg:y="7.095cm" svg:viewBox="0 0 -374 -374" svg:d="m0 0v0c0 98 40 195 109 265v0c70 69 167 109 265 109">
              <text:p/>
            </draw:path>
            <draw:line draw:style-name="gr1" draw:text-style-name="P1" draw:layer="layout" svg:x1="14.205cm" svg:y1="6.721cm" svg:x2="7.868cm" svg:y2="6.721cm">
              <text:p/>
            </draw:line>
            <draw:path draw:style-name="gr1" draw:text-style-name="P1" draw:layer="layout" svg:width="-0.374cm" svg:height="-0.373cm" svg:x="7.868cm" svg:y="7.095cm" svg:viewBox="0 0 -375 -374" svg:d="m0 374v0c99 0 196-40 265-109v0c70-70 110-167 110-265">
              <text:p/>
            </draw:path>
            <draw:line draw:style-name="gr1" draw:text-style-name="P1" draw:layer="layout" svg:x1="7.493cm" svg:y1="7.095cm" svg:x2="7.493cm" svg:y2="15.332cm">
              <text:p/>
            </draw:line>
            <draw:path draw:style-name="gr1" draw:text-style-name="P1" draw:layer="layout" svg:width="-0.374cm" svg:height="-0.374cm" svg:x="7.868cm" svg:y="15.706cm" svg:viewBox="0 0 -375 -375" svg:d="m375 375v0c0-98-40-195-110-265v0c-69-69-166-110-265-110">
              <text:p/>
            </draw:path>
            <draw:line draw:style-name="gr1" draw:text-style-name="P1" draw:layer="layout" svg:x1="7.868cm" svg:y1="15.706cm" svg:x2="8.728cm" svg:y2="15.706cm">
              <text:p/>
            </draw:line>
            <draw:line draw:style-name="gr1" draw:text-style-name="P1" draw:layer="layout" svg:x1="13.344cm" svg:y1="15.706cm" svg:x2="14.204cm" svg:y2="15.706cm">
              <text:p/>
            </draw:line>
            <draw:line draw:style-name="gr1" draw:text-style-name="P1" draw:layer="layout" svg:x1="8.728cm" svg:y1="15.674cm" svg:x2="8.728cm" svg:y2="15.706cm">
              <text:p/>
            </draw:line>
            <draw:polyline draw:style-name="gr1" draw:text-style-name="P1" draw:layer="layout" svg:width="-0.711cm" svg:height="-0.011cm" svg:x="9.44cm" svg:y="15.674cm" svg:viewBox="0 0 -712 -12" draw:points="712,0 703,3 677,5 635,8 578,10 511,11 435,12 356,12 277,12 201,11 134,10 77,8 35,5 9,3 0,0">
              <text:p/>
            </draw:polyline>
            <draw:line draw:style-name="gr1" draw:text-style-name="P1" draw:layer="layout" svg:x1="9.44cm" svg:y1="15.706cm" svg:x2="9.44cm" svg:y2="15.674cm">
              <text:p/>
            </draw:line>
            <draw:line draw:style-name="gr1" draw:text-style-name="P1" draw:layer="layout" svg:x1="9.44cm" svg:y1="15.706cm" svg:x2="10.004cm" svg:y2="15.706cm">
              <text:p/>
            </draw:line>
            <draw:line draw:style-name="gr1" draw:text-style-name="P1" draw:layer="layout" svg:x1="10.004cm" svg:y1="15.676cm" svg:x2="10.004cm" svg:y2="15.706cm">
              <text:p/>
            </draw:line>
            <draw:polyline draw:style-name="gr1" draw:text-style-name="P1" draw:layer="layout" svg:width="-0.636cm" svg:height="-0.01cm" svg:x="10.641cm" svg:y="15.676cm" svg:viewBox="0 0 -637 -11" draw:points="637,0 629,2 606,5 568,7 517,9 457,10 390,11 319,11 248,11 180,10 120,9 70,7 32,5 8,2 0,0">
              <text:p/>
            </draw:polyline>
            <draw:line draw:style-name="gr1" draw:text-style-name="P1" draw:layer="layout" svg:x1="10.641cm" svg:y1="15.706cm" svg:x2="10.641cm" svg:y2="15.676cm">
              <text:p/>
            </draw:line>
            <draw:line draw:style-name="gr1" draw:text-style-name="P1" draw:layer="layout" svg:x1="10.641cm" svg:y1="15.706cm" svg:x2="12.632cm" svg:y2="15.706cm">
              <text:p/>
            </draw:line>
            <draw:line draw:style-name="gr1" draw:text-style-name="P1" draw:layer="layout" svg:x1="12.631cm" svg:y1="15.706cm" svg:x2="12.631cm" svg:y2="15.674cm">
              <text:p/>
            </draw:line>
            <draw:polyline draw:style-name="gr1" draw:text-style-name="P1" draw:layer="layout" svg:width="-0.712cm" svg:height="-0.011cm" svg:x="13.344cm" svg:y="15.674cm" svg:viewBox="0 0 -713 -12" draw:points="713,0 704,3 678,5 635,8 579,10 511,11 436,12 357,12 277,12 202,11 135,10 78,8 36,5 9,3 0,0">
              <text:p/>
            </draw:polyline>
            <draw:line draw:style-name="gr1" draw:text-style-name="P1" draw:layer="layout" svg:x1="13.344cm" svg:y1="15.674cm" svg:x2="13.344cm" svg:y2="15.706cm">
              <text:p/>
            </draw:line>
            <draw:polyline draw:style-name="gr1" draw:text-style-name="P1" draw:layer="layout" svg:width="-0.224cm" svg:height="-0.003cm" svg:x="11.073cm" svg:y="15.657cm" svg:viewBox="0 0 -225 -4" draw:points="0,4 3,3 11,2 24,1 42,1 64,0 87,0 112,0 137,0 161,0 183,1 200,1 214,2 222,3 225,4">
              <text:p/>
            </draw:polyline>
            <draw:polyline draw:style-name="gr1" draw:text-style-name="P1" draw:layer="layout" svg:width="-0.224cm" svg:height="-0.003cm" svg:x="11.073cm" svg:y="15.653cm" svg:viewBox="0 0 -225 -4" draw:points="225,0 222,1 214,2 200,2 183,3 161,3 137,4 112,4 87,4 64,3 42,3 24,2 11,2 3,1 0,0">
              <text:p/>
            </draw:polyline>
            <draw:line draw:style-name="gr1" draw:text-style-name="P1" draw:layer="layout" svg:x1="14.578cm" svg:y1="15.331cm" svg:x2="14.504cm" svg:y2="15.256cm">
              <text:p/>
            </draw:line>
            <draw:line draw:style-name="gr1" draw:text-style-name="P1" draw:layer="layout" svg:x1="14.504cm" svg:y1="15.257cm" svg:x2="14.504cm" svg:y2="7.17cm">
              <text:p/>
            </draw:line>
            <draw:line draw:style-name="gr1" draw:text-style-name="P1" draw:layer="layout" svg:x1="14.578cm" svg:y1="7.095cm" svg:x2="14.504cm" svg:y2="7.17cm">
              <text:p/>
            </draw:line>
            <draw:path draw:style-name="gr1" draw:text-style-name="P1" draw:layer="layout" svg:width="-0.374cm" svg:height="-0.374cm" svg:x="14.504cm" svg:y="15.631cm" svg:viewBox="0 0 -375 -375" svg:d="m375 0v0c-98 0-195 40-265 110v0c-70 69-110 167-110 265">
              <text:p/>
            </draw:path>
            <draw:line draw:style-name="gr1" draw:text-style-name="P1" draw:layer="layout" svg:x1="14.204cm" svg:y1="15.706cm" svg:x2="14.129cm" svg:y2="15.631cm">
              <text:p/>
            </draw:line>
            <draw:path draw:style-name="gr1" draw:text-style-name="P1" draw:layer="layout" svg:width="0.112cm" svg:height="0cm" svg:x="14.391cm" svg:y="15.256cm" svg:viewBox="0 0 113 0" svg:d="m0 0v0c26 0 57 0 78 0v0c22 0 34 0 35 0">
              <text:p/>
            </draw:path>
            <draw:line draw:style-name="gr1" draw:text-style-name="P1" draw:layer="layout" svg:x1="14.391cm" svg:y1="15.257cm" svg:x2="14.391cm" svg:y2="7.17cm">
              <text:p/>
            </draw:line>
            <draw:polyline draw:style-name="gr1" draw:text-style-name="P1" draw:layer="layout" svg:width="0.112cm" svg:height="0cm" svg:x="14.391cm" svg:y="7.17cm" svg:viewBox="0 0 113 0" draw:points="0,0 12,0 25,0 37,0 48,0 59,0 69,0 78,0 87,0 94,0 100,0 105,0 109,0 111,0 113,0">
              <text:p/>
            </draw:polyline>
            <draw:path draw:style-name="gr1" draw:text-style-name="P1" draw:layer="layout" svg:width="-0.374cm" svg:height="-0.374cm" svg:x="14.504cm" svg:y="7.17cm" svg:viewBox="0 0 -375 -375" svg:d="m0 0v0c0 98 40 196 110 265v0c70 70 167 110 265 110">
              <text:p/>
            </draw:path>
            <draw:line draw:style-name="gr1" draw:text-style-name="P1" draw:layer="layout" svg:x1="14.204cm" svg:y1="6.721cm" svg:x2="14.129cm" svg:y2="6.795cm">
              <text:p/>
            </draw:line>
            <draw:polyline draw:style-name="gr1" draw:text-style-name="P1" draw:layer="layout" svg:width="0cm" svg:height="0.112cm" svg:x="14.129cm" svg:y="15.518cm" svg:viewBox="0 0 0 113" draw:points="0,0 0,13 0,25 0,37 0,48 0,59 0,69 0,78 0,87 0,94 0,100 0,105 0,109 0,112 0,113">
              <text:p/>
            </draw:polyline>
            <draw:path draw:style-name="gr1" draw:text-style-name="P1" draw:layer="layout" svg:width="-0.261cm" svg:height="-0.261cm" svg:x="14.391cm" svg:y="15.518cm" svg:viewBox="0 0 -262 -262" svg:d="m262 0v0c-68-1-137 27-185 77v0c-50 48-77 117-77 185">
              <text:p/>
            </draw:path>
            <draw:line draw:style-name="gr1" draw:text-style-name="P1" draw:layer="layout" svg:x1="7.868cm" svg:y1="15.706cm" svg:x2="7.942cm" svg:y2="15.631cm">
              <text:p/>
            </draw:line>
            <draw:line draw:style-name="gr1" draw:text-style-name="P1" draw:layer="layout" svg:x1="7.942cm" svg:y1="15.631cm" svg:x2="14.13cm" svg:y2="15.631cm">
              <text:p/>
            </draw:line>
            <draw:line draw:style-name="gr1" draw:text-style-name="P1" draw:layer="layout" svg:x1="7.942cm" svg:y1="15.518cm" svg:x2="14.13cm" svg:y2="15.518cm">
              <text:p/>
            </draw:line>
            <draw:path draw:style-name="gr1" draw:text-style-name="P1" draw:layer="layout" svg:width="-0.261cm" svg:height="-0.261cm" svg:x="7.942cm" svg:y="15.518cm" svg:viewBox="0 0 -262 -262" svg:d="m262 262v0c0-68-28-137-77-185v0c-49-50-117-78-185-77">
              <text:p/>
            </draw:path>
            <draw:line draw:style-name="gr1" draw:text-style-name="P1" draw:layer="layout" svg:x1="7.68cm" svg:y1="7.17cm" svg:x2="7.68cm" svg:y2="15.257cm">
              <text:p/>
            </draw:line>
            <draw:path draw:style-name="gr1" draw:text-style-name="P1" draw:layer="layout" svg:width="-0.261cm" svg:height="-0.261cm" svg:x="7.942cm" svg:y="7.17cm" svg:viewBox="0 0 -262 -262" svg:d="m0 262v0c68 1 136-27 185-77v0c49-48 77-117 77-185">
              <text:p/>
            </draw:path>
            <draw:path draw:style-name="gr1" draw:text-style-name="P1" draw:layer="layout" svg:width="-0.261cm" svg:height="-0.261cm" svg:x="14.391cm" svg:y="7.17cm" svg:viewBox="0 0 -262 -262" svg:d="m0 0v0c0 68 27 137 77 185v0c48 50 117 78 185 77">
              <text:p/>
            </draw:path>
            <draw:line draw:style-name="gr1" draw:text-style-name="P1" draw:layer="layout" svg:x1="14.13cm" svg:y1="6.908cm" svg:x2="7.942cm" svg:y2="6.908cm">
              <text:p/>
            </draw:line>
            <draw:path draw:style-name="gr1" draw:text-style-name="P1" draw:layer="layout" svg:width="0cm" svg:height="0.112cm" svg:x="14.129cm" svg:y="6.795cm" svg:viewBox="0 0 0 113" svg:d="m0 113v0c0-26 0-57 0-78v0c0-23 0-34 0-35">
              <text:p/>
            </draw:path>
            <draw:line draw:style-name="gr1" draw:text-style-name="P1" draw:layer="layout" svg:x1="14.13cm" svg:y1="6.795cm" svg:x2="7.942cm" svg:y2="6.795cm">
              <text:p/>
            </draw:line>
            <draw:line draw:style-name="gr1" draw:text-style-name="P1" draw:layer="layout" svg:x1="7.868cm" svg:y1="6.721cm" svg:x2="7.942cm" svg:y2="6.795cm">
              <text:p/>
            </draw:line>
            <draw:path draw:style-name="gr1" draw:text-style-name="P1" draw:layer="layout" svg:width="-0.373cm" svg:height="-0.374cm" svg:x="7.942cm" svg:y="7.17cm" svg:viewBox="0 0 -374 -375" svg:d="m0 375v0c98 0 195-40 265-110v0c69-69 110-167 109-265">
              <text:p/>
            </draw:path>
            <draw:line draw:style-name="gr1" draw:text-style-name="P1" draw:layer="layout" svg:x1="7.493cm" svg:y1="7.095cm" svg:x2="7.568cm" svg:y2="7.17cm">
              <text:p/>
            </draw:line>
            <draw:line draw:style-name="gr1" draw:text-style-name="P1" draw:layer="layout" svg:x1="7.568cm" svg:y1="7.17cm" svg:x2="7.568cm" svg:y2="15.257cm">
              <text:p/>
            </draw:line>
            <draw:line draw:style-name="gr1" draw:text-style-name="P1" draw:layer="layout" svg:x1="7.493cm" svg:y1="15.331cm" svg:x2="7.568cm" svg:y2="15.256cm">
              <text:p/>
            </draw:line>
            <draw:path draw:style-name="gr1" draw:text-style-name="P1" draw:layer="layout" svg:width="-0.373cm" svg:height="-0.374cm" svg:x="7.942cm" svg:y="15.631cm" svg:viewBox="0 0 -374 -375" svg:d="m374 375v0c1-98-40-196-109-265v0c-70-70-167-110-265-110">
              <text:p/>
            </draw:path>
            <draw:polyline draw:style-name="gr1" draw:text-style-name="P1" draw:layer="layout" svg:width="0cm" svg:height="0.112cm" svg:x="7.942cm" svg:y="15.518cm" svg:viewBox="0 0 0 113" draw:points="0,0 0,13 0,25 0,37 0,48 0,59 0,69 0,78 0,87 0,94 0,100 0,105 0,109 0,112 0,113">
              <text:p/>
            </draw:polyline>
            <draw:polyline draw:style-name="gr1" draw:text-style-name="P1" draw:layer="layout" svg:width="0.111cm" svg:height="0cm" svg:x="7.568cm" svg:y="15.256cm" svg:viewBox="0 0 112 0" draw:points="112,0 100,0 88,0 76,0 64,0 53,0 43,0 34,0 26,0 18,0 12,0 7,0 3,0 1,0 0,0">
              <text:p/>
            </draw:polyline>
            <draw:polyline draw:style-name="gr1" draw:text-style-name="P1" draw:layer="layout" svg:width="0.111cm" svg:height="0cm" svg:x="7.568cm" svg:y="7.17cm" svg:viewBox="0 0 112 0" draw:points="112,0 34,0 0,0">
              <text:p/>
            </draw:polyline>
            <draw:polyline draw:style-name="gr1" draw:text-style-name="P1" draw:layer="layout" svg:width="0cm" svg:height="0.112cm" svg:x="7.942cm" svg:y="6.795cm" svg:viewBox="0 0 0 113" draw:points="0,113 0,100 0,88 0,76 0,65 0,54 0,44 0,35 0,26 0,19 0,13 0,8 0,4 0,1 0,0">
              <text:p/>
            </draw:polyline>
          </draw:g>
        </draw:g>
        <draw:measure draw:style-name="gr48" draw:text-style-name="P7" draw:layer="layout" svg:x1="7.477cm" svg:y1="6.807cm" svg:x2="14.602cm" svg:y2="6.807cm">
          <text:p text:style-name="P7"><text:span text:style-name="T1">94,5</text:span></text:p>
        </draw:measure>
        <draw:measure draw:style-name="gr49" draw:text-style-name="P2" draw:layer="layout" svg:x1="7.789cm" svg:y1="6.716cm" svg:x2="7.787cm" svg:y2="15.732cm">
          <text:p text:style-name="P2"><text:span text:style-name="T1">120,0</text:span></text:p>
        </draw:measure>
        <draw:measure draw:style-name="gr50" draw:text-style-name="P7" draw:layer="layout" svg:x1="7.477cm" svg:y1="8.994cm" svg:x2="9.177cm" svg:y2="8.994cm">
          <text:p text:style-name="P7"><text:span text:style-name="T1">22,49</text:span></text:p>
        </draw:measure>
        <draw:measure draw:style-name="gr51" draw:text-style-name="P2" draw:layer="layout" svg:x1="9.068cm" svg:y1="8.935cm" svg:x2="9.068cm" svg:y2="15.729cm">
          <text:p text:style-name="P2"><text:span text:style-name="T1">90,35</text:span></text:p>
        </draw:measure>
        <draw:measure draw:style-name="gr52" draw:text-style-name="P7" draw:layer="layout" svg:x1="9.055cm" svg:y1="7.982cm" svg:x2="9.055cm" svg:y2="15.729cm">
          <text:p text:style-name="P7"><text:span text:style-name="T1">103,05</text:span></text:p>
        </draw:measure>
        <draw:frame draw:style-name="gr9" draw:text-style-name="P3" draw:layer="layout" svg:width="1.779cm" svg:height="0.64cm" svg:x="9.335cm" svg:y="8.594cm">
          <draw:text-box>
            <text:p><text:span text:style-name="T2">Ø</text:span><text:span text:style-name="T3">=5,25</text:span></text:p>
          </draw:text-box>
        </draw:frame>
        <draw:frame draw:style-name="gr9" draw:text-style-name="P3" draw:layer="layout" svg:width="1.713cm" svg:height="0.64cm" svg:x="9.564cm" svg:y="7.369cm">
          <draw:text-box>
            <text:p><text:span text:style-name="T2">Ø</text:span><text:span text:style-name="T3">=13,0</text:span></text:p>
          </draw:text-box>
        </draw:frame>
        <draw:frame draw:style-name="gr22" draw:text-style-name="P3" draw:layer="layout" svg:width="5.13cm" svg:height="1.875cm" svg:x="8.514cm" svg:y="16.444cm">
          <draw:text-box>
            <text:p><text:span text:style-name="T9">BACK VIEW</text:span></text:p>
            <text:p><text:span text:style-name="T9">(ZUR</text:span><text:span text:style-name="T10">Ü</text:span><text:span text:style-name="T9">CK)</text:span></text:p>
          </draw:text-box>
        </draw:frame>
        <draw:frame draw:style-name="gr23" draw:text-style-name="P4" draw:layer="layout" svg:width="15.062cm" svg:height="1.596cm" svg:x="1.381cm" svg:y="1.254cm">
          <draw:text-box>
            <text:p><text:span text:style-name="T6">ENCLOSURE DETAIL</text:span></text:p>
          </draw:text-box>
        </draw:frame>
        <draw:frame draw:style-name="gr22" draw:text-style-name="P3" draw:layer="layout" svg:width="5.791cm" svg:height="1.875cm" svg:x="9.414cm" svg:y="2.932cm">
          <draw:text-box>
            <text:p><text:span text:style-name="T9">TOP VIEW</text:span></text:p>
            <text:p><text:span text:style-name="T9">(OBEN)</text:span></text:p>
          </draw:text-box>
        </draw:frame>
        <draw:frame draw:style-name="gr36" draw:text-style-name="P3" draw:layer="layout" svg:width="6.629cm" svg:height="1.143cm" svg:x="2.244cm" svg:y="2.371cm">
          <draw:text-box>
            <text:p><text:span text:style-name="T9">All units in mm</text:span></text:p>
          </draw:text-box>
        </draw:frame>
        <draw:line draw:style-name="gr37" draw:text-style-name="P1" draw:layer="layout" svg:x1="9.177cm" svg:y1="8.994cm" svg:x2="9.177cm" svg:y2="8.894cm">
          <text:p/>
        </draw:line>
        <draw:line draw:style-name="gr37" draw:text-style-name="P1" draw:layer="layout" svg:x1="9.127cm" svg:y1="8.944cm" svg:x2="9.227cm" svg:y2="8.944cm">
          <text:p/>
        </draw:line>
        <draw:line draw:style-name="gr37" draw:text-style-name="P1" draw:layer="layout" svg:x1="9.168cm" svg:y1="8.042cm" svg:x2="9.168cm" svg:y2="7.942cm">
          <text:p/>
        </draw:line>
        <draw:line draw:style-name="gr37" draw:text-style-name="P1" draw:layer="layout" svg:x1="9.118cm" svg:y1="7.992cm" svg:x2="9.218cm" svg:y2="7.992cm">
          <text:p/>
        </draw:line>
        <draw:line draw:style-name="gr37" draw:text-style-name="P1" draw:layer="layout" svg:x1="13.272cm" svg:y1="22.677cm" svg:x2="13.272cm" svg:y2="22.777cm">
          <text:p/>
        </draw:line>
        <draw:line draw:style-name="gr37" draw:text-style-name="P1" draw:layer="layout" svg:x1="13.322cm" svg:y1="22.727cm" svg:x2="13.222cm" svg:y2="22.727cm">
          <text:p/>
        </draw:line>
        <draw:line draw:style-name="gr37" draw:text-style-name="P1" draw:layer="layout" svg:x1="11.247cm" svg:y1="22.115cm" svg:x2="11.247cm" svg:y2="22.215cm">
          <text:p/>
        </draw:line>
        <draw:line draw:style-name="gr37" draw:text-style-name="P1" draw:layer="layout" svg:x1="11.297cm" svg:y1="22.165cm" svg:x2="11.197cm" svg:y2="22.165cm">
          <text:p/>
        </draw:line>
        <draw:line draw:style-name="gr37" draw:text-style-name="P1" draw:layer="layout" svg:x1="10.609cm" svg:y1="22.765cm" svg:x2="10.609cm" svg:y2="22.865cm">
          <text:p/>
        </draw:line>
        <draw:line draw:style-name="gr37" draw:text-style-name="P1" draw:layer="layout" svg:x1="10.659cm" svg:y1="22.815cm" svg:x2="10.559cm" svg:y2="22.815cm">
          <text:p/>
        </draw:line>
        <draw:line draw:style-name="gr37" draw:text-style-name="P1" draw:layer="layout" svg:x1="9.359cm" svg:y1="22.677cm" svg:x2="9.359cm" svg:y2="22.777cm">
          <text:p/>
        </draw:line>
        <draw:line draw:style-name="gr37" draw:text-style-name="P1" draw:layer="layout" svg:x1="9.409cm" svg:y1="22.727cm" svg:x2="9.309cm" svg:y2="22.727cm">
          <text:p/>
        </draw:line>
        <draw:g>
          <draw:line draw:style-name="gr1" draw:text-style-name="P1" draw:layer="layout" svg:x1="14.864cm" svg:y1="23.661cm" svg:x2="14.79cm" svg:y2="21.523cm">
            <text:p/>
          </draw:line>
          <draw:polyline draw:style-name="gr1" draw:text-style-name="P1" draw:layer="layout" svg:width="0.373cm" svg:height="0cm" svg:x="14.49cm" svg:y="23.661cm" svg:viewBox="0 0 374 0" draw:points="374,0 372,0 365,0 353,0 337,0 317,0 293,0 265,0 233,0 199,0 162,0 123,0 83,0 42,0 0,0">
            <text:p/>
          </draw:polyline>
          <draw:polyline draw:style-name="gr1" draw:text-style-name="P1" draw:layer="layout" svg:width="0.374cm" svg:height="0cm" svg:x="7.779cm" svg:y="23.661cm" svg:viewBox="0 0 375 0" draw:points="0,0 2,0 9,0 21,0 37,0 57,0 82,0 110,0 141,0 175,0 212,0 251,0 291,0 333,0 375,0">
            <text:p/>
          </draw:polyline>
          <draw:line draw:style-name="gr1" draw:text-style-name="P1" draw:layer="layout" svg:x1="8.154cm" svg:y1="23.661cm" svg:x2="8.92cm" svg:y2="23.661cm">
            <text:p/>
          </draw:line>
          <draw:line draw:style-name="gr1" draw:text-style-name="P1" draw:layer="layout" svg:x1="8.92cm" svg:y1="23.661cm" svg:x2="9.82cm" svg:y2="23.661cm">
            <text:p/>
          </draw:line>
          <draw:line draw:style-name="gr1" draw:text-style-name="P1" draw:layer="layout" svg:x1="12.823cm" svg:y1="23.661cm" svg:x2="13.723cm" svg:y2="23.661cm">
            <text:p/>
          </draw:line>
          <draw:line draw:style-name="gr1" draw:text-style-name="P1" draw:layer="layout" svg:x1="13.723cm" svg:y1="23.661cm" svg:x2="14.49cm" svg:y2="23.661cm">
            <text:p/>
          </draw:line>
          <draw:polyline draw:style-name="gr1" draw:text-style-name="P1" draw:layer="layout" svg:width="0.261cm" svg:height="0cm" svg:x="14.415cm" svg:y="21.415cm" svg:viewBox="0 0 262 0" draw:points="0,0 185,0 262,0">
            <text:p/>
          </draw:polyline>
          <draw:path draw:style-name="gr1" draw:text-style-name="P1" draw:layer="layout" svg:width="-0.112cm" svg:height="-0.107cm" svg:x="14.79cm" svg:y="21.523cm" svg:viewBox="0 0 -113 -108" svg:d="m113 108v0c-26 1-57-10-78-31v0c-22-21-34-51-35-77">
            <text:p/>
          </draw:path>
          <draw:line draw:style-name="gr1" draw:text-style-name="P1" draw:layer="layout" svg:x1="8.92cm" svg:y1="22.763cm" svg:x2="8.92cm" svg:y2="23.661cm">
            <text:p/>
          </draw:line>
          <draw:polyline draw:style-name="gr1" draw:text-style-name="P1" draw:layer="layout" svg:width="-0.899cm" svg:height="-0.449cm" svg:x="9.82cm" svg:y="22.763cm" svg:viewBox="0 0 -900 -450" draw:points="900,0 889,101 855,196 802,281 731,352 645,406 550,439 450,450 350,439 255,406 169,352 98,281 45,196 11,101 0,0">
            <text:p/>
          </draw:polyline>
          <draw:line draw:style-name="gr1" draw:text-style-name="P1" draw:layer="layout" svg:x1="9.82cm" svg:y1="23.661cm" svg:x2="9.82cm" svg:y2="22.763cm">
            <text:p/>
          </draw:line>
          <draw:line draw:style-name="gr1" draw:text-style-name="P1" draw:layer="layout" svg:x1="9.82cm" svg:y1="23.661cm" svg:x2="12.824cm" svg:y2="23.661cm">
            <text:p/>
          </draw:line>
          <draw:line draw:style-name="gr1" draw:text-style-name="P1" draw:layer="layout" svg:x1="12.823cm" svg:y1="23.661cm" svg:x2="12.823cm" svg:y2="22.763cm">
            <text:p/>
          </draw:line>
          <draw:polyline draw:style-name="gr1" draw:text-style-name="P1" draw:layer="layout" svg:width="-0.899cm" svg:height="-0.449cm" svg:x="13.723cm" svg:y="22.763cm" svg:viewBox="0 0 -900 -450" draw:points="900,0 888,101 855,196 802,281 730,352 645,406 550,439 450,450 350,439 254,406 169,352 98,281 44,196 11,101 0,0">
            <text:p/>
          </draw:polyline>
          <draw:line draw:style-name="gr1" draw:text-style-name="P1" draw:layer="layout" svg:x1="13.723cm" svg:y1="22.763cm" svg:x2="13.723cm" svg:y2="23.661cm">
            <text:p/>
          </draw:line>
          <draw:polygon draw:style-name="gr3" draw:text-style-name="P1" draw:layer="layout" svg:width="-0.224cm" svg:height="-0.217cm" svg:x="11.359cm" svg:y="22.272cm" svg:viewBox="0 0 -225 -218" draw:points="0,108 11,61 42,22 87,0 137,0 183,22 214,61 225,108 214,157 183,196 137,218 87,218 42,196 11,157">
            <text:p/>
          </draw:polygon>
          <draw:polygon draw:style-name="gr3" draw:text-style-name="P1" draw:layer="layout" svg:width="-0.749cm" svg:height="-0.729cm" svg:x="10.983cm" svg:y="23.183cm" svg:viewBox="0 0 -750 -730" draw:points="0,365 37,203 141,72 291,0 458,0 609,72 713,203 750,365 713,527 609,657 458,730 291,730 141,657 37,527">
            <text:p/>
          </draw:polygon>
          <draw:line draw:style-name="gr1" draw:text-style-name="P1" draw:layer="layout" svg:x1="8.228cm" svg:y1="21.415cm" svg:x2="14.416cm" svg:y2="21.415cm">
            <text:p/>
          </draw:line>
          <draw:polyline draw:style-name="gr1" draw:text-style-name="P1" draw:layer="layout" svg:width="0.261cm" svg:height="0cm" svg:x="7.966cm" svg:y="21.415cm" svg:viewBox="0 0 262 0" draw:points="0,0 77,0 262,0">
            <text:p/>
          </draw:polyline>
          <draw:path draw:style-name="gr1" draw:text-style-name="P1" draw:layer="layout" svg:width="-0.112cm" svg:height="-0.107cm" svg:x="14.79cm" svg:y="21.523cm" svg:viewBox="0 0 -113 -108" svg:d="m113 108v0c-58 0-111-51-113-108">
            <text:p/>
          </draw:path>
          <draw:line draw:style-name="gr1" draw:text-style-name="P1" draw:layer="layout" svg:x1="7.779cm" svg:y1="23.661cm" svg:x2="7.854cm" svg:y2="21.523cm">
            <text:p/>
          </draw:line>
          <draw:path draw:style-name="gr1" draw:text-style-name="P1" draw:layer="layout" svg:width="-0.111cm" svg:height="-0.107cm" svg:x="7.966cm" svg:y="21.523cm" svg:viewBox="0 0 -112 -108" svg:d="m0 108v0c58 0 110-51 112-108">
            <text:p/>
          </draw:path>
          <draw:path draw:style-name="gr1" draw:text-style-name="P1" draw:layer="layout" svg:width="-0.374cm" svg:height="-0.001cm" svg:x="14.79cm" svg:y="21.523cm" svg:viewBox="0 0 -375 -2" svg:d="m375 0v0c-98 1-195 2-265 2v0c-70 0-110-1-110-2">
            <text:p/>
          </draw:path>
          <draw:line draw:style-name="gr1" draw:text-style-name="P1" draw:layer="layout" svg:x1="14.49cm" svg:y1="23.661cm" svg:x2="14.415cm" svg:y2="21.523cm">
            <text:p/>
          </draw:line>
          <draw:path draw:style-name="gr1" draw:text-style-name="P1" draw:layer="layout" svg:width="-0.112cm" svg:height="-0.107cm" svg:x="14.79cm" svg:y="21.523cm" svg:viewBox="0 0 -113 -108" svg:d="m113 108v0c-26 1-57-10-78-31v0c-22-21-34-51-35-77">
            <text:p/>
          </draw:path>
          <draw:path draw:style-name="gr1" draw:text-style-name="P1" draw:layer="layout" svg:width="-0.112cm" svg:height="-0.107cm" svg:x="14.79cm" svg:y="21.523cm" svg:viewBox="0 0 -113 -108" svg:d="m113 108v0c-58 0-111-51-113-108">
            <text:p/>
          </draw:path>
          <draw:path draw:style-name="gr1" draw:text-style-name="P1" draw:layer="layout" svg:width="-0.374cm" svg:height="-0.001cm" svg:x="14.79cm" svg:y="21.523cm" svg:viewBox="0 0 -375 -2" svg:d="m0 0v0c0 1 40 2 110 2v0c70 0 167-1 265-2">
            <text:p/>
          </draw:path>
          <draw:polyline draw:style-name="gr1" draw:text-style-name="P1" draw:layer="layout" svg:width="0cm" svg:height="0.107cm" svg:x="14.415cm" svg:y="21.415cm" svg:viewBox="0 0 0 108" draw:points="0,0 0,0 0,2 0,6 0,10 0,16 0,23 0,31 0,40 0,50 0,61 0,72 0,84 0,96 0,108">
            <text:p/>
          </draw:polyline>
          <draw:line draw:style-name="gr1" draw:text-style-name="P1" draw:layer="layout" svg:x1="8.154cm" svg:y1="23.661cm" svg:x2="8.228cm" svg:y2="21.523cm">
            <text:p/>
          </draw:line>
          <draw:line draw:style-name="gr1" draw:text-style-name="P1" draw:layer="layout" svg:x1="8.228cm" svg:y1="21.523cm" svg:x2="14.416cm" svg:y2="21.523cm">
            <text:p/>
          </draw:line>
          <draw:path draw:style-name="gr1" draw:text-style-name="P1" draw:layer="layout" svg:width="-0.373cm" svg:height="-0.001cm" svg:x="8.228cm" svg:y="21.523cm" svg:viewBox="0 0 -374 -2" svg:d="m0 0v0c98 1 195 2 265 2v0c69 0 110-1 109-2">
            <text:p/>
          </draw:path>
          <draw:path draw:style-name="gr1" draw:text-style-name="P1" draw:layer="layout" svg:width="-0.373cm" svg:height="-0.001cm" svg:x="8.228cm" svg:y="21.523cm" svg:viewBox="0 0 -374 -2" svg:d="m374 0v0c1 1-40 2-109 2v0c-70 0-167-1-265-2">
            <text:p/>
          </draw:path>
          <draw:polyline draw:style-name="gr1" draw:text-style-name="P1" draw:layer="layout" svg:width="0cm" svg:height="0.107cm" svg:x="8.228cm" svg:y="21.415cm" svg:viewBox="0 0 0 108" draw:points="0,0 0,0 0,2 0,6 0,10 0,16 0,23 0,31 0,40 0,50 0,61 0,72 0,84 0,96 0,108">
            <text:p/>
          </draw:polyline>
        </draw:g>
        <draw:frame draw:style-name="gr38" draw:text-style-name="P5" draw:layer="layout" svg:width="5.428cm" svg:height="1.807cm" svg:x="17.184cm" svg:y="25.525cm">
          <draw:text-box>
            <text:p><text:span text:style-name="T7">Engineers:</text:span></text:p>
            <text:p><text:span text:style-name="T7"><text:s text:c="2"/></text:span><text:span text:style-name="T7">Marshall Taylor</text:span></text:p>
            <text:p><text:span text:style-name="T7"><text:s text:c="2"/></text:span><text:span text:style-name="T7">Byron Jacquot</text:span></text:p>
            <text:p><text:span text:style-name="T7"/></text:p>
          </draw:text-box>
        </draw:frame>
        <draw:rect draw:style-name="gr39" draw:text-style-name="P1" draw:layer="layout" svg:width="8.203cm" svg:height="1.49cm" svg:x="12.387cm" svg:y="25.45cm">
          <text:p/>
        </draw:rect>
        <draw:frame draw:style-name="gr40" draw:text-style-name="P6" draw:layer="layout" svg:width="5.428cm" svg:height="1.865cm" svg:x="12.534cm" svg:y="25.4cm">
          <draw:text-box>
            <text:p><text:span text:style-name="T11">Sparkfun Proto Pedal</text:span></text:p>
            <text:p><text:span text:style-name="T7"><text:s text:c="2"/></text:span><text:span text:style-name="T7">V1.0</text:span></text:p>
            <text:p><text:span text:style-name="T7"><text:s text:c="2"/></text:span><text:span text:style-name="T7">MAR 10 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shall Taylor</meta:initial-creator>
    <meta:creation-date>2016-03-09T11:42:35.04</meta:creation-date>
    <dc:date>2016-03-10T13:49:21.61</dc:date>
    <dc:creator>Marshall Taylor</dc:creator>
    <meta:editing-duration>PT22H2M1S</meta:editing-duration>
    <meta:editing-cycles>10</meta:editing-cycles>
    <meta:generator>OpenOffice.org/3.3$Win32 OpenOffice.org_project/330m20$Build-9567</meta:generator>
    <meta:printed-by>Marshall Taylor</meta:printed-by>
    <meta:print-date>2016-03-09T16:33:18.01</meta:print-date>
    <meta:document-statistic meta:object-count="1160"/>
  </office:meta>
</office:document-meta>
</file>